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0.75pt" table:align="right"/>
    </style:style>
    <style:style style:name="Table1.A" style:family="table-column">
      <style:table-column-properties style:column-width="216pt"/>
    </style:style>
    <style:style style:name="Table1.B" style:family="table-column">
      <style:table-column-properties style:column-width="234.75pt"/>
    </style:style>
    <style:style style:name="Table1.A1" style:family="table-cell">
      <style:table-cell-properties fo:padding="2.75pt" fo:border-left="none" fo:border-right="0.05pt solid #000000" fo:border-top="none" fo:border-bottom="none"/>
    </style:style>
    <style:style style:name="Table1.B1" style:family="table-cell">
      <style:table-cell-properties fo:padding="2.75pt" fo:border="none"/>
    </style:style>
    <style:style style:name="P1" style:family="paragraph" style:parent-style-name="Footer">
      <style:text-properties style:font-name="DejaVu Sans" fo:font-size="8pt" officeooo:rsid="0014cb17" officeooo:paragraph-rsid="0014cb17" style:font-size-asian="8pt" style:font-size-complex="8pt"/>
    </style:style>
    <style:style style:name="P2" style:family="paragraph" style:parent-style-name="Standard">
      <style:paragraph-properties fo:text-align="center" style:justify-single-word="false"/>
      <style:text-properties style:font-name="DejaVu Sans" fo:font-size="11pt" fo:font-weight="bold" officeooo:rsid="00083208" officeooo:paragraph-rsid="00083208" style:font-size-asian="11pt" style:font-weight-asian="bold" style:font-size-complex="11pt" style:font-weight-complex="bold"/>
    </style:style>
    <style:style style:name="P3" style:family="paragraph" style:parent-style-name="Standard" style:master-page-name="">
      <style:paragraph-properties fo:margin-top="18pt" fo:margin-bottom="0pt" style:contextual-spacing="false" style:page-number="auto"/>
      <style:text-properties style:font-name="DejaVu Sans" fo:font-size="14pt" fo:font-weight="bold" officeooo:rsid="00083208" officeooo:paragraph-rsid="00083208" style:font-size-asian="14pt" style:font-weight-asian="bold" style:font-size-complex="14pt" style:font-weight-complex="bold"/>
    </style:style>
    <style:style style:name="P4" style:family="paragraph" style:parent-style-name="Standard" style:master-page-name="">
      <style:paragraph-properties fo:text-align="center" style:justify-single-word="false" style:page-number="auto"/>
      <style:text-properties style:font-name="DejaVu Sans" fo:font-size="14pt" fo:font-weight="bold" officeooo:rsid="000e8d04" officeooo:paragraph-rsid="00083208" style:font-size-asian="14pt" style:font-weight-asian="bold" style:font-size-complex="14pt" style:font-weight-complex="bold"/>
    </style:style>
    <style:style style:name="P5" style:family="paragraph" style:parent-style-name="Standard">
      <style:paragraph-properties fo:margin-top="6.01pt" fo:margin-bottom="0pt" style:contextual-spacing="false"/>
      <style:text-properties style:font-name="DejaVu Sans" fo:font-size="10.5pt" fo:font-weight="normal" officeooo:rsid="0008cbf6" officeooo:paragraph-rsid="0008cbf6" style:font-size-asian="10.5pt" style:font-weight-asian="normal" style:font-size-complex="10.5pt" style:font-weight-complex="normal"/>
    </style:style>
    <style:style style:name="P6" style:family="paragraph" style:parent-style-name="Standard" style:master-page-name="">
      <style:paragraph-properties fo:margin-left="0pt" fo:margin-right="-11.99pt" fo:margin-top="6.01pt" fo:margin-bottom="0pt" style:contextual-spacing="false" fo:text-indent="0pt" style:auto-text-indent="false" style:page-number="auto"/>
      <style:text-properties style:font-name="DejaVu Sans" fo:font-size="10.5pt" fo:font-weight="normal" officeooo:rsid="0008cbf6" officeooo:paragraph-rsid="0008cbf6" style:font-size-asian="10.5pt" style:font-weight-asian="normal" style:font-size-complex="10.5pt" style:font-weight-complex="normal"/>
    </style:style>
    <style:style style:name="P7" style:family="paragraph" style:parent-style-name="Standard">
      <style:paragraph-properties fo:margin-left="0pt" fo:margin-right="-11.99pt" fo:margin-top="6.01pt" fo:margin-bottom="0pt" style:contextual-spacing="false" fo:text-indent="0pt" style:auto-text-indent="false"/>
      <style:text-properties style:font-name="DejaVu Sans" fo:font-size="10.5pt" fo:font-weight="normal" officeooo:rsid="0008cbf6" officeooo:paragraph-rsid="0008cbf6" style:font-size-asian="10.5pt" style:font-weight-asian="normal" style:font-size-complex="10.5pt" style:font-weight-complex="normal"/>
    </style:style>
    <style:style style:name="P8" style:family="paragraph" style:parent-style-name="Standard">
      <style:paragraph-properties fo:margin-left="0pt" fo:margin-right="-11.99pt" fo:margin-top="6.01pt" fo:margin-bottom="0pt" style:contextual-spacing="false" fo:text-indent="0pt" style:auto-text-indent="false"/>
      <style:text-properties style:font-name="DejaVu Sans" fo:font-size="10.5pt" fo:font-weight="normal" officeooo:rsid="000c70d4" officeooo:paragraph-rsid="000c70d4" style:font-size-asian="10.5pt" style:font-weight-asian="normal" style:font-size-complex="10.5pt" style:font-weight-complex="normal"/>
    </style:style>
    <style:style style:name="P9" style:family="paragraph" style:parent-style-name="Standard" style:master-page-name="">
      <style:paragraph-properties fo:margin-left="11.99pt" fo:margin-right="0pt" fo:margin-top="6.01pt" fo:margin-bottom="0pt" style:contextual-spacing="false" fo:keep-together="always" fo:text-indent="0pt" style:auto-text-indent="false" style:page-number="auto" fo:keep-with-next="always"/>
      <style:text-properties style:font-name="DejaVu Sans" fo:font-size="11pt" fo:font-weight="normal" officeooo:rsid="000d3f74" officeooo:paragraph-rsid="000d3f74" style:font-size-asian="9.60000038146973pt" style:font-weight-asian="normal" style:font-size-complex="11pt" style:font-weight-complex="normal"/>
    </style:style>
    <style:style style:name="P10" style:family="paragraph" style:parent-style-name="Standard" style:master-page-name="">
      <style:paragraph-properties fo:margin-left="11.99pt" fo:margin-right="0pt" fo:margin-top="6.01pt" fo:margin-bottom="0pt" style:contextual-spacing="false" fo:keep-together="always" fo:text-indent="0pt" style:auto-text-indent="false" style:page-number="auto" fo:keep-with-next="always"/>
      <style:text-properties style:font-name="DejaVu Sans" fo:font-size="11pt" fo:font-weight="normal" officeooo:rsid="000c70d4" officeooo:paragraph-rsid="000c70d4" style:font-size-asian="9.60000038146973pt" style:font-weight-asian="normal" style:font-size-complex="11pt" style:font-weight-complex="normal"/>
    </style:style>
    <style:style style:name="P11" style:family="paragraph" style:parent-style-name="Standard" style:master-page-name="">
      <style:paragraph-properties fo:margin-left="11.99pt" fo:margin-right="-11.99pt" fo:margin-top="6.01pt" fo:margin-bottom="0pt" style:contextual-spacing="false" fo:keep-together="always" fo:text-indent="0pt" style:auto-text-indent="false" style:page-number="auto" fo:keep-with-next="always"/>
      <style:text-properties style:font-name="DejaVu Sans" fo:font-size="11pt" fo:font-weight="normal" officeooo:rsid="000d3f74" officeooo:paragraph-rsid="000d3f74" style:font-size-asian="9.60000038146973pt" style:font-weight-asian="normal" style:font-size-complex="11pt" style:font-weight-complex="normal"/>
    </style:style>
    <style:style style:name="P12" style:family="paragraph" style:parent-style-name="Standard" style:master-page-name="">
      <style:paragraph-properties fo:margin-left="0pt" fo:margin-right="0pt" fo:margin-top="6.01pt" fo:margin-bottom="0pt" style:contextual-spacing="false" fo:text-align="center" style:justify-single-word="false" fo:text-indent="0pt" style:auto-text-indent="false" style:page-number="auto" fo:keep-with-next="always"/>
      <style:text-properties style:font-name="DejaVu Sans" fo:font-size="11pt" fo:font-weight="normal" officeooo:rsid="000c70d4" officeooo:paragraph-rsid="000c70d4" style:font-size-asian="11pt" style:font-weight-asian="normal" style:font-size-complex="11pt" style:font-weight-complex="normal"/>
    </style:style>
    <style:style style:name="P13" style:family="paragraph" style:parent-style-name="Standard" style:master-page-name="">
      <style:paragraph-properties fo:margin-left="0pt" fo:margin-right="0pt" fo:margin-top="6.01pt" fo:margin-bottom="0pt" style:contextual-spacing="false" fo:text-align="start" style:justify-single-word="false" fo:text-indent="0pt" style:auto-text-indent="false" style:page-number="auto" fo:keep-with-next="always"/>
      <style:text-properties style:font-name="DejaVu Sans Mono" fo:font-size="10pt" fo:font-weight="bold" officeooo:rsid="003e38e5" officeooo:paragraph-rsid="0047c895" style:font-size-asian="8.75pt" style:font-weight-asian="bold" style:font-size-complex="10pt" style:font-weight-complex="bold"/>
    </style:style>
    <style:style style:name="P14" style:family="paragraph" style:parent-style-name="Standard" style:master-page-name="">
      <style:paragraph-properties fo:margin-left="0pt" fo:margin-right="0pt" fo:margin-top="2.01pt" fo:margin-bottom="0pt" style:contextual-spacing="false" fo:text-align="start" style:justify-single-word="false" fo:text-indent="0pt" style:auto-text-indent="false" style:page-number="auto" fo:keep-with-next="always"/>
      <style:text-properties style:font-name="DejaVu Sans Mono" fo:font-size="10pt" fo:font-weight="bold" officeooo:rsid="003c9d9c" officeooo:paragraph-rsid="0047c895" style:font-size-asian="8.75pt" style:font-weight-asian="bold" style:font-size-complex="10pt" style:font-weight-complex="bold"/>
    </style:style>
    <style:style style:name="P15" style:family="paragraph" style:parent-style-name="Standard" style:master-page-name="">
      <style:paragraph-properties fo:margin-left="0pt" fo:margin-right="0pt" fo:margin-top="0pt" fo:margin-bottom="0pt" style:contextual-spacing="false" fo:text-align="start" style:justify-single-word="false" fo:text-indent="0pt" style:auto-text-indent="false" style:page-number="auto" fo:keep-with-next="always"/>
      <style:text-properties style:font-name="DejaVu Sans Mono" fo:font-size="10pt" fo:font-weight="normal" officeooo:rsid="003c9d9c" officeooo:paragraph-rsid="0047c895" style:font-size-asian="8.75pt" style:font-weight-asian="normal" style:font-size-complex="10pt" style:font-weight-complex="normal"/>
    </style:style>
    <style:style style:name="P16" style:family="paragraph" style:parent-style-name="Standard">
      <style:paragraph-properties fo:margin-left="0pt" fo:margin-right="0pt" fo:margin-top="0.99pt" fo:margin-bottom="0pt" style:contextual-spacing="false" fo:text-align="start" style:justify-single-word="false" fo:text-indent="0pt" style:auto-text-indent="false" fo:keep-with-next="always"/>
      <style:text-properties style:font-name="DejaVu Sans Mono" fo:font-size="10pt" fo:font-weight="bold" officeooo:rsid="003e38e5" officeooo:paragraph-rsid="0047c895" style:font-size-asian="8.75pt" style:font-weight-asian="bold" style:font-size-complex="10pt" style:font-weight-complex="bold"/>
    </style:style>
    <style:style style:name="P17" style:family="paragraph" style:parent-style-name="Standard" style:master-page-name="">
      <style:paragraph-properties fo:margin-left="0pt" fo:margin-right="0pt" fo:margin-top="0.99pt" fo:margin-bottom="0pt" style:contextual-spacing="false" fo:text-align="start" style:justify-single-word="false" fo:text-indent="0pt" style:auto-text-indent="false" style:page-number="auto" fo:keep-with-next="always"/>
      <style:text-properties style:font-name="DejaVu Sans Mono" fo:font-size="10pt" fo:font-weight="bold" officeooo:rsid="003e38e5" officeooo:paragraph-rsid="0047c895" style:font-size-asian="8.75pt" style:font-weight-asian="bold" style:font-size-complex="10pt" style:font-weight-complex="bold"/>
    </style:style>
    <style:style style:name="P18" style:family="paragraph" style:parent-style-name="Footnote">
      <style:text-properties style:font-name="Liberation Sans" fo:font-size="8pt" officeooo:rsid="000edfdb" officeooo:paragraph-rsid="000edfdb" style:font-size-asian="8pt" style:font-size-complex="8pt"/>
    </style:style>
    <style:style style:name="P19" style:family="paragraph" style:parent-style-name="Footnote">
      <style:text-properties style:font-name="DejaVu Sans" fo:font-size="8pt" officeooo:rsid="000edfdb" officeooo:paragraph-rsid="000edfdb" style:font-size-asian="8pt" style:font-size-complex="8pt"/>
    </style:style>
    <style:style style:name="P20" style:family="paragraph" style:parent-style-name="Footnote">
      <style:text-properties style:font-name="DejaVu Sans" fo:font-size="8pt" officeooo:rsid="0023cd16" officeooo:paragraph-rsid="0023cd16" style:font-size-asian="8pt" style:font-size-complex="8pt"/>
    </style:style>
    <style:style style:name="P21" style:family="paragraph" style:parent-style-name="Footnote">
      <style:text-properties style:font-name="DejaVu Sans" fo:font-size="8pt" officeooo:rsid="0010ba8b" officeooo:paragraph-rsid="0010ba8b" style:font-size-asian="8pt" style:font-size-complex="8pt"/>
    </style:style>
    <style:style style:name="P22" style:family="paragraph" style:parent-style-name="Footnote">
      <style:text-properties style:font-name="DejaVu Sans" fo:font-size="8pt" officeooo:rsid="0067ad42" officeooo:paragraph-rsid="0067ad42" style:font-size-asian="8pt" style:font-size-complex="8pt"/>
    </style:style>
    <style:style style:name="P23" style:family="paragraph" style:parent-style-name="Footnote">
      <style:text-properties officeooo:rsid="0033d743" officeooo:paragraph-rsid="0033d743"/>
    </style:style>
    <style:style style:name="P24" style:family="paragraph" style:parent-style-name="Footnote">
      <style:text-properties officeooo:rsid="0047c895" officeooo:paragraph-rsid="0047c895"/>
    </style:style>
    <style:style style:name="P25" style:family="paragraph" style:parent-style-name="Footnote">
      <style:text-properties fo:font-size="9pt" officeooo:rsid="006d385f" officeooo:paragraph-rsid="006d385f" style:font-size-asian="9pt" style:font-size-complex="9pt"/>
    </style:style>
    <style:style style:name="P26" style:family="paragraph" style:parent-style-name="Standard">
      <style:paragraph-properties fo:margin-left="54pt" fo:margin-right="0pt" fo:margin-top="0pt" fo:margin-bottom="0pt" style:contextual-spacing="false" fo:text-indent="0pt" style:auto-text-indent="false"/>
      <style:text-properties style:font-name="DejaVu Sans Mono" fo:font-size="10pt" fo:font-weight="normal" officeooo:rsid="0016bc2d" officeooo:paragraph-rsid="0016bc2d" style:font-size-asian="10pt" style:font-weight-asian="normal" style:font-size-complex="10pt" style:font-weight-complex="normal"/>
    </style:style>
    <style:style style:name="P27" style:family="paragraph" style:parent-style-name="Standard">
      <style:paragraph-properties fo:margin-left="54pt" fo:margin-right="0pt" fo:margin-top="0pt" fo:margin-bottom="0pt" style:contextual-spacing="false" fo:text-indent="0pt" style:auto-text-indent="false"/>
      <style:text-properties style:font-name="DejaVu Sans Mono" fo:font-size="10pt" fo:font-weight="normal" officeooo:rsid="0016bc2d" officeooo:paragraph-rsid="001787ee" style:font-size-asian="10pt" style:font-weight-asian="normal" style:font-size-complex="10pt" style:font-weight-complex="normal"/>
    </style:style>
    <style:style style:name="P28" style:family="paragraph" style:parent-style-name="Standard">
      <style:paragraph-properties fo:margin-left="54pt" fo:margin-right="0pt" fo:margin-top="0pt" fo:margin-bottom="0pt" style:contextual-spacing="false" fo:text-indent="0pt" style:auto-text-indent="false" fo:keep-with-next="always"/>
      <style:text-properties style:font-name="DejaVu Sans Mono" fo:font-size="10pt" fo:font-weight="normal" officeooo:rsid="0016bc2d" officeooo:paragraph-rsid="001787ee" style:font-size-asian="10pt" style:font-weight-asian="normal" style:font-size-complex="10pt" style:font-weight-complex="normal"/>
    </style:style>
    <style:style style:name="P29" style:family="paragraph" style:parent-style-name="Standard">
      <style:paragraph-properties fo:margin-left="54pt" fo:margin-right="0pt" fo:margin-top="0pt" fo:margin-bottom="0pt" style:contextual-spacing="false" fo:text-indent="0pt" style:auto-text-indent="false" fo:keep-with-next="always"/>
      <style:text-properties style:font-name="DejaVu Sans Mono" fo:font-size="10pt" fo:font-weight="normal" officeooo:rsid="0016bc2d" officeooo:paragraph-rsid="0016bc2d" style:font-size-asian="10pt" style:font-weight-asian="normal" style:font-size-complex="10pt" style:font-weight-complex="normal"/>
    </style:style>
    <style:style style:name="P30" style:family="paragraph" style:parent-style-name="Standard">
      <style:paragraph-properties fo:margin-left="54pt" fo:margin-right="0pt" fo:margin-top="0pt" fo:margin-bottom="0pt" style:contextual-spacing="false" fo:text-indent="0pt" style:auto-text-indent="false" fo:keep-with-next="always"/>
      <style:text-properties style:font-name="DejaVu Sans Mono" fo:font-size="10pt" fo:font-weight="bold" officeooo:rsid="00392333" officeooo:paragraph-rsid="00392333" style:font-size-asian="10pt" style:font-weight-asian="bold" style:font-size-complex="10pt" style:font-weight-complex="bold"/>
    </style:style>
    <style:style style:name="P31" style:family="paragraph" style:parent-style-name="Standard" style:master-page-name="">
      <style:paragraph-properties fo:margin-left="54pt" fo:margin-right="0pt" fo:margin-top="0pt" fo:margin-bottom="0pt" style:contextual-spacing="false" fo:text-indent="0pt" style:auto-text-indent="false" style:page-number="auto" fo:keep-with-next="always"/>
      <style:text-properties style:font-name="DejaVu Sans Mono" fo:font-size="10pt" fo:font-weight="normal" officeooo:rsid="0016bc2d" officeooo:paragraph-rsid="001787ee" style:font-size-asian="10pt" style:font-weight-asian="normal" style:font-size-complex="10pt" style:font-weight-complex="normal"/>
    </style:style>
    <style:style style:name="P32" style:family="paragraph" style:parent-style-name="Standard" style:master-page-name="">
      <style:paragraph-properties fo:margin-left="54pt" fo:margin-right="0pt" fo:margin-top="0pt" fo:margin-bottom="0pt" style:contextual-spacing="false" fo:text-indent="0pt" style:auto-text-indent="false" style:page-number="auto" fo:keep-with-next="always"/>
      <style:text-properties style:font-name="DejaVu Sans Mono" fo:font-size="10pt" fo:font-weight="normal" officeooo:rsid="0016bc2d" officeooo:paragraph-rsid="0016bc2d" style:font-size-asian="10pt" style:font-weight-asian="normal" style:font-size-complex="10pt" style:font-weight-complex="normal"/>
    </style:style>
    <style:style style:name="P33" style:family="paragraph" style:parent-style-name="Standard">
      <style:paragraph-properties fo:margin-left="54pt" fo:margin-right="0pt" fo:margin-top="6.01pt" fo:margin-bottom="0pt" style:contextual-spacing="false" fo:text-indent="0pt" style:auto-text-indent="false" fo:keep-with-next="always"/>
      <style:text-properties style:font-name="DejaVu Sans Mono" fo:font-size="10pt" fo:font-weight="normal" officeooo:rsid="0016bc2d" officeooo:paragraph-rsid="0016bc2d" style:font-size-asian="10pt" style:font-weight-asian="normal" style:font-size-complex="10pt" style:font-weight-complex="normal"/>
    </style:style>
    <style:style style:name="P34" style:family="paragraph" style:parent-style-name="Standard">
      <style:paragraph-properties fo:margin-left="54pt" fo:margin-right="0pt" fo:margin-top="6.01pt" fo:margin-bottom="0pt" style:contextual-spacing="false" fo:text-indent="0pt" style:auto-text-indent="false" fo:keep-with-next="always"/>
      <style:text-properties style:font-name="DejaVu Sans Mono" fo:font-size="10pt" fo:font-weight="bold" officeooo:rsid="00392333" officeooo:paragraph-rsid="00392333" style:font-size-asian="10pt" style:font-weight-asian="bold" style:font-size-complex="10pt" style:font-weight-complex="bold"/>
    </style:style>
    <style:style style:name="P35" style:family="paragraph" style:parent-style-name="Standard">
      <style:paragraph-properties fo:margin-left="54pt" fo:margin-right="0pt" fo:margin-top="6.01pt" fo:margin-bottom="0pt" style:contextual-spacing="false" fo:text-indent="0pt" style:auto-text-indent="false" fo:keep-with-next="always"/>
      <style:text-properties style:font-name="DejaVu Sans Mono" fo:font-size="10pt" fo:font-weight="bold" officeooo:rsid="003bd1f3" officeooo:paragraph-rsid="003bd1f3" style:font-size-asian="10pt" style:font-weight-asian="bold" style:font-size-complex="10pt" style:font-weight-complex="bold"/>
    </style:style>
    <style:style style:name="P36" style:family="paragraph" style:parent-style-name="Standard">
      <style:paragraph-properties fo:margin-left="54pt" fo:margin-right="0pt" fo:margin-top="6.01pt" fo:margin-bottom="0pt" style:contextual-spacing="false" fo:text-indent="0pt" style:auto-text-indent="false"/>
      <style:text-properties style:font-name="DejaVu Sans" fo:font-size="11pt" fo:font-weight="normal" officeooo:rsid="0022bb1c" officeooo:paragraph-rsid="003a945a" style:font-size-asian="9.60000038146973pt" style:font-weight-asian="normal" style:font-size-complex="11pt" style:font-weight-complex="normal"/>
    </style:style>
    <style:style style:name="P37" style:family="paragraph" style:parent-style-name="Standard">
      <style:paragraph-properties fo:margin-left="54pt" fo:margin-right="0pt" fo:margin-top="6.01pt" fo:margin-bottom="0pt" style:contextual-spacing="false" fo:text-indent="0pt" style:auto-text-indent="false"/>
      <style:text-properties style:font-name="DejaVu Sans Mono" fo:font-size="10pt" fo:font-weight="bold" officeooo:rsid="0042a694" officeooo:paragraph-rsid="0042a694" style:font-size-asian="8.75pt" style:font-weight-asian="bold" style:font-size-complex="10pt" style:font-weight-complex="bold"/>
    </style:style>
    <style:style style:name="P38" style:family="paragraph" style:parent-style-name="Standard" style:master-page-name="">
      <style:paragraph-properties fo:margin-left="54pt" fo:margin-right="0pt" fo:margin-top="6.01pt" fo:margin-bottom="0pt" style:contextual-spacing="false" fo:text-indent="0pt" style:auto-text-indent="false" style:page-number="auto" fo:keep-with-next="always"/>
      <style:text-properties style:font-name="DejaVu Sans Mono" fo:font-size="10pt" fo:font-weight="bold" officeooo:rsid="003c9d9c" officeooo:paragraph-rsid="003c9d9c" style:font-size-asian="10pt" style:font-weight-asian="bold" style:font-size-complex="10pt" style:font-weight-complex="bold"/>
    </style:style>
    <style:style style:name="P39" style:family="paragraph" style:parent-style-name="Standard" style:master-page-name="">
      <style:paragraph-properties fo:margin-left="54pt" fo:margin-right="0pt" fo:margin-top="6.01pt" fo:margin-bottom="0pt" style:contextual-spacing="false" fo:text-indent="0pt" style:auto-text-indent="false" style:page-number="auto" fo:keep-with-next="always"/>
      <style:text-properties style:font-name="DejaVu Sans" fo:font-size="11pt" fo:font-weight="normal" officeooo:rsid="0022bb1c" officeooo:paragraph-rsid="003a945a" style:font-size-asian="9.60000038146973pt" style:font-weight-asian="normal" style:font-size-complex="11pt" style:font-weight-complex="normal"/>
    </style:style>
    <style:style style:name="P40" style:family="paragraph" style:parent-style-name="Standard">
      <style:paragraph-properties fo:margin-left="54pt" fo:margin-right="0pt" fo:margin-top="4pt" fo:margin-bottom="0pt" style:contextual-spacing="false" fo:text-indent="0pt" style:auto-text-indent="false"/>
      <style:text-properties style:font-name="DejaVu Sans Mono" fo:font-size="11pt" fo:font-weight="normal" officeooo:rsid="0018c3b6" officeooo:paragraph-rsid="0018c3b6" style:font-size-asian="9.60000038146973pt" style:font-weight-asian="normal" style:font-size-complex="11pt" style:font-weight-complex="normal"/>
    </style:style>
    <style:style style:name="P41" style:family="paragraph" style:parent-style-name="Standard">
      <style:paragraph-properties fo:margin-left="54pt" fo:margin-right="0pt" fo:margin-top="2.01pt" fo:margin-bottom="0pt" style:contextual-spacing="false" fo:text-indent="0pt" style:auto-text-indent="false" fo:keep-with-next="always"/>
      <style:text-properties style:font-name="DejaVu Sans Mono" fo:font-size="10pt" fo:font-weight="bold" officeooo:rsid="00392333" officeooo:paragraph-rsid="00392333" style:font-size-asian="10pt" style:font-weight-asian="bold" style:font-size-complex="10pt" style:font-weight-complex="bold"/>
    </style:style>
    <style:style style:name="P42" style:family="paragraph" style:parent-style-name="Standard">
      <style:paragraph-properties fo:margin-left="54pt" fo:margin-right="0pt" fo:margin-top="2.01pt" fo:margin-bottom="0pt" style:contextual-spacing="false" fo:text-indent="0pt" style:auto-text-indent="false"/>
      <style:text-properties style:font-name="DejaVu Sans Mono" fo:font-size="10pt" fo:font-weight="bold" officeooo:rsid="003c9d9c" officeooo:paragraph-rsid="003c9d9c" style:font-size-asian="10pt" style:font-weight-asian="bold" style:font-size-complex="10pt" style:font-weight-complex="bold"/>
    </style:style>
    <style:style style:name="P43" style:family="paragraph" style:parent-style-name="Standard" style:master-page-name="">
      <style:paragraph-properties fo:margin-left="54pt" fo:margin-right="0pt" fo:margin-top="2.01pt" fo:margin-bottom="0pt" style:contextual-spacing="false" fo:text-indent="0pt" style:auto-text-indent="false" style:page-number="auto"/>
      <style:text-properties style:font-name="DejaVu Sans Mono" fo:font-size="11pt" fo:font-weight="normal" officeooo:rsid="0018c3b6" officeooo:paragraph-rsid="0018c3b6" style:font-size-asian="9.60000038146973pt" style:font-weight-asian="normal" style:font-size-complex="11pt" style:font-weight-complex="normal"/>
    </style:style>
    <style:style style:name="P44" style:family="paragraph" style:parent-style-name="Standard">
      <style:paragraph-properties fo:margin-left="18pt" fo:margin-right="0pt" fo:margin-top="2.01pt" fo:margin-bottom="0pt" style:contextual-spacing="false" fo:text-indent="0pt" style:auto-text-indent="false"/>
      <style:text-properties style:font-name="DejaVu Sans" fo:font-size="10pt" fo:font-weight="normal" officeooo:rsid="000c70d4" officeooo:paragraph-rsid="000c70d4" style:font-size-asian="10pt" style:font-weight-asian="normal" style:font-size-complex="10pt" style:font-weight-complex="normal"/>
    </style:style>
    <style:style style:name="P45" style:family="paragraph" style:parent-style-name="Standard" style:master-page-name="">
      <style:paragraph-properties fo:margin-left="18pt" fo:margin-right="0pt" fo:margin-top="2.01pt" fo:margin-bottom="0pt" style:contextual-spacing="false" fo:text-indent="0pt" style:auto-text-indent="false" style:page-number="auto" fo:keep-with-next="always"/>
      <style:text-properties style:font-name="DejaVu Sans Mono" fo:font-size="10pt" fo:font-weight="normal" officeooo:rsid="003c9d9c" officeooo:paragraph-rsid="0047c895" style:font-size-asian="8.75pt" style:font-weight-asian="normal" style:font-size-complex="10pt" style:font-weight-complex="normal"/>
    </style:style>
    <style:style style:name="P46" style:family="paragraph" style:parent-style-name="Standard" style:master-page-name="">
      <style:paragraph-properties fo:margin-left="18pt" fo:margin-right="0pt" fo:margin-top="6.01pt" fo:margin-bottom="0pt" style:contextual-spacing="false" fo:text-indent="0pt" style:auto-text-indent="false" style:page-number="auto" fo:keep-with-next="always"/>
      <style:text-properties style:font-name="DejaVu Sans Mono" fo:font-size="10pt" fo:font-weight="bold" officeooo:rsid="003e38e5" officeooo:paragraph-rsid="0047c895" style:font-size-asian="8.75pt" style:font-weight-asian="bold" style:font-size-complex="10pt" style:font-weight-complex="bold"/>
    </style:style>
    <style:style style:name="P47" style:family="paragraph" style:parent-style-name="Standard" style:master-page-name="">
      <style:paragraph-properties fo:margin-left="18pt" fo:margin-right="0pt" fo:margin-top="0pt" fo:margin-bottom="0pt" style:contextual-spacing="false" fo:text-indent="0pt" style:auto-text-indent="false" style:page-number="auto" fo:keep-with-next="always"/>
      <style:text-properties style:font-name="DejaVu Sans Mono" fo:font-size="10pt" fo:font-weight="bold" officeooo:rsid="003e38e5" officeooo:paragraph-rsid="0047c895" style:font-size-asian="8.75pt" style:font-weight-asian="bold" style:font-size-complex="10pt" style:font-weight-complex="bold"/>
    </style:style>
    <style:style style:name="P48" style:family="paragraph" style:parent-style-name="Standard" style:master-page-name="">
      <style:paragraph-properties fo:margin-left="18pt" fo:margin-right="0pt" fo:margin-top="0.99pt" fo:margin-bottom="0pt" style:contextual-spacing="false" fo:text-indent="0pt" style:auto-text-indent="false" style:page-number="auto" fo:keep-with-next="always"/>
      <style:text-properties style:font-name="DejaVu Sans Mono" fo:font-size="10pt" fo:font-weight="bold" officeooo:rsid="003e38e5" officeooo:paragraph-rsid="0047c895" style:font-size-asian="8.75pt" style:font-weight-asian="bold" style:font-size-complex="10pt" style:font-weight-complex="bold"/>
    </style:style>
    <style:style style:name="P49"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6d385f" officeooo:paragraph-rsid="006d385f" style:font-size-asian="9.60000038146973pt" style:font-weight-asian="normal" style:font-size-complex="11pt" style:font-weight-complex="normal"/>
    </style:style>
    <style:style style:name="P50"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6dde29" officeooo:paragraph-rsid="006dde29" style:font-size-asian="9.60000038146973pt" style:font-weight-asian="normal" style:font-size-complex="11pt" style:font-weight-complex="normal"/>
    </style:style>
    <style:style style:name="P51"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18c3b6" officeooo:paragraph-rsid="0018c3b6" style:font-size-asian="9.60000038146973pt" style:font-weight-asian="normal" style:font-size-complex="11pt" style:font-weight-complex="normal"/>
    </style:style>
    <style:style style:name="P52"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18c3b6" officeooo:paragraph-rsid="0025cbd7" style:font-size-asian="9.60000038146973pt" style:font-weight-asian="normal" style:font-size-complex="11pt" style:font-weight-complex="normal"/>
    </style:style>
    <style:style style:name="P53"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1ed931" officeooo:paragraph-rsid="001ed931" style:font-size-asian="9.60000038146973pt" style:font-weight-asian="normal" style:font-size-complex="11pt" style:font-weight-complex="normal"/>
    </style:style>
    <style:style style:name="P54"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392333" officeooo:paragraph-rsid="00392333" style:font-size-asian="9.60000038146973pt" style:font-weight-asian="normal" style:font-size-complex="11pt" style:font-weight-complex="normal"/>
    </style:style>
    <style:style style:name="P55"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3c9d9c" officeooo:paragraph-rsid="003c9d9c" style:font-size-asian="9.60000038146973pt" style:font-weight-asian="normal" style:font-size-complex="11pt" style:font-weight-complex="normal"/>
    </style:style>
    <style:style style:name="P56"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42a694" officeooo:paragraph-rsid="0042a694" style:font-size-asian="9.60000038146973pt" style:font-weight-asian="normal" style:font-size-complex="11pt" style:font-weight-complex="normal"/>
    </style:style>
    <style:style style:name="P57"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49f224" officeooo:paragraph-rsid="0049f224" style:font-size-asian="9.60000038146973pt" style:font-weight-asian="normal" style:font-size-complex="11pt" style:font-weight-complex="normal"/>
    </style:style>
    <style:style style:name="P58" style:family="paragraph" style:parent-style-name="Standard">
      <style:paragraph-properties fo:margin-left="36pt" fo:margin-right="0pt" fo:margin-top="6.01pt" fo:margin-bottom="0pt" style:contextual-spacing="false" fo:text-indent="0pt" style:auto-text-indent="false"/>
      <style:text-properties style:font-name="DejaVu Sans" fo:font-size="11pt" fo:font-weight="normal" officeooo:rsid="004c9700" officeooo:paragraph-rsid="004c9700" style:font-size-asian="9.60000038146973pt" style:font-weight-asian="normal" style:font-size-complex="11pt" style:font-weight-complex="normal"/>
    </style:style>
    <style:style style:name="P59" style:family="paragraph" style:parent-style-name="Standard">
      <style:paragraph-properties fo:margin-left="36pt" fo:margin-right="0pt" fo:margin-top="6.01pt" fo:margin-bottom="0pt" style:contextual-spacing="false" fo:text-indent="0pt" style:auto-text-indent="false" fo:keep-with-next="always"/>
      <style:text-properties style:font-name="DejaVu Sans" fo:font-size="11pt" fo:font-weight="normal" officeooo:rsid="0016bc2d" officeooo:paragraph-rsid="0016bc2d" style:font-size-asian="9.60000038146973pt" style:font-weight-asian="normal" style:font-size-complex="11pt" style:font-weight-complex="normal"/>
    </style:style>
    <style:style style:name="P60" style:family="paragraph" style:parent-style-name="Standard">
      <style:paragraph-properties fo:margin-left="36pt" fo:margin-right="0pt" fo:margin-top="6.01pt" fo:margin-bottom="0pt" style:contextual-spacing="false" fo:text-indent="0pt" style:auto-text-indent="false" fo:keep-with-next="always"/>
      <style:text-properties style:font-name="DejaVu Sans" fo:font-size="11pt" fo:font-weight="normal" officeooo:rsid="0022bb1c" officeooo:paragraph-rsid="003a945a" style:font-size-asian="9.60000038146973pt" style:font-weight-asian="normal" style:font-size-complex="11pt" style:font-weight-complex="normal"/>
    </style:style>
    <style:style style:name="P61" style:family="paragraph" style:parent-style-name="Standard">
      <style:paragraph-properties fo:margin-left="36pt" fo:margin-right="0pt" fo:margin-top="6.01pt" fo:margin-bottom="0pt" style:contextual-spacing="false" fo:text-indent="0pt" style:auto-text-indent="false" fo:keep-with-next="always"/>
      <style:text-properties style:font-name="DejaVu Sans" fo:font-size="11pt" fo:font-weight="normal" officeooo:rsid="00392333" officeooo:paragraph-rsid="00392333" style:font-size-asian="9.60000038146973pt" style:font-weight-asian="normal" style:font-size-complex="11pt" style:font-weight-complex="normal"/>
    </style:style>
    <style:style style:name="P62" style:family="paragraph" style:parent-style-name="Standard">
      <style:paragraph-properties fo:margin-left="36pt" fo:margin-right="0pt" fo:margin-top="6.01pt" fo:margin-bottom="0pt" style:contextual-spacing="false" fo:text-indent="0pt" style:auto-text-indent="false" fo:keep-with-next="always"/>
      <style:text-properties style:font-name="DejaVu Sans" fo:font-size="11pt" fo:font-weight="normal" officeooo:rsid="003bd1f3" officeooo:paragraph-rsid="003bd1f3" style:font-size-asian="9.60000038146973pt" style:font-weight-asian="normal" style:font-size-complex="11pt" style:font-weight-complex="normal"/>
    </style:style>
    <style:style style:name="P63" style:family="paragraph" style:parent-style-name="Standard">
      <style:paragraph-properties fo:margin-left="36pt" fo:margin-right="0pt" fo:margin-top="6.01pt" fo:margin-bottom="0pt" style:contextual-spacing="false" fo:text-indent="0pt" style:auto-text-indent="false" fo:keep-with-next="always"/>
      <style:text-properties style:font-name="DejaVu Sans" fo:font-size="11pt" fo:font-weight="normal" officeooo:rsid="003bd1f3" officeooo:paragraph-rsid="0042a694" style:font-size-asian="9.60000038146973pt" style:font-weight-asian="normal" style:font-size-complex="11pt" style:font-weight-complex="normal"/>
    </style:style>
    <style:style style:name="P64" style:family="paragraph" style:parent-style-name="Standard" style:master-page-name="">
      <style:paragraph-properties fo:margin-left="36pt" fo:margin-right="0pt" fo:margin-top="6.01pt" fo:margin-bottom="0pt" style:contextual-spacing="false" fo:text-indent="0pt" style:auto-text-indent="false" style:page-number="auto"/>
      <style:text-properties style:font-name="DejaVu Sans" fo:font-size="11pt" fo:font-weight="normal" officeooo:rsid="006d155e" officeooo:paragraph-rsid="00707b93" style:font-size-asian="9.60000038146973pt" style:font-weight-asian="normal" style:font-size-complex="11pt" style:font-weight-complex="normal"/>
    </style:style>
    <style:style style:name="P65" style:family="paragraph" style:parent-style-name="Standard" style:master-page-name="">
      <style:paragraph-properties fo:margin-left="36pt" fo:margin-right="0pt" fo:margin-top="6.01pt" fo:margin-bottom="0pt" style:contextual-spacing="false" fo:keep-together="always" fo:text-indent="0pt" style:auto-text-indent="false" style:page-number="auto"/>
      <style:text-properties style:font-name="DejaVu Sans" fo:font-size="11pt" fo:font-weight="normal" officeooo:rsid="001dd04a" officeooo:paragraph-rsid="004474bd" style:font-size-asian="9.60000038146973pt" style:font-weight-asian="normal" style:font-size-complex="11pt" style:font-weight-complex="normal"/>
    </style:style>
    <style:style style:name="P66" style:family="paragraph" style:parent-style-name="Standard" style:master-page-name="">
      <style:paragraph-properties fo:margin-left="36pt" fo:margin-right="0pt" fo:margin-top="6.01pt" fo:margin-bottom="0pt" style:contextual-spacing="false" fo:text-indent="0pt" style:auto-text-indent="false" style:page-number="auto" fo:keep-with-next="always"/>
      <style:text-properties style:font-name="DejaVu Sans" fo:font-size="11pt" fo:font-weight="normal" officeooo:rsid="003c9d9c" officeooo:paragraph-rsid="003c9d9c" style:font-size-asian="9.60000038146973pt" style:font-weight-asian="normal" style:font-size-complex="11pt" style:font-weight-complex="normal"/>
    </style:style>
    <style:style style:name="P67" style:family="paragraph" style:parent-style-name="Standard">
      <style:paragraph-properties fo:margin-left="36pt" fo:margin-right="0pt" fo:margin-top="4pt" fo:margin-bottom="0pt" style:contextual-spacing="false" fo:text-indent="0pt" style:auto-text-indent="false"/>
      <style:text-properties style:font-name="DejaVu Sans" fo:font-size="11pt" fo:font-weight="normal" officeooo:rsid="00512286" officeooo:paragraph-rsid="00512286" style:font-size-asian="9.60000038146973pt" style:font-weight-asian="normal" style:font-size-complex="11pt" style:font-weight-complex="normal"/>
    </style:style>
    <style:style style:name="P68" style:family="paragraph" style:parent-style-name="Standard" style:master-page-name="">
      <style:paragraph-properties fo:margin-left="18pt" fo:margin-right="-11.99pt" fo:margin-top="2.01pt" fo:margin-bottom="0pt" style:contextual-spacing="false" fo:text-indent="0pt" style:auto-text-indent="false" style:page-number="auto"/>
      <style:text-properties style:font-name="DejaVu Sans" fo:font-size="10pt" fo:font-weight="normal" officeooo:rsid="000b4e87" officeooo:paragraph-rsid="000b4e87" style:font-size-asian="10pt" style:font-weight-asian="normal" style:font-size-complex="10pt" style:font-weight-complex="normal"/>
    </style:style>
    <style:style style:name="P69" style:family="paragraph" style:parent-style-name="Standard">
      <style:paragraph-properties fo:margin-left="54pt" fo:margin-right="0pt" fo:margin-top="4pt" fo:margin-bottom="0pt" style:contextual-spacing="false" fo:text-indent="-18pt" style:auto-text-indent="false">
        <style:tab-stops/>
      </style:paragraph-properties>
      <style:text-properties style:font-name="DejaVu Sans" fo:font-size="11pt" fo:font-weight="normal" officeooo:rsid="0065e031" officeooo:paragraph-rsid="0065e031" style:font-size-asian="9.60000038146973pt" style:font-weight-asian="normal" style:font-size-complex="11pt" style:font-weight-complex="normal"/>
    </style:style>
    <style:style style:name="P70" style:family="paragraph" style:parent-style-name="Standard" style:master-page-name="">
      <style:paragraph-properties fo:margin-left="144pt" fo:margin-right="0pt" fo:margin-top="6.01pt" fo:margin-bottom="0pt" style:contextual-spacing="false" fo:text-align="start" style:justify-single-word="false" fo:text-indent="0pt" style:auto-text-indent="false" style:page-number="auto"/>
      <style:text-properties style:font-name="DejaVu Sans Mono" fo:font-size="10pt" fo:font-weight="bold" officeooo:rsid="003e38e5" officeooo:paragraph-rsid="0047c895" style:font-size-asian="8.75pt" style:font-weight-asian="bold" style:font-size-complex="10pt" style:font-weight-complex="bold"/>
    </style:style>
    <style:style style:name="P71" style:family="paragraph" style:parent-style-name="Standard">
      <style:paragraph-properties fo:margin-left="144pt" fo:margin-right="0pt" fo:margin-top="2.01pt" fo:margin-bottom="0pt" style:contextual-spacing="false" fo:text-align="start" style:justify-single-word="false" fo:text-indent="0pt" style:auto-text-indent="false"/>
      <style:text-properties style:font-name="DejaVu Sans Mono" fo:font-size="10pt" fo:font-weight="bold" officeooo:rsid="003e38e5" officeooo:paragraph-rsid="0047c895" style:font-size-asian="8.75pt" style:font-weight-asian="bold" style:font-size-complex="10pt" style:font-weight-complex="bold"/>
    </style:style>
    <style:style style:name="P72" style:family="paragraph" style:parent-style-name="Standard" style:list-style-name="L1">
      <style:paragraph-properties fo:margin-left="18pt" fo:margin-right="0pt" fo:margin-top="6.01pt" fo:margin-bottom="0pt" style:contextual-spacing="false" fo:text-indent="-18pt" style:auto-text-indent="false"/>
      <style:text-properties style:font-name="DejaVu Sans" fo:font-size="10pt" fo:font-weight="normal" officeooo:rsid="0009d198" officeooo:paragraph-rsid="0009d198" style:font-size-asian="10pt" style:font-weight-asian="normal" style:font-size-complex="10pt" style:font-weight-complex="normal"/>
    </style:style>
    <style:style style:name="P73" style:family="paragraph" style:parent-style-name="Standard" style:list-style-name="L1">
      <style:paragraph-properties fo:margin-left="18pt" fo:margin-right="0pt" fo:margin-top="6.01pt" fo:margin-bottom="0pt" style:contextual-spacing="false" fo:text-indent="-18pt" style:auto-text-indent="false"/>
      <style:text-properties style:font-name="DejaVu Sans" fo:font-size="10.5pt" fo:font-weight="normal" officeooo:rsid="0009d198" officeooo:paragraph-rsid="0009d198" style:font-size-asian="10.5pt" style:font-weight-asian="normal" style:font-size-complex="10.5pt" style:font-weight-complex="normal"/>
    </style:style>
    <style:style style:name="P74" style:family="paragraph" style:parent-style-name="Standard" style:list-style-name="L1" style:master-page-name="">
      <style:paragraph-properties fo:margin-left="18pt" fo:margin-right="-4.99pt" fo:margin-top="6.01pt" fo:margin-bottom="0pt" style:contextual-spacing="false" fo:text-indent="-18pt" style:auto-text-indent="false" style:page-number="auto">
        <style:tab-stops/>
      </style:paragraph-properties>
      <style:text-properties officeooo:paragraph-rsid="0009d198"/>
    </style:style>
    <style:style style:name="P75" style:family="paragraph" style:parent-style-name="Standard" style:list-style-name="L2" style:master-page-name="">
      <style:paragraph-properties fo:margin-top="18pt" fo:margin-bottom="0pt" style:contextual-spacing="false" style:page-number="auto"/>
      <style:text-properties style:font-name="DejaVu Sans" fo:font-size="11pt" fo:font-weight="normal" officeooo:rsid="000e3a48" officeooo:paragraph-rsid="000e3a48" style:font-size-asian="9.60000038146973pt" style:font-weight-asian="normal" style:font-size-complex="11pt" style:font-weight-complex="normal"/>
    </style:style>
    <style:style style:name="P76" style:family="paragraph" style:parent-style-name="Standard" style:list-style-name="L2" style:master-page-name="">
      <style:paragraph-properties fo:margin-top="18pt" fo:margin-bottom="0pt" style:contextual-spacing="false" fo:keep-together="always" style:page-number="auto"/>
      <style:text-properties style:font-name="DejaVu Sans" fo:font-size="11pt" fo:font-weight="normal" officeooo:rsid="0018c3b6" officeooo:paragraph-rsid="00203b87" style:font-size-asian="9.60000038146973pt" style:font-weight-asian="normal" style:font-size-complex="11pt" style:font-weight-complex="normal"/>
    </style:style>
    <style:style style:name="P77" style:family="paragraph" style:parent-style-name="Standard" style:list-style-name="L2" style:master-page-name="">
      <style:paragraph-properties fo:margin-top="18pt" fo:margin-bottom="0pt" style:contextual-spacing="false" fo:keep-together="always" style:page-number="auto"/>
      <style:text-properties style:font-name="DejaVu Sans" fo:font-size="11pt" fo:font-weight="normal" officeooo:rsid="001a0aa4" officeooo:paragraph-rsid="00203b87" style:font-size-asian="9.60000038146973pt" style:font-weight-asian="normal" style:font-size-complex="11pt" style:font-weight-complex="normal"/>
    </style:style>
    <style:style style:name="P78" style:family="paragraph" style:parent-style-name="Standard" style:list-style-name="L2" style:master-page-name="">
      <style:paragraph-properties fo:margin-top="18pt" fo:margin-bottom="0pt" style:contextual-spacing="false" fo:keep-together="always" style:page-number="auto"/>
      <style:text-properties style:font-name="DejaVu Sans" fo:font-size="11pt" fo:font-weight="normal" officeooo:rsid="001a0aa4" officeooo:paragraph-rsid="001a0aa4" style:font-size-asian="9.60000038146973pt" style:font-weight-asian="normal" style:font-size-complex="11pt" style:font-weight-complex="normal"/>
    </style:style>
    <style:style style:name="P79" style:family="paragraph" style:parent-style-name="Standard" style:list-style-name="L2" style:master-page-name="">
      <style:paragraph-properties fo:margin-top="18pt" fo:margin-bottom="0pt" style:contextual-spacing="false" fo:keep-together="always" style:page-number="auto"/>
      <style:text-properties style:font-name="DejaVu Sans" fo:font-size="11pt" fo:font-weight="normal" officeooo:rsid="001ed931" officeooo:paragraph-rsid="001ed931" style:font-size-asian="9.60000038146973pt" style:font-weight-asian="normal" style:font-size-complex="11pt" style:font-weight-complex="normal"/>
    </style:style>
    <style:style style:name="P80" style:family="paragraph" style:parent-style-name="Standard" style:list-style-name="L2" style:master-page-name="">
      <style:paragraph-properties fo:margin-top="18pt" fo:margin-bottom="0pt" style:contextual-spacing="false" fo:keep-together="always" style:page-number="auto"/>
      <style:text-properties style:font-name="DejaVu Sans" fo:font-size="11pt" fo:font-weight="normal" officeooo:rsid="00284065" officeooo:paragraph-rsid="00284065" style:font-size-asian="9.60000038146973pt" style:font-weight-asian="normal" style:font-size-complex="11pt" style:font-weight-complex="normal"/>
    </style:style>
    <style:style style:name="P81" style:family="paragraph" style:parent-style-name="Standard" style:list-style-name="L3" style:master-page-name="">
      <style:paragraph-properties fo:margin-top="18pt" fo:margin-bottom="0pt" style:contextual-spacing="false" fo:keep-together="always" style:page-number="auto"/>
      <style:text-properties style:font-name="DejaVu Sans" fo:font-size="11pt" fo:font-weight="normal" officeooo:rsid="001f686d" officeooo:paragraph-rsid="001f686d" style:font-size-asian="9.60000038146973pt" style:font-weight-asian="normal" style:font-size-complex="11pt" style:font-weight-complex="normal"/>
    </style:style>
    <style:style style:name="P82" style:family="paragraph" style:parent-style-name="Standard" style:master-page-name="">
      <style:paragraph-properties fo:margin-top="18pt" fo:margin-bottom="0pt" style:contextual-spacing="false" style:page-number="auto"/>
      <style:text-properties style:font-name="DejaVu Sans" fo:font-size="13pt" fo:font-weight="bold" officeooo:rsid="00083208" officeooo:paragraph-rsid="00083208" style:font-size-asian="13pt" style:font-weight-asian="bold" style:font-size-complex="13pt" style:font-weight-complex="bold"/>
    </style:style>
    <style:style style:name="P83" style:family="paragraph" style:parent-style-name="Standard" style:list-style-name="L2" style:master-page-name="">
      <style:paragraph-properties fo:margin-top="18pt" fo:margin-bottom="0pt" style:contextual-spacing="false" fo:keep-together="always" style:page-number="auto" fo:keep-with-next="always"/>
      <style:text-properties style:font-name="DejaVu Sans" fo:font-size="11pt" fo:font-weight="normal" officeooo:rsid="0022bb1c" officeooo:paragraph-rsid="003a945a" style:font-size-asian="9.60000038146973pt" style:font-weight-asian="normal" style:font-size-complex="11pt" style:font-weight-complex="normal"/>
    </style:style>
    <style:style style:name="P84" style:family="paragraph" style:parent-style-name="Standard" style:list-style-name="L2" style:master-page-name="">
      <style:paragraph-properties fo:margin-top="18pt" fo:margin-bottom="0pt" style:contextual-spacing="false" style:page-number="auto" fo:keep-with-next="always"/>
      <style:text-properties style:font-name="DejaVu Sans" fo:font-size="11pt" fo:font-weight="normal" officeooo:rsid="001af648" officeooo:paragraph-rsid="001af648" style:font-size-asian="9.60000038146973pt" style:font-weight-asian="normal" style:font-size-complex="11pt" style:font-weight-complex="normal"/>
    </style:style>
    <style:style style:name="P85" style:family="paragraph" style:parent-style-name="Standard" style:list-style-name="L2" style:master-page-name="">
      <style:paragraph-properties fo:margin-top="18pt" fo:margin-bottom="0pt" style:contextual-spacing="false" fo:keep-together="always" style:page-number="auto" fo:keep-with-next="always"/>
      <style:text-properties style:font-name="DejaVu Sans" fo:font-size="11pt" fo:font-weight="normal" officeooo:rsid="00392333" officeooo:paragraph-rsid="00392333" style:font-size-asian="9.60000038146973pt" style:font-weight-asian="normal" style:font-size-complex="11pt" style:font-weight-complex="normal"/>
    </style:style>
    <style:style style:name="P86" style:family="paragraph" style:parent-style-name="Standard" style:list-style-name="L2" style:master-page-name="">
      <style:paragraph-properties fo:margin-top="18pt" fo:margin-bottom="0pt" style:contextual-spacing="false" fo:keep-together="always" style:page-number="auto" fo:keep-with-next="always"/>
      <style:text-properties style:font-name="DejaVu Sans" fo:font-size="11pt" fo:font-weight="normal" officeooo:rsid="001dd04a" officeooo:paragraph-rsid="004474bd" style:font-size-asian="9.60000038146973pt" style:font-weight-asian="normal" style:font-size-complex="11pt" style:font-weight-complex="normal"/>
    </style:style>
    <style:style style:name="P87" style:family="paragraph" style:parent-style-name="Standard" style:list-style-name="L3" style:master-page-name="">
      <style:paragraph-properties fo:margin-top="18pt" fo:margin-bottom="0pt" style:contextual-spacing="false" fo:keep-together="always" style:page-number="auto" fo:keep-with-next="always"/>
      <style:text-properties style:font-name="DejaVu Sans" fo:font-size="11pt" fo:font-weight="normal" officeooo:rsid="0016bc2d" officeooo:paragraph-rsid="0016bc2d" style:font-size-asian="9.60000038146973pt" style:font-weight-asian="normal" style:font-size-complex="11pt" style:font-weight-complex="normal"/>
    </style:style>
    <style:style style:name="P88" style:family="paragraph" style:parent-style-name="Standard" style:list-style-name="L3" style:master-page-name="">
      <style:paragraph-properties fo:margin-top="18pt" fo:margin-bottom="0pt" style:contextual-spacing="false" fo:keep-together="always" style:page-number="auto" fo:keep-with-next="always"/>
      <style:text-properties style:font-name="DejaVu Sans" fo:font-size="11pt" fo:font-weight="normal" officeooo:rsid="001787ee" officeooo:paragraph-rsid="001787ee" style:font-size-asian="9.60000038146973pt" style:font-weight-asian="normal" style:font-size-complex="11pt" style:font-weight-complex="normal"/>
    </style:style>
    <style:style style:name="P89" style:family="paragraph" style:parent-style-name="Standard" style:list-style-name="L3" style:master-page-name="">
      <style:paragraph-properties fo:margin-top="18pt" fo:margin-bottom="0pt" style:contextual-spacing="false" fo:keep-together="always" style:page-number="auto" fo:keep-with-next="always"/>
      <style:text-properties style:font-name="DejaVu Sans" fo:font-size="11pt" fo:font-weight="normal" officeooo:rsid="0052bcb5" officeooo:paragraph-rsid="0052bcb5" style:font-size-asian="9.60000038146973pt" style:font-weight-asian="normal" style:font-size-complex="11pt" style:font-weight-complex="normal"/>
    </style:style>
    <style:style style:name="P90" style:family="paragraph" style:parent-style-name="Standard" style:list-style-name="L3" style:master-page-name="">
      <style:paragraph-properties fo:margin-top="18pt" fo:margin-bottom="0pt" style:contextual-spacing="false" style:page-number="auto" fo:keep-with-next="always"/>
      <style:text-properties style:font-name="DejaVu Sans" fo:font-size="11pt" fo:font-weight="normal" officeooo:rsid="0056d139" officeooo:paragraph-rsid="0058495f" style:font-size-asian="9.60000038146973pt" style:font-weight-asian="normal" style:font-size-complex="11pt" style:font-weight-complex="normal"/>
    </style:style>
    <style:style style:name="P91" style:family="paragraph" style:parent-style-name="Standard" style:master-page-name="">
      <style:paragraph-properties fo:margin-top="18pt" fo:margin-bottom="0pt" style:contextual-spacing="false" style:page-number="auto" fo:keep-with-next="always"/>
      <style:text-properties style:font-name="DejaVu Sans" fo:font-size="13pt" fo:font-weight="bold" officeooo:rsid="00083208" officeooo:paragraph-rsid="00083208" style:font-size-asian="13pt" style:font-weight-asian="bold" style:font-size-complex="13pt" style:font-weight-complex="bold"/>
    </style:style>
    <style:style style:name="P92" style:family="paragraph" style:parent-style-name="Standard" style:list-style-name="L2">
      <style:paragraph-properties fo:margin-top="18pt" fo:margin-bottom="0pt" style:contextual-spacing="false"/>
      <style:text-properties style:font-name="DejaVu Sans" fo:font-size="11pt" fo:font-weight="normal" officeooo:rsid="00284065" officeooo:paragraph-rsid="00284065" style:font-size-asian="9.60000038146973pt" style:font-weight-asian="normal" style:font-size-complex="11pt" style:font-weight-complex="normal"/>
    </style:style>
    <style:style style:name="P93" style:family="paragraph" style:parent-style-name="Standard" style:list-style-name="L2">
      <style:paragraph-properties fo:margin-top="18pt" fo:margin-bottom="0pt" style:contextual-spacing="false"/>
      <style:text-properties style:font-name="DejaVu Sans" fo:font-size="11pt" fo:font-weight="normal" officeooo:rsid="0018c3b6" officeooo:paragraph-rsid="0018c3b6" style:font-size-asian="9.60000038146973pt" style:font-weight-asian="normal" style:font-size-complex="11pt" style:font-weight-complex="normal"/>
    </style:style>
    <style:style style:name="P94" style:family="paragraph" style:parent-style-name="Standard" style:list-style-name="L2">
      <style:paragraph-properties fo:margin-top="18pt" fo:margin-bottom="0pt" style:contextual-spacing="false"/>
      <style:text-properties style:font-name="DejaVu Sans" fo:font-size="11pt" fo:font-weight="normal" officeooo:rsid="001a0aa4" officeooo:paragraph-rsid="001a0aa4" style:font-size-asian="9.60000038146973pt" style:font-weight-asian="normal" style:font-size-complex="11pt" style:font-weight-complex="normal"/>
    </style:style>
    <style:style style:name="P95" style:family="paragraph" style:parent-style-name="Standard" style:list-style-name="L2">
      <style:paragraph-properties fo:margin-top="18pt" fo:margin-bottom="0pt" style:contextual-spacing="false"/>
      <style:text-properties style:font-name="DejaVu Sans" fo:font-size="11pt" fo:font-weight="normal" officeooo:rsid="00203b87" officeooo:paragraph-rsid="00203b87" style:font-size-asian="9.60000038146973pt" style:font-weight-asian="normal" style:font-size-complex="11pt" style:font-weight-complex="normal"/>
    </style:style>
    <style:style style:name="P96" style:family="paragraph" style:parent-style-name="Standard" style:list-style-name="L2">
      <style:paragraph-properties fo:margin-top="18pt" fo:margin-bottom="0pt" style:contextual-spacing="false"/>
      <style:text-properties style:font-name="DejaVu Sans" fo:font-size="11pt" fo:font-weight="normal" officeooo:rsid="00208084" officeooo:paragraph-rsid="00208084" style:font-size-asian="9.60000038146973pt" style:font-weight-asian="normal" style:font-size-complex="11pt" style:font-weight-complex="normal"/>
    </style:style>
    <style:style style:name="P97" style:family="paragraph" style:parent-style-name="Standard" style:list-style-name="L2">
      <style:paragraph-properties fo:margin-top="18pt" fo:margin-bottom="0pt" style:contextual-spacing="false"/>
      <style:text-properties style:font-name="DejaVu Sans" fo:font-size="11pt" fo:font-weight="normal" officeooo:rsid="0049ed46" officeooo:paragraph-rsid="0049ed46" style:font-size-asian="9.60000038146973pt" style:font-weight-asian="normal" style:font-size-complex="11pt" style:font-weight-complex="normal"/>
    </style:style>
    <style:style style:name="P98" style:family="paragraph" style:parent-style-name="Standard" style:list-style-name="L3">
      <style:paragraph-properties fo:margin-top="18pt" fo:margin-bottom="0pt" style:contextual-spacing="false"/>
      <style:text-properties style:font-name="DejaVu Sans" fo:font-size="11pt" fo:font-weight="normal" officeooo:rsid="0056d139" officeooo:paragraph-rsid="0056d139" style:font-size-asian="9.60000038146973pt" style:font-weight-asian="normal" style:font-size-complex="11pt" style:font-weight-complex="normal"/>
    </style:style>
    <style:style style:name="P99" style:family="paragraph" style:parent-style-name="Standard" style:list-style-name="L3">
      <style:paragraph-properties fo:margin-top="18pt" fo:margin-bottom="0pt" style:contextual-spacing="false"/>
      <style:text-properties style:font-name="DejaVu Sans" fo:font-size="11pt" fo:font-weight="normal" officeooo:rsid="00602ad3" officeooo:paragraph-rsid="00602ad3" style:font-size-asian="9.60000038146973pt" style:font-weight-asian="normal" style:font-size-complex="11pt" style:font-weight-complex="normal"/>
    </style:style>
    <style:style style:name="P100" style:family="paragraph" style:parent-style-name="Standard" style:list-style-name="L3">
      <style:paragraph-properties fo:margin-top="18pt" fo:margin-bottom="0pt" style:contextual-spacing="false"/>
      <style:text-properties style:font-name="DejaVu Sans" fo:font-size="11pt" fo:font-weight="normal" officeooo:rsid="0065344c" officeooo:paragraph-rsid="0065344c" style:font-size-asian="9.60000038146973pt" style:font-weight-asian="normal" style:font-size-complex="11pt" style:font-weight-complex="normal"/>
    </style:style>
    <style:style style:name="P101" style:family="paragraph" style:parent-style-name="Standard" style:list-style-name="L8">
      <style:paragraph-properties fo:margin-top="18pt" fo:margin-bottom="0pt" style:contextual-spacing="false"/>
      <style:text-properties style:font-name="DejaVu Sans" fo:font-size="11pt" fo:font-weight="normal" officeooo:rsid="000c70d4" officeooo:paragraph-rsid="000c70d4" style:font-size-asian="9.60000038146973pt" style:font-weight-asian="normal" style:font-size-complex="11pt" style:font-weight-complex="normal"/>
    </style:style>
    <style:style style:name="P102" style:family="paragraph" style:parent-style-name="Standard" style:list-style-name="L2">
      <style:paragraph-properties fo:margin-top="18pt" fo:margin-bottom="0pt" style:contextual-spacing="false"/>
      <style:text-properties style:font-name="DejaVu Sans" fo:font-size="11pt" officeooo:paragraph-rsid="001a0aa4" style:font-size-asian="11pt" style:font-size-complex="11pt"/>
    </style:style>
    <style:style style:name="P103" style:family="paragraph" style:parent-style-name="Standard" style:list-style-name="L2">
      <style:paragraph-properties fo:margin-top="18pt" fo:margin-bottom="0pt" style:contextual-spacing="false"/>
      <style:text-properties officeooo:paragraph-rsid="00203b87"/>
    </style:style>
    <style:style style:name="P104" style:family="paragraph" style:parent-style-name="Standard" style:list-style-name="L2">
      <style:paragraph-properties fo:margin-top="18pt" fo:margin-bottom="0pt" style:contextual-spacing="false"/>
      <style:text-properties style:font-name="DejaVu Sans" fo:font-size="11pt" officeooo:paragraph-rsid="0049ed46" style:font-size-asian="11pt" style:font-size-complex="11pt"/>
    </style:style>
    <style:style style:name="P105" style:family="paragraph" style:parent-style-name="Standard" style:list-style-name="L8">
      <style:paragraph-properties fo:margin-top="18pt" fo:margin-bottom="0pt" style:contextual-spacing="false"/>
      <style:text-properties style:font-name="DejaVu Sans" fo:font-size="11pt" officeooo:paragraph-rsid="006f9683" style:font-size-asian="11pt" style:font-size-complex="11pt"/>
    </style:style>
    <style:style style:name="P106" style:family="paragraph" style:parent-style-name="Standard">
      <style:paragraph-properties fo:margin-top="18pt" fo:margin-bottom="0pt" style:contextual-spacing="false" fo:break-before="page"/>
      <style:text-properties style:font-name="DejaVu Sans" fo:font-size="13pt" fo:font-weight="bold" officeooo:rsid="00083208" officeooo:paragraph-rsid="00083208" style:font-size-asian="13pt" style:font-weight-asian="bold" style:font-size-complex="13pt" style:font-weight-complex="bold"/>
    </style:style>
    <style:style style:name="P107" style:family="paragraph" style:parent-style-name="Standard" style:list-style-name="L8" style:master-page-name="">
      <style:paragraph-properties fo:margin-top="18pt" fo:margin-bottom="0pt" style:contextual-spacing="false" style:page-number="auto">
        <style:tab-stops/>
      </style:paragraph-properties>
      <style:text-properties style:font-name="DejaVu Sans" fo:font-size="11pt" fo:font-weight="normal" officeooo:rsid="00725987" officeooo:paragraph-rsid="00893120" style:font-size-asian="11pt" style:font-weight-asian="normal" style:font-size-complex="11pt" style:font-weight-complex="normal"/>
    </style:style>
    <style:style style:name="P108" style:family="paragraph" style:parent-style-name="Standard" style:list-style-name="L8" style:master-page-name="">
      <style:paragraph-properties fo:margin-top="18pt" fo:margin-bottom="0pt" style:contextual-spacing="false" style:page-number="auto"/>
      <style:text-properties style:font-name="DejaVu Sans" fo:font-size="11pt" officeooo:paragraph-rsid="006d155e" style:font-size-asian="11pt" style:font-size-complex="11pt"/>
    </style:style>
    <style:style style:name="P109" style:family="paragraph" style:parent-style-name="Standard" style:list-style-name="L2" style:master-page-name="">
      <style:paragraph-properties fo:margin-top="18pt" fo:margin-bottom="3pt" style:contextual-spacing="false" fo:keep-together="always" style:page-number="auto" fo:keep-with-next="always"/>
      <style:text-properties style:font-name="DejaVu Sans" fo:font-size="11pt" fo:font-weight="normal" officeooo:rsid="003c9d9c" officeooo:paragraph-rsid="003c9d9c" style:font-size-asian="9.60000038146973pt" style:font-weight-asian="normal" style:font-size-complex="11pt" style:font-weight-complex="normal"/>
    </style:style>
    <style:style style:name="P110" style:family="paragraph" style:parent-style-name="Standard" style:list-style-name="L3">
      <style:paragraph-properties fo:margin-left="54pt" fo:margin-right="0pt" fo:margin-top="6.01pt" fo:margin-bottom="0pt" style:contextual-spacing="false" fo:text-indent="-18pt" style:auto-text-indent="false" fo:keep-with-next="always"/>
      <style:text-properties style:font-name="DejaVu Sans" fo:font-size="11pt" fo:font-weight="normal" officeooo:rsid="001787ee" officeooo:paragraph-rsid="001787ee" style:font-size-asian="9.60000038146973pt" style:font-weight-asian="normal" style:font-size-complex="11pt" style:font-weight-complex="normal"/>
    </style:style>
    <style:style style:name="P111" style:family="paragraph" style:parent-style-name="Standard" style:list-style-name="L3">
      <style:paragraph-properties fo:margin-left="54pt" fo:margin-right="0pt" fo:margin-top="4pt" fo:margin-bottom="0pt" style:contextual-spacing="false" fo:text-indent="-18pt" style:auto-text-indent="false"/>
      <style:text-properties style:font-name="DejaVu Sans Mono" fo:font-size="10pt" fo:font-style="normal" style:text-underline-style="none" fo:font-weight="bold" officeooo:rsid="0065344c" officeooo:paragraph-rsid="0065344c" style:font-size-asian="10pt" style:font-style-asian="normal" style:font-weight-asian="bold" style:font-size-complex="10pt" style:font-style-complex="normal" style:font-weight-complex="bold"/>
    </style:style>
    <style:style style:name="P112" style:family="paragraph" style:parent-style-name="Standard" style:list-style-name="L3">
      <style:paragraph-properties fo:margin-left="54pt" fo:margin-right="0pt" fo:margin-top="0.99pt" fo:margin-bottom="0pt" style:contextual-spacing="false" fo:text-indent="-18pt" style:auto-text-indent="false"/>
      <style:text-properties style:font-name="DejaVu Sans Mono" fo:font-size="10pt" fo:font-style="normal" style:text-underline-style="none" fo:font-weight="bold" officeooo:rsid="0065344c" officeooo:paragraph-rsid="0065344c" style:font-size-asian="10pt" style:font-style-asian="normal" style:font-weight-asian="bold" style:font-size-complex="10pt" style:font-style-complex="normal" style:font-weight-complex="bold"/>
    </style:style>
    <style:style style:name="P113" style:family="paragraph" style:parent-style-name="Standard" style:list-style-name="L3">
      <style:paragraph-properties fo:margin-left="54pt" fo:margin-right="0pt" fo:margin-top="0.99pt" fo:margin-bottom="0pt" style:contextual-spacing="false" fo:text-indent="-18pt" style:auto-text-indent="false"/>
      <style:text-properties style:font-name="DejaVu Sans Mono" fo:font-size="10pt" fo:font-weight="bold" officeooo:rsid="0065344c" officeooo:paragraph-rsid="0065344c" style:font-size-asian="10pt" style:font-weight-asian="bold" style:font-size-complex="10pt" style:font-weight-complex="bold"/>
    </style:style>
    <style:style style:name="P114" style:family="paragraph" style:parent-style-name="Standard" style:list-style-name="L4" style:master-page-name="">
      <style:paragraph-properties fo:margin-left="64.01pt" fo:margin-right="10.01pt" fo:margin-top="6.01pt" fo:margin-bottom="0pt" style:contextual-spacing="false" fo:orphans="2" fo:text-indent="-10.01pt" style:auto-text-indent="false" style:page-number="auto" fo:keep-with-next="always">
        <style:tab-stops/>
      </style:paragraph-properties>
      <style:text-properties officeooo:rsid="0052bcb5" officeooo:paragraph-rsid="0052bcb5"/>
    </style:style>
    <style:style style:name="P115" style:family="paragraph" style:parent-style-name="Standard" style:list-style-name="L4">
      <style:paragraph-properties fo:margin-left="64.01pt" fo:margin-right="10.01pt" fo:margin-top="2.01pt" fo:margin-bottom="0pt" style:contextual-spacing="false" fo:orphans="2" fo:text-indent="-10.01pt" style:auto-text-indent="false">
        <style:tab-stops/>
      </style:paragraph-properties>
      <style:text-properties style:font-name="DejaVu Sans" fo:font-size="11pt" fo:font-weight="normal" officeooo:rsid="0052bcb5" officeooo:paragraph-rsid="0052bcb5" style:font-size-asian="9.60000038146973pt" style:font-weight-asian="normal" style:font-size-complex="11pt" style:font-weight-complex="normal"/>
    </style:style>
    <style:style style:name="P116" style:family="paragraph" style:parent-style-name="Standard" style:list-style-name="L5">
      <style:paragraph-properties fo:margin-left="64.01pt" fo:margin-right="10.01pt" fo:margin-top="2.01pt" fo:margin-bottom="0pt" style:contextual-spacing="false" fo:text-indent="-10.01pt" style:auto-text-indent="false">
        <style:tab-stops/>
      </style:paragraph-properties>
      <style:text-properties style:font-name="DejaVu Sans" fo:font-size="11pt" fo:font-weight="normal" officeooo:rsid="00324114" officeooo:paragraph-rsid="00324114" style:font-size-asian="9.60000038146973pt" style:font-weight-asian="normal" style:font-size-complex="11pt" style:font-weight-complex="normal"/>
    </style:style>
    <style:style style:name="P117" style:family="paragraph" style:parent-style-name="Standard" style:list-style-name="L4">
      <style:paragraph-properties fo:margin-left="64.01pt" fo:margin-right="10.01pt" fo:margin-top="2.01pt" fo:margin-bottom="0pt" style:contextual-spacing="false" fo:orphans="2" fo:text-indent="-10.01pt" style:auto-text-indent="false">
        <style:tab-stops/>
      </style:paragraph-properties>
      <style:text-properties officeooo:rsid="00537f10" officeooo:paragraph-rsid="00537f10"/>
    </style:style>
    <style:style style:name="P118" style:family="paragraph" style:parent-style-name="Standard" style:list-style-name="L5" style:master-page-name="">
      <style:paragraph-properties fo:margin-left="64.01pt" fo:margin-right="10.01pt" fo:margin-top="2.01pt" fo:margin-bottom="0pt" style:contextual-spacing="false" fo:text-indent="-10.01pt" style:auto-text-indent="false" style:page-number="auto" fo:keep-with-next="always">
        <style:tab-stops/>
      </style:paragraph-properties>
      <style:text-properties style:font-name="DejaVu Sans" fo:font-size="11pt" fo:font-weight="normal" officeooo:rsid="000e3a48" officeooo:paragraph-rsid="004f9a3a" style:font-size-asian="9.60000038146973pt" style:font-weight-asian="normal" style:font-size-complex="11pt" style:font-weight-complex="normal"/>
    </style:style>
    <style:style style:name="P119" style:family="paragraph" style:parent-style-name="Standard" style:list-style-name="L5" style:master-page-name="">
      <style:paragraph-properties fo:margin-left="64.01pt" fo:margin-right="10.01pt" fo:margin-top="2.01pt" fo:margin-bottom="0pt" style:contextual-spacing="false" fo:text-indent="-10.01pt" style:auto-text-indent="false" style:page-number="auto">
        <style:tab-stops/>
      </style:paragraph-properties>
      <style:text-properties style:font-name="DejaVu Sans" fo:font-size="11pt" fo:font-weight="normal" officeooo:rsid="000e3a48" officeooo:paragraph-rsid="000e3a48" style:font-size-asian="9.60000038146973pt" style:font-weight-asian="normal" style:font-size-complex="11pt" style:font-weight-complex="normal"/>
    </style:style>
    <style:style style:name="P120" style:family="paragraph" style:parent-style-name="Standard" style:list-style-name="L5">
      <style:paragraph-properties fo:margin-left="64.01pt" fo:margin-right="10.01pt" fo:margin-top="4pt" fo:margin-bottom="0pt" style:contextual-spacing="false" fo:text-indent="-10.01pt" style:auto-text-indent="false" fo:keep-with-next="always">
        <style:tab-stops/>
      </style:paragraph-properties>
      <style:text-properties style:font-name="DejaVu Sans" fo:font-size="11pt" fo:font-weight="normal" officeooo:rsid="000e3a48" officeooo:paragraph-rsid="000e3a48" style:font-size-asian="9.60000038146973pt" style:font-weight-asian="normal" style:font-size-complex="11pt" style:font-weight-complex="normal"/>
    </style:style>
    <style:style style:name="P121" style:family="paragraph" style:parent-style-name="Standard" style:list-style-name="L3">
      <style:paragraph-properties fo:margin-left="36pt" fo:margin-right="-4.99pt" fo:margin-top="18pt" fo:margin-bottom="0pt" style:contextual-spacing="false" fo:orphans="2" fo:text-indent="-18pt" style:auto-text-indent="false">
        <style:tab-stops/>
      </style:paragraph-properties>
      <style:text-properties style:font-name="DejaVu Sans" fo:font-size="11pt" fo:font-weight="normal" officeooo:rsid="000e3a48" officeooo:paragraph-rsid="000e3a48" style:font-size-asian="9.60000038146973pt" style:font-weight-asian="normal" style:font-size-complex="11pt" style:font-weight-complex="normal"/>
    </style:style>
    <style:style style:name="P122" style:family="paragraph" style:parent-style-name="Standard" style:list-style-name="L5" style:master-page-name="">
      <style:paragraph-properties fo:margin-left="36pt" fo:margin-right="0pt" fo:margin-top="6.01pt" fo:margin-bottom="0pt" style:contextual-spacing="false" fo:text-indent="0pt" style:auto-text-indent="false" style:page-number="auto">
        <style:tab-stops/>
      </style:paragraph-properties>
      <style:text-properties style:font-name="DejaVu Sans" fo:font-size="11pt" fo:font-weight="normal" officeooo:rsid="004f9a3a" officeooo:paragraph-rsid="004f9a3a" style:font-size-asian="9.60000038146973pt" style:font-weight-asian="normal" style:font-size-complex="11pt" style:font-weight-complex="normal"/>
    </style:style>
    <style:style style:name="P123" style:family="paragraph" style:parent-style-name="Standard">
      <style:paragraph-properties fo:margin-left="36pt" fo:margin-right="0pt" fo:margin-top="6.01pt" fo:margin-bottom="0pt" style:contextual-spacing="false" fo:text-indent="0pt" style:auto-text-indent="false">
        <style:tab-stops/>
      </style:paragraph-properties>
      <style:text-properties style:font-name="DejaVu Sans" fo:font-size="11pt" fo:font-style="normal" style:text-underline-style="none" fo:font-weight="normal" officeooo:rsid="00752bae" officeooo:paragraph-rsid="0087ea3d" style:font-size-asian="11pt" style:font-style-asian="normal" style:font-weight-asian="normal" style:font-size-complex="11pt" style:font-style-complex="normal" style:font-weight-complex="normal"/>
    </style:style>
    <style:style style:name="P124" style:family="paragraph" style:parent-style-name="Standard">
      <style:paragraph-properties fo:margin-left="36pt" fo:margin-right="0pt" fo:margin-top="6.01pt" fo:margin-bottom="0pt" style:contextual-spacing="false" fo:text-indent="0pt" style:auto-text-indent="false">
        <style:tab-stops/>
      </style:paragraph-properties>
      <style:text-properties style:font-name="DejaVu Sans" fo:font-size="11pt" fo:font-style="normal" style:text-underline-style="none" fo:font-weight="normal" officeooo:rsid="0067ad42" officeooo:paragraph-rsid="00725987" style:font-size-asian="11pt" style:font-style-asian="normal" style:font-weight-asian="normal" style:font-size-complex="11pt" style:font-style-complex="normal" style:font-weight-complex="normal"/>
    </style:style>
    <style:style style:name="P125" style:family="paragraph" style:parent-style-name="Standard">
      <style:paragraph-properties fo:margin-left="36pt" fo:margin-right="0pt" fo:margin-top="6.01pt" fo:margin-bottom="0pt" style:contextual-spacing="false" fo:text-indent="0pt" style:auto-text-indent="false">
        <style:tab-stops/>
      </style:paragraph-properties>
      <style:text-properties style:font-name="DejaVu Sans" fo:font-size="11pt" fo:font-weight="normal" officeooo:rsid="007b1254" officeooo:paragraph-rsid="007b1254" style:font-size-asian="11pt" style:font-weight-asian="normal" style:font-size-complex="11pt" style:font-weight-complex="normal"/>
    </style:style>
    <style:style style:name="P126" style:family="paragraph" style:parent-style-name="Standard" style:master-page-name="">
      <style:paragraph-properties fo:margin-left="36pt" fo:margin-right="0pt" fo:margin-top="6.01pt" fo:margin-bottom="0pt" style:contextual-spacing="false" fo:text-indent="0pt" style:auto-text-indent="false" style:page-number="auto">
        <style:tab-stops>
          <style:tab-stop style:position="-5.7pt"/>
        </style:tab-stops>
      </style:paragraph-properties>
      <style:text-properties style:font-name="DejaVu Sans" fo:font-size="11pt" fo:font-weight="normal" officeooo:rsid="0082ddcf" officeooo:paragraph-rsid="00893120" style:font-size-asian="11pt" style:font-weight-asian="normal" style:font-size-complex="11pt" style:font-weight-complex="normal"/>
    </style:style>
    <style:style style:name="P127" style:family="paragraph" style:parent-style-name="Standard" style:master-page-name="">
      <style:paragraph-properties fo:margin-left="36pt" fo:margin-right="0pt" fo:margin-top="6.01pt" fo:margin-bottom="0pt" style:contextual-spacing="false" fo:text-indent="0pt" style:auto-text-indent="false" style:page-number="auto" fo:keep-with-next="always">
        <style:tab-stops/>
      </style:paragraph-properties>
      <style:text-properties style:font-name="DejaVu Sans" fo:font-size="11pt" fo:font-style="normal" style:text-underline-style="none" fo:font-weight="normal" officeooo:rsid="00752bae" officeooo:paragraph-rsid="0087ea3d" style:font-size-asian="11pt" style:font-style-asian="normal" style:font-weight-asian="normal" style:font-size-complex="11pt" style:font-style-complex="normal" style:font-weight-complex="normal"/>
    </style:style>
    <style:style style:name="P128" style:family="paragraph" style:parent-style-name="Standard" style:master-page-name="">
      <style:paragraph-properties fo:margin-left="36pt" fo:margin-right="0pt" fo:margin-top="6.01pt" fo:margin-bottom="0pt" style:contextual-spacing="false" fo:text-indent="0pt" style:auto-text-indent="false" style:page-number="auto">
        <style:tab-stops>
          <style:tab-stop style:position="-5.7pt"/>
        </style:tab-stops>
      </style:paragraph-properties>
      <style:text-properties style:font-name="DejaVu Sans" fo:font-size="11pt" fo:font-weight="normal" officeooo:rsid="008a9cd8" officeooo:paragraph-rsid="008a9cd8" style:font-size-asian="11pt" style:font-weight-asian="normal" style:font-size-complex="11pt" style:font-weight-complex="normal"/>
    </style:style>
    <style:style style:name="P129" style:family="paragraph" style:parent-style-name="Standard" style:master-page-name="">
      <style:paragraph-properties fo:margin-left="36pt" fo:margin-right="0pt" fo:margin-top="6.01pt" fo:margin-bottom="0pt" style:contextual-spacing="false" fo:text-indent="0pt" style:auto-text-indent="false" style:page-number="auto">
        <style:tab-stops/>
      </style:paragraph-properties>
      <style:text-properties style:font-name="DejaVu Sans" fo:font-size="11pt" fo:font-weight="normal" officeooo:rsid="00725987" officeooo:paragraph-rsid="007e3b76" style:font-size-asian="11pt" style:font-weight-asian="normal" style:font-size-complex="11pt" style:font-weight-complex="normal"/>
    </style:style>
    <style:style style:name="P130" style:family="paragraph" style:parent-style-name="Standard" style:master-page-name="">
      <style:paragraph-properties fo:margin-left="36pt" fo:margin-right="0pt" fo:margin-top="6.01pt" fo:margin-bottom="0pt" style:contextual-spacing="false" fo:text-indent="0pt" style:auto-text-indent="false" style:page-number="auto">
        <style:tab-stops/>
      </style:paragraph-properties>
      <style:text-properties style:font-name="DejaVu Sans" fo:font-size="11pt" fo:font-style="normal" style:text-underline-style="none" fo:font-weight="normal" officeooo:rsid="0077c35d" officeooo:paragraph-rsid="0079a51e" style:font-size-asian="11pt" style:font-style-asian="normal" style:font-weight-asian="normal" style:font-size-complex="11pt" style:font-style-complex="normal" style:font-weight-complex="normal"/>
    </style:style>
    <style:style style:name="P131" style:family="paragraph" style:parent-style-name="Standard" style:master-page-name="">
      <style:paragraph-properties fo:margin-left="36pt" fo:margin-right="0pt" fo:margin-top="6.01pt" fo:margin-bottom="0pt" style:contextual-spacing="false" fo:text-indent="0pt" style:auto-text-indent="false" style:page-number="auto" fo:keep-with-next="always">
        <style:tab-stops/>
      </style:paragraph-properties>
      <style:text-properties style:font-name="DejaVu Sans" fo:font-size="11pt" fo:font-weight="normal" officeooo:rsid="00083208" officeooo:paragraph-rsid="00725987" style:font-size-asian="9.60000038146973pt" style:font-weight-asian="normal" style:font-size-complex="11pt" style:font-weight-complex="normal"/>
    </style:style>
    <style:style style:name="P132" style:family="paragraph" style:parent-style-name="Standard">
      <style:paragraph-properties fo:margin-left="36pt" fo:margin-right="0pt" fo:margin-top="6.01pt" fo:margin-bottom="0pt" style:contextual-spacing="false" fo:text-indent="0pt" style:auto-text-indent="false" fo:keep-with-next="always">
        <style:tab-stops/>
      </style:paragraph-properties>
      <style:text-properties style:font-name="DejaVu Sans" fo:font-size="10pt" fo:font-weight="normal" officeooo:rsid="001d48ee" officeooo:paragraph-rsid="00725987" style:font-size-asian="10pt" style:font-weight-asian="normal" style:font-size-complex="10pt" style:font-weight-complex="normal"/>
    </style:style>
    <style:style style:name="P133" style:family="paragraph" style:parent-style-name="Standard" style:list-style-name="L3">
      <style:paragraph-properties fo:margin-top="4pt" fo:margin-bottom="0pt" style:contextual-spacing="false" fo:keep-with-next="always"/>
      <style:text-properties style:font-name="DejaVu Sans" fo:font-size="10pt" fo:font-weight="normal" officeooo:rsid="0056d139" officeooo:paragraph-rsid="0058495f" style:font-size-asian="10pt" style:font-weight-asian="normal" style:font-size-complex="10pt" style:font-weight-complex="normal"/>
    </style:style>
    <style:style style:name="P134" style:family="paragraph" style:parent-style-name="Standard" style:list-style-name="L3">
      <style:paragraph-properties fo:margin-top="4pt" fo:margin-bottom="0pt" style:contextual-spacing="false" fo:keep-with-next="always"/>
      <style:text-properties style:font-name="DejaVu Sans" fo:font-size="11pt" fo:font-weight="normal" officeooo:rsid="0056d139" officeooo:paragraph-rsid="0058495f" style:font-size-asian="9.60000038146973pt" style:font-weight-asian="normal" style:font-size-complex="11pt" style:font-weight-complex="normal"/>
    </style:style>
    <style:style style:name="P135" style:family="paragraph" style:parent-style-name="Standard" style:list-style-name="L3">
      <style:paragraph-properties fo:margin-top="4pt" fo:margin-bottom="0pt" style:contextual-spacing="false" fo:keep-with-next="always"/>
      <style:text-properties style:font-name="DejaVu Sans" fo:font-size="11pt" fo:font-weight="normal" officeooo:rsid="0058495f" officeooo:paragraph-rsid="0058495f" style:font-size-asian="9.60000038146973pt" style:font-weight-asian="normal" style:font-size-complex="11pt" style:font-weight-complex="normal"/>
    </style:style>
    <style:style style:name="P136" style:family="paragraph" style:parent-style-name="Standard" style:list-style-name="L3">
      <style:paragraph-properties fo:margin-top="4pt" fo:margin-bottom="0pt" style:contextual-spacing="false"/>
      <style:text-properties style:font-name="DejaVu Sans" fo:font-size="11pt" fo:font-weight="normal" officeooo:rsid="0065344c" officeooo:paragraph-rsid="00707b93" style:font-size-asian="9.60000038146973pt" style:font-weight-asian="normal" style:font-size-complex="11pt" style:font-weight-complex="normal"/>
    </style:style>
    <style:style style:name="P137" style:family="paragraph" style:parent-style-name="Standard" style:list-style-name="L6">
      <style:paragraph-properties fo:margin-left="64.01pt" fo:margin-right="24.01pt" fo:margin-top="4pt" fo:margin-bottom="0pt" style:contextual-spacing="false" fo:text-indent="-10.01pt" style:auto-text-indent="false" fo:keep-with-next="always">
        <style:tab-stops/>
      </style:paragraph-properties>
      <style:text-properties style:font-name="DejaVu Sans" fo:font-size="11pt" fo:font-weight="normal" officeooo:rsid="0058495f" officeooo:paragraph-rsid="0058495f" style:font-size-asian="9.60000038146973pt" style:font-weight-asian="normal" style:font-size-complex="11pt" style:font-weight-complex="normal"/>
    </style:style>
    <style:style style:name="P138" style:family="paragraph" style:parent-style-name="Standard" style:list-style-name="L6" style:master-page-name="">
      <style:paragraph-properties fo:margin-left="64.01pt" fo:margin-right="24.01pt" fo:margin-top="2.01pt" fo:margin-bottom="0pt" style:contextual-spacing="false" fo:text-indent="-10.01pt" style:auto-text-indent="false" style:page-number="auto" fo:keep-with-next="always">
        <style:tab-stops/>
      </style:paragraph-properties>
      <style:text-properties style:font-name="DejaVu Sans" fo:font-size="11pt" fo:font-weight="normal" officeooo:rsid="0058495f" officeooo:paragraph-rsid="0058495f" style:font-size-asian="9.60000038146973pt" style:font-weight-asian="normal" style:font-size-complex="11pt" style:font-weight-complex="normal"/>
    </style:style>
    <style:style style:name="P139" style:family="paragraph" style:parent-style-name="Standard" style:list-style-name="L6">
      <style:paragraph-properties fo:margin-left="64.01pt" fo:margin-right="24.01pt" fo:margin-top="2.01pt" fo:margin-bottom="0pt" style:contextual-spacing="false" fo:text-indent="-10.01pt" style:auto-text-indent="false" fo:keep-with-next="always">
        <style:tab-stops/>
      </style:paragraph-properties>
      <style:text-properties style:font-name="DejaVu Sans" fo:font-size="11pt" fo:font-weight="normal" officeooo:rsid="0058495f" officeooo:paragraph-rsid="0058495f" style:font-size-asian="9.60000038146973pt" style:font-weight-asian="normal" style:font-size-complex="11pt" style:font-weight-complex="normal"/>
    </style:style>
    <style:style style:name="P140" style:family="paragraph" style:parent-style-name="Standard" style:list-style-name="L6">
      <style:paragraph-properties fo:margin-left="64.01pt" fo:margin-right="24.01pt" fo:margin-top="2.01pt" fo:margin-bottom="0pt" style:contextual-spacing="false" fo:text-indent="-10.01pt" style:auto-text-indent="false">
        <style:tab-stops/>
      </style:paragraph-properties>
      <style:text-properties style:font-name="DejaVu Sans" fo:font-size="11pt" fo:font-weight="normal" officeooo:rsid="0058495f" officeooo:paragraph-rsid="0058495f" style:font-size-asian="9.60000038146973pt" style:font-weight-asian="normal" style:font-size-complex="11pt" style:font-weight-complex="normal"/>
    </style:style>
    <style:style style:name="P141" style:family="paragraph" style:parent-style-name="Standard" style:list-style-name="L7">
      <style:paragraph-properties fo:margin-left="64.01pt" fo:margin-right="24.01pt" fo:margin-top="2.01pt" fo:margin-bottom="0pt" style:contextual-spacing="false" fo:text-indent="-10.01pt" style:auto-text-indent="false">
        <style:tab-stops/>
      </style:paragraph-properties>
      <style:text-properties style:font-name="DejaVu Sans" fo:font-size="11pt" fo:font-weight="normal" officeooo:rsid="0057bcf4" officeooo:paragraph-rsid="0057bcf4" style:font-size-asian="9.60000038146973pt" style:font-weight-asian="normal" style:font-size-complex="11pt" style:font-weight-complex="normal"/>
    </style:style>
    <style:style style:name="P142" style:family="paragraph" style:parent-style-name="Standard" style:list-style-name="L7">
      <style:paragraph-properties fo:margin-left="64.01pt" fo:margin-right="24.01pt" fo:margin-top="2.01pt" fo:margin-bottom="0pt" style:contextual-spacing="false" fo:text-indent="-10.01pt" style:auto-text-indent="false">
        <style:tab-stops/>
      </style:paragraph-properties>
      <style:text-properties style:font-name="DejaVu Sans" fo:font-size="11pt" fo:font-weight="normal" officeooo:rsid="00630445" officeooo:paragraph-rsid="00630445" style:font-size-asian="9.60000038146973pt" style:font-weight-asian="normal" style:font-size-complex="11pt" style:font-weight-complex="normal"/>
    </style:style>
    <style:style style:name="P143" style:family="paragraph" style:parent-style-name="Standard" style:list-style-name="L7">
      <style:paragraph-properties fo:margin-left="64.01pt" fo:margin-right="24.01pt" fo:margin-top="6.01pt" fo:margin-bottom="0pt" style:contextual-spacing="false" fo:text-indent="-10.01pt" style:auto-text-indent="false">
        <style:tab-stops/>
      </style:paragraph-properties>
      <style:text-properties style:font-name="DejaVu Sans" fo:font-size="11pt" fo:font-weight="normal" officeooo:rsid="0057bcf4" officeooo:paragraph-rsid="0057bcf4" style:font-size-asian="9.60000038146973pt" style:font-weight-asian="normal" style:font-size-complex="11pt" style:font-weight-complex="normal"/>
    </style:style>
    <style:style style:name="P144" style:family="paragraph" style:parent-style-name="Standard" style:list-style-name="L7">
      <style:paragraph-properties fo:margin-left="64.01pt" fo:margin-right="0pt" fo:margin-top="2.01pt" fo:margin-bottom="0pt" style:contextual-spacing="false" fo:text-indent="-10.01pt" style:auto-text-indent="false">
        <style:tab-stops/>
      </style:paragraph-properties>
      <style:text-properties style:font-name="DejaVu Sans" fo:font-size="11pt" fo:font-weight="normal" officeooo:rsid="005e4821" officeooo:paragraph-rsid="005e4821" style:font-size-asian="9.60000038146973pt" style:font-weight-asian="normal" style:font-size-complex="11pt" style:font-weight-complex="normal"/>
    </style:style>
    <style:style style:name="P145" style:family="paragraph" style:parent-style-name="Standard" style:list-style-name="L3" style:master-page-name="">
      <style:paragraph-properties fo:margin-top="2.01pt" fo:margin-bottom="0pt" style:contextual-spacing="false" style:page-number="auto"/>
      <style:text-properties style:font-name="DejaVu Sans" fo:font-size="11pt" fo:font-weight="normal" officeooo:rsid="0065344c" officeooo:paragraph-rsid="0065e031" style:font-size-asian="9.60000038146973pt" style:font-weight-asian="normal" style:font-size-complex="11pt" style:font-weight-complex="normal"/>
    </style:style>
    <style:style style:name="P146" style:family="paragraph" style:parent-style-name="Standard" style:list-style-name="L3">
      <style:paragraph-properties fo:margin-top="2.01pt" fo:margin-bottom="0pt" style:contextual-spacing="false"/>
      <style:text-properties style:font-name="DejaVu Sans" fo:font-size="11pt" fo:font-style="normal" style:text-underline-style="none" fo:font-weight="normal" officeooo:rsid="0065344c" officeooo:paragraph-rsid="0065344c" style:font-size-asian="9.60000038146973pt" style:font-style-asian="normal" style:font-weight-asian="normal" style:font-size-complex="11pt" style:font-style-complex="normal" style:font-weight-complex="normal"/>
    </style:style>
    <style:style style:name="P147" style:family="paragraph" style:parent-style-name="Standard" style:list-style-name="L3">
      <style:paragraph-properties fo:margin-left="36pt" fo:margin-right="0pt" fo:margin-top="4pt" fo:margin-bottom="0pt" style:contextual-spacing="false" fo:text-indent="-18pt" style:auto-text-indent="false"/>
      <style:text-properties style:font-name="DejaVu Sans" fo:font-size="11pt" fo:font-weight="normal" officeooo:rsid="0065344c" officeooo:paragraph-rsid="0065344c" style:font-size-asian="9.60000038146973pt" style:font-weight-asian="normal" style:font-size-complex="11pt" style:font-weight-complex="normal"/>
    </style:style>
    <style:style style:name="P148" style:family="paragraph" style:parent-style-name="Standard" style:list-style-name="L3" style:master-page-name="">
      <style:paragraph-properties fo:margin-left="36pt" fo:margin-right="0pt" fo:margin-top="18pt" fo:margin-bottom="0pt" style:contextual-spacing="false" fo:text-indent="-18pt" style:auto-text-indent="false" style:page-number="auto" fo:keep-with-next="always">
        <style:tab-stops/>
      </style:paragraph-properties>
      <style:text-properties style:font-name="DejaVu Sans" fo:font-size="11pt" fo:font-weight="normal" officeooo:rsid="00725987" officeooo:paragraph-rsid="0079a51e" style:font-size-asian="11pt" style:font-weight-asian="normal" style:font-size-complex="11pt" style:font-weight-complex="normal"/>
    </style:style>
    <style:style style:name="P149" style:family="paragraph" style:parent-style-name="Standard" style:list-style-name="L3" style:master-page-name="">
      <style:paragraph-properties fo:margin-left="36pt" fo:margin-right="0pt" fo:margin-top="18pt" fo:margin-bottom="0pt" style:contextual-spacing="false" fo:text-indent="-18pt" style:auto-text-indent="false" style:page-number="auto">
        <style:tab-stops/>
      </style:paragraph-properties>
      <style:text-properties style:font-name="DejaVu Sans" fo:font-size="11pt" fo:font-weight="normal" officeooo:rsid="00725987" officeooo:paragraph-rsid="00725987" style:font-size-asian="11pt" style:font-weight-asian="normal" style:font-size-complex="11pt" style:font-weight-complex="normal"/>
    </style:style>
    <style:style style:name="P150" style:family="paragraph" style:parent-style-name="Standard" style:list-style-name="L3">
      <style:paragraph-properties fo:margin-left="36pt" fo:margin-right="0pt" fo:margin-top="18pt" fo:margin-bottom="0pt" style:contextual-spacing="false" fo:text-indent="-18pt" style:auto-text-indent="false">
        <style:tab-stops/>
      </style:paragraph-properties>
      <style:text-properties style:font-name="DejaVu Sans" fo:font-size="11pt" fo:font-weight="normal" officeooo:rsid="00725987" officeooo:paragraph-rsid="007c6545" style:font-size-asian="11pt" style:font-weight-asian="normal" style:font-size-complex="11pt" style:font-weight-complex="normal"/>
    </style:style>
    <style:style style:name="P151" style:family="paragraph" style:parent-style-name="Standard" style:list-style-name="L3">
      <style:paragraph-properties fo:margin-left="36pt" fo:margin-right="0pt" fo:margin-top="18pt" fo:margin-bottom="0pt" style:contextual-spacing="false" fo:text-indent="-18pt" style:auto-text-indent="false">
        <style:tab-stops/>
      </style:paragraph-properties>
      <style:text-properties style:font-name="DejaVu Sans" fo:font-size="11pt" fo:font-weight="normal" officeooo:rsid="00725987" officeooo:paragraph-rsid="00725987" style:font-size-asian="11pt" style:font-weight-asian="normal" style:font-size-complex="11pt" style:font-weight-complex="normal"/>
    </style:style>
    <style:style style:name="P152" style:family="paragraph" style:parent-style-name="Standard" style:list-style-name="L3">
      <style:paragraph-properties fo:margin-left="36pt" fo:margin-right="0pt" fo:margin-top="18pt" fo:margin-bottom="0pt" style:contextual-spacing="false" fo:text-indent="-18pt" style:auto-text-indent="false">
        <style:tab-stops/>
      </style:paragraph-properties>
      <style:text-properties style:font-name="DejaVu Sans" fo:font-size="11pt" fo:font-weight="normal" officeooo:rsid="00725987" officeooo:paragraph-rsid="00725987" style:font-size-asian="11pt" style:font-weight-asian="normal" style:font-size-complex="11pt" style:font-weight-complex="normal"/>
    </style:style>
    <style:style style:name="P153" style:family="paragraph" style:parent-style-name="Standard" style:list-style-name="L3" style:master-page-name="">
      <style:paragraph-properties fo:margin-left="36pt" fo:margin-right="0pt" fo:margin-top="18pt" fo:margin-bottom="0pt" style:contextual-spacing="false" fo:text-indent="-18pt" style:auto-text-indent="false" style:page-number="auto" fo:keep-with-next="always">
        <style:tab-stops/>
      </style:paragraph-properties>
      <style:text-properties style:font-name="DejaVu Sans" fo:font-size="11pt" fo:font-weight="normal" officeooo:rsid="00725987" officeooo:paragraph-rsid="007e3b76" style:font-size-asian="11pt" style:font-weight-asian="normal" style:font-size-complex="11pt" style:font-weight-complex="normal"/>
    </style:style>
    <style:style style:name="P154" style:family="paragraph" style:parent-style-name="Standard" style:list-style-name="L3" style:master-page-name="">
      <style:paragraph-properties fo:margin-left="36pt" fo:margin-right="0pt" fo:margin-top="18pt" fo:margin-bottom="0pt" style:contextual-spacing="false" fo:text-indent="-18pt" style:auto-text-indent="false" style:page-number="auto" fo:keep-with-next="always">
        <style:tab-stops/>
      </style:paragraph-properties>
      <style:text-properties style:font-name="DejaVu Sans" fo:font-size="11pt" fo:font-weight="normal" officeooo:rsid="00725987" officeooo:paragraph-rsid="0087ea3d" style:font-size-asian="11pt" style:font-weight-asian="normal" style:font-size-complex="11pt" style:font-weight-complex="normal"/>
    </style:style>
    <style:style style:name="P155" style:family="paragraph" style:parent-style-name="Standard" style:list-style-name="L3" style:master-page-name="">
      <style:paragraph-properties fo:margin-left="36pt" fo:margin-right="0pt" fo:margin-top="18pt" fo:margin-bottom="0pt" style:contextual-spacing="false" fo:keep-together="always" fo:text-indent="-18pt" style:auto-text-indent="false" style:page-number="auto">
        <style:tab-stops/>
      </style:paragraph-properties>
      <style:text-properties style:font-name="DejaVu Sans" fo:font-size="11pt" fo:font-weight="normal" officeooo:rsid="00725987" officeooo:paragraph-rsid="0087ea3d" style:font-size-asian="11pt" style:font-weight-asian="normal" style:font-size-complex="11pt" style:font-weight-complex="normal"/>
    </style:style>
    <style:style style:name="P156" style:family="paragraph" style:parent-style-name="Standard" style:list-style-name="L3" style:master-page-name="">
      <style:paragraph-properties fo:margin-left="36pt" fo:margin-right="0pt" fo:margin-top="18pt" fo:margin-bottom="0pt" style:contextual-spacing="false" fo:text-indent="-18pt" style:auto-text-indent="false" style:page-number="auto" fo:keep-with-next="always">
        <style:tab-stops/>
      </style:paragraph-properties>
      <style:text-properties style:font-name="DejaVu Sans" fo:font-size="11pt" officeooo:rsid="008c4924" officeooo:paragraph-rsid="008c4924" style:font-size-asian="11pt" style:font-size-complex="11pt"/>
    </style:style>
    <style:style style:name="P157" style:family="paragraph" style:parent-style-name="Standard" style:master-page-name="">
      <style:paragraph-properties fo:margin-top="11.99pt" fo:margin-bottom="0pt" style:contextual-spacing="false" style:page-number="auto" fo:keep-with-next="always"/>
      <style:text-properties style:font-name="DejaVu Sans" fo:font-size="13pt" fo:font-weight="bold" officeooo:rsid="00083208" officeooo:paragraph-rsid="000e17da" style:font-size-asian="13pt" style:font-weight-asian="bold" style:font-size-complex="13pt" style:font-weight-complex="bold"/>
    </style:style>
    <style:style style:name="P158" style:family="paragraph" style:parent-style-name="Standard" style:list-style-name="L3">
      <style:paragraph-properties fo:margin-left="36pt" fo:margin-right="-11.99pt" fo:margin-top="18pt" fo:margin-bottom="0pt" style:contextual-spacing="false" fo:text-indent="-18pt" style:auto-text-indent="false">
        <style:tab-stops/>
      </style:paragraph-properties>
      <style:text-properties style:font-name="DejaVu Sans" fo:font-size="11pt" officeooo:paragraph-rsid="00725987" style:font-size-asian="11pt" style:font-size-complex="11pt"/>
    </style:style>
    <style:style style:name="P159" style:family="paragraph" style:parent-style-name="Standard" style:list-style-name="L3" style:master-page-name="">
      <style:paragraph-properties fo:margin-left="36pt" fo:margin-right="11.99pt" fo:margin-top="18pt" fo:margin-bottom="0pt" style:contextual-spacing="false" fo:text-indent="-18pt" style:auto-text-indent="false" style:page-number="auto">
        <style:tab-stops/>
      </style:paragraph-properties>
      <style:text-properties style:font-name="DejaVu Sans" fo:font-size="11pt" fo:font-weight="normal" officeooo:rsid="00213241" officeooo:paragraph-rsid="00725987" style:font-size-asian="9.60000038146973pt" style:font-weight-asian="normal" style:font-size-complex="11pt" style:font-weight-complex="normal"/>
    </style:style>
    <style:style style:name="P160" style:family="paragraph">
      <style:paragraph-properties fo:text-align="center"/>
    </style:style>
    <style:style style:name="T1" style:family="text">
      <style:text-properties officeooo:rsid="00713859"/>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style:font-size-asian="16pt" style:font-size-complex="16pt"/>
    </style:style>
    <style:style style:name="T4" style:family="text">
      <style:text-properties fo:font-size="16pt" officeooo:rsid="00083208" style:font-size-asian="16pt" style:font-size-complex="16pt"/>
    </style:style>
    <style:style style:name="T5" style:family="text">
      <style:text-properties fo:font-size="16pt" officeooo:rsid="00725987" style:font-size-asian="16pt" style:font-size-complex="16pt"/>
    </style:style>
    <style:style style:name="T6" style:family="text">
      <style:text-properties officeooo:rsid="0008cbf6"/>
    </style:style>
    <style:style style:name="T7" style:family="text">
      <style:text-properties officeooo:rsid="0009d198"/>
    </style:style>
    <style:style style:name="T8" style:family="text">
      <style:text-properties fo:font-weight="bold" style:font-weight-asian="bold" style:font-weight-complex="bold"/>
    </style:style>
    <style:style style:name="T9" style:family="text">
      <style:text-properties fo:font-weight="bold" officeooo:rsid="003a945a" style:font-weight-asian="bold" style:font-weight-complex="bold"/>
    </style:style>
    <style:style style:name="T10" style:family="text">
      <style:text-properties fo:font-weight="bold" officeooo:rsid="003c9d9c" style:font-weight-asian="bold" style:font-weight-complex="bold"/>
    </style:style>
    <style:style style:name="T11" style:family="text">
      <style:text-properties fo:font-weight="bold" officeooo:rsid="003e38e5" style:font-weight-asian="bold" style:font-weight-complex="bold"/>
    </style:style>
    <style:style style:name="T12" style:family="text">
      <style:text-properties fo:font-weight="bold" officeooo:rsid="0049f224" style:font-weight-asian="bold" style:font-weight-complex="bold"/>
    </style:style>
    <style:style style:name="T13" style:family="text">
      <style:text-properties fo:font-weight="bold" officeooo:rsid="00622240" style:font-weight-asian="bold" style:font-weight-complex="bold"/>
    </style:style>
    <style:style style:name="T14" style:family="text">
      <style:text-properties fo:font-weight="bold" officeooo:rsid="001d48ee" style:font-weight-asian="bold" style:font-weight-complex="bold"/>
    </style:style>
    <style:style style:name="T15" style:family="text">
      <style:text-properties fo:font-weight="bold" officeooo:rsid="0049ed46" style:font-weight-asian="bold" style:font-weight-complex="bold"/>
    </style:style>
    <style:style style:name="T16" style:family="text">
      <style:text-properties fo:font-weight="bold" officeooo:rsid="006d155e" style:font-weight-asian="bold" style:font-weight-complex="bold"/>
    </style:style>
    <style:style style:name="T17" style:family="text">
      <style:text-properties fo:font-weight="bold" style:font-name-asian="Droid Sans Fallback" style:font-weight-asian="bold" style:font-name-complex="FreeSans" style:font-weight-complex="bold"/>
    </style:style>
    <style:style style:name="T18" style:family="text">
      <style:text-properties style:font-name="DejaVu Sans1" style:font-name-asian="DejaVu Sans1" style:font-name-complex="DejaVu Sans1"/>
    </style:style>
    <style:style style:name="T19" style:family="text">
      <style:text-properties style:font-name="DejaVu Sans1" fo:font-style="normal" style:text-underline-style="none" officeooo:rsid="007c6545" style:font-style-asian="normal" style:font-style-complex="normal"/>
    </style:style>
    <style:style style:name="T20" style:family="text">
      <style:text-properties style:font-name-asian="Droid Sans Fallback" style:font-name-complex="FreeSans"/>
    </style:style>
    <style:style style:name="T21" style:family="text">
      <style:text-properties fo:font-style="italic" style:font-style-asian="italic" style:font-style-complex="italic"/>
    </style:style>
    <style:style style:name="T22" style:family="text">
      <style:text-properties fo:font-style="italic" officeooo:rsid="0023cd16" style:font-style-asian="italic" style:font-style-complex="italic"/>
    </style:style>
    <style:style style:name="T23" style:family="text">
      <style:text-properties fo:font-style="italic" officeooo:rsid="0037d322" style:font-style-asian="italic" style:font-style-complex="italic"/>
    </style:style>
    <style:style style:name="T24" style:family="text">
      <style:text-properties fo:font-style="italic" officeooo:rsid="005fc1bc" style:font-style-asian="italic" style:font-style-complex="italic"/>
    </style:style>
    <style:style style:name="T25" style:family="text">
      <style:text-properties fo:font-style="italic" officeooo:rsid="006d385f" style:font-style-asian="italic" style:font-style-complex="italic"/>
    </style:style>
    <style:style style:name="T26" style:family="text">
      <style:text-properties fo:font-style="italic" officeooo:rsid="006ff35e" style:font-style-asian="italic" style:font-style-complex="italic"/>
    </style:style>
    <style:style style:name="T27" style:family="text">
      <style:text-properties fo:font-style="italic" officeooo:rsid="001d48ee" style:font-style-asian="italic" style:font-style-complex="italic"/>
    </style:style>
    <style:style style:name="T28" style:family="text">
      <style:text-properties fo:font-style="italic" officeooo:rsid="00743f1a" style:font-style-asian="italic" style:font-style-complex="italic"/>
    </style:style>
    <style:style style:name="T29" style:family="text">
      <style:text-properties fo:font-style="italic" style:font-name-asian="Droid Sans Fallback" style:font-style-asian="italic" style:font-name-complex="FreeSans" style:font-style-complex="italic"/>
    </style:style>
    <style:style style:name="T30" style:family="text">
      <style:text-properties fo:font-style="italic" officeooo:rsid="000b4e87" style:font-name-asian="Droid Sans Fallback" style:font-style-asian="italic" style:font-name-complex="FreeSans" style:font-style-complex="italic"/>
    </style:style>
    <style:style style:name="T31" style:family="text">
      <style:text-properties fo:font-style="italic" style:text-underline-style="solid" style:text-underline-width="auto" style:text-underline-color="font-color" officeooo:rsid="000b4e87" style:font-name-asian="Droid Sans Fallback" style:font-style-asian="italic" style:font-name-complex="FreeSans"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23cd16" style:font-style-asian="italic" style:font-style-complex="italic"/>
    </style:style>
    <style:style style:name="T34" style:family="text">
      <style:text-properties fo:font-style="italic" style:text-underline-style="solid" style:text-underline-width="auto" style:text-underline-color="font-color" officeooo:rsid="001af648" style:font-style-asian="italic" style:font-style-complex="italic"/>
    </style:style>
    <style:style style:name="T35" style:family="text">
      <style:text-properties fo:font-style="italic" style:text-underline-style="none" style:font-name-asian="Droid Sans Fallback" style:font-style-asian="italic" style:font-name-complex="FreeSans" style:font-style-complex="italic"/>
    </style:style>
    <style:style style:name="T36" style:family="text">
      <style:text-properties fo:font-style="italic" style:text-underline-style="none" officeooo:rsid="000b4e87" style:font-name-asian="Droid Sans Fallback" style:font-style-asian="italic" style:font-name-complex="FreeSans"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officeooo:rsid="0062e2d4" style:font-style-asian="italic" style:font-style-complex="italic"/>
    </style:style>
    <style:style style:name="T39" style:family="text">
      <style:text-properties fo:font-style="italic" style:text-underline-style="none" officeooo:rsid="00745053"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officeooo:rsid="0049ed46" style:font-style-asian="italic" style:font-weight-asian="normal" style:font-style-complex="italic" style:font-weight-complex="normal"/>
    </style:style>
    <style:style style:name="T42" style:family="text">
      <style:text-properties fo:font-style="italic" fo:font-weight="normal" officeooo:rsid="006d155e" style:font-style-asian="italic" style:font-weight-asian="normal" style:font-style-complex="italic" style:font-weight-complex="normal"/>
    </style:style>
    <style:style style:name="T43" style:family="text">
      <style:text-properties fo:font-style="normal" style:font-name-asian="Droid Sans Fallback" style:font-style-asian="normal" style:font-name-complex="FreeSans" style:font-style-complex="normal"/>
    </style:style>
    <style:style style:name="T44" style:family="text">
      <style:text-properties fo:font-style="normal" officeooo:rsid="000b4e87" style:font-name-asian="Droid Sans Fallback" style:font-style-asian="normal" style:font-name-complex="FreeSans"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23cd16" style:font-style-asian="normal" style:font-style-complex="normal"/>
    </style:style>
    <style:style style:name="T47" style:family="text">
      <style:text-properties fo:font-style="normal" style:text-underline-style="none" officeooo:rsid="00602ad3" style:font-style-asian="normal" style:font-style-complex="normal"/>
    </style:style>
    <style:style style:name="T48" style:family="text">
      <style:text-properties fo:font-style="normal" style:text-underline-style="none" officeooo:rsid="00609412" style:font-style-asian="normal" style:font-style-complex="normal"/>
    </style:style>
    <style:style style:name="T49" style:family="text">
      <style:text-properties fo:font-style="normal" style:text-underline-style="none" officeooo:rsid="0062e2d4" style:font-style-asian="normal" style:font-style-complex="normal"/>
    </style:style>
    <style:style style:name="T50" style:family="text">
      <style:text-properties fo:font-style="normal" style:text-underline-style="none" officeooo:rsid="0065e031" style:font-style-asian="normal" style:font-style-complex="normal"/>
    </style:style>
    <style:style style:name="T51" style:family="text">
      <style:text-properties fo:font-style="normal" style:text-underline-style="none" officeooo:rsid="0067ad42" style:font-style-asian="normal" style:font-style-complex="normal"/>
    </style:style>
    <style:style style:name="T52" style:family="text">
      <style:text-properties fo:font-style="normal" style:text-underline-style="none" officeooo:rsid="006921e5" style:font-style-asian="normal" style:font-style-complex="normal"/>
    </style:style>
    <style:style style:name="T53" style:family="text">
      <style:text-properties fo:font-style="normal" style:text-underline-style="none" officeooo:rsid="006990b5" style:font-style-asian="normal" style:font-style-complex="normal"/>
    </style:style>
    <style:style style:name="T54" style:family="text">
      <style:text-properties fo:font-style="normal" style:text-underline-style="none" officeooo:rsid="0069edd5" style:font-style-asian="normal" style:font-style-complex="normal"/>
    </style:style>
    <style:style style:name="T55" style:family="text">
      <style:text-properties fo:font-style="normal" style:text-underline-style="none" officeooo:rsid="00725987" style:font-style-asian="normal" style:font-style-complex="normal"/>
    </style:style>
    <style:style style:name="T56" style:family="text">
      <style:text-properties fo:font-style="normal" style:text-underline-style="none" officeooo:rsid="00745053" style:font-style-asian="normal" style:font-style-complex="normal"/>
    </style:style>
    <style:style style:name="T57" style:family="text">
      <style:text-properties fo:font-style="normal" style:text-underline-style="none" officeooo:rsid="00752bae" style:font-style-asian="normal" style:font-style-complex="normal"/>
    </style:style>
    <style:style style:name="T58" style:family="text">
      <style:text-properties fo:font-style="normal" style:text-underline-style="none" officeooo:rsid="0076189e" style:font-style-asian="normal" style:font-style-complex="normal"/>
    </style:style>
    <style:style style:name="T59" style:family="text">
      <style:text-properties fo:font-style="normal" style:text-underline-style="none" officeooo:rsid="0077c35d" style:font-style-asian="normal" style:font-style-complex="normal"/>
    </style:style>
    <style:style style:name="T60" style:family="text">
      <style:text-properties fo:font-style="normal" style:text-underline-style="none" officeooo:rsid="007c6545" style:font-style-asian="normal" style:font-style-complex="normal"/>
    </style:style>
    <style:style style:name="T61" style:family="text">
      <style:text-properties fo:font-style="normal" style:text-underline-style="none" officeooo:rsid="007cebd3" style:font-style-asian="normal" style:font-style-complex="normal"/>
    </style:style>
    <style:style style:name="T62" style:family="text">
      <style:text-properties fo:font-style="normal" style:text-underline-style="none" officeooo:rsid="007e3b76" style:font-style-asian="normal" style:font-style-complex="normal"/>
    </style:style>
    <style:style style:name="T63" style:family="text">
      <style:text-properties fo:font-style="normal" style:text-underline-style="none" officeooo:rsid="00810af0" style:font-style-asian="normal" style:font-style-complex="normal"/>
    </style:style>
    <style:style style:name="T64" style:family="text">
      <style:text-properties fo:font-style="normal" style:text-underline-style="none" officeooo:rsid="00845ac2" style:font-style-asian="normal" style:font-style-complex="normal"/>
    </style:style>
    <style:style style:name="T65" style:family="text">
      <style:text-properties fo:font-style="normal" style:text-underline-style="none" officeooo:rsid="0086423b" style:font-style-asian="normal" style:font-style-complex="normal"/>
    </style:style>
    <style:style style:name="T66" style:family="text">
      <style:text-properties fo:font-style="normal" style:text-underline-style="none" officeooo:rsid="008a9cd8" style:font-style-asian="normal" style:font-style-complex="normal"/>
    </style:style>
    <style:style style:name="T67" style:family="text">
      <style:text-properties fo:font-style="normal" style:text-underline-style="none" style:font-name-asian="Droid Sans Fallback" style:font-style-asian="normal" style:font-name-complex="FreeSans" style:font-style-complex="normal"/>
    </style:style>
    <style:style style:name="T68" style:family="text">
      <style:text-properties fo:font-style="normal" style:text-underline-style="none" officeooo:rsid="000c99bc" style:font-name-asian="Droid Sans Fallback" style:font-style-asian="normal" style:font-name-complex="FreeSans" style:font-style-complex="normal"/>
    </style:style>
    <style:style style:name="T69" style:family="text">
      <style:text-properties fo:font-style="normal" style:text-underline-style="none" fo:font-weight="bold" style:font-style-asian="normal" style:font-weight-asian="bold" style:font-style-complex="normal" style:font-weight-complex="bold"/>
    </style:style>
    <style:style style:name="T70" style:family="text">
      <style:text-properties fo:font-style="normal" style:text-underline-style="none" fo:font-weight="bold" officeooo:rsid="00609412" style:font-style-asian="normal" style:font-weight-asian="bold" style:font-style-complex="normal" style:font-weight-complex="bold"/>
    </style:style>
    <style:style style:name="T71" style:family="text">
      <style:text-properties fo:font-style="normal" style:text-underline-style="none" fo:font-weight="bold" officeooo:rsid="00725987" style:font-style-asian="normal" style:font-weight-asian="bold" style:font-style-complex="normal" style:font-weight-complex="bold"/>
    </style:style>
    <style:style style:name="T72" style:family="text">
      <style:text-properties fo:font-style="normal" style:text-underline-style="none" fo:font-weight="bold" officeooo:rsid="00752bae" style:font-style-asian="normal" style:font-weight-asian="bold" style:font-style-complex="normal" style:font-weight-complex="bold"/>
    </style:style>
    <style:style style:name="T73" style:family="text">
      <style:text-properties fo:font-style="normal" style:text-underline-style="none" fo:font-weight="bold" officeooo:rsid="0076189e" style:font-style-asian="normal" style:font-weight-asian="bold" style:font-style-complex="normal" style:font-weight-complex="bold"/>
    </style:style>
    <style:style style:name="T74" style:family="text">
      <style:text-properties fo:font-style="normal" style:text-underline-style="none" fo:font-weight="bold" officeooo:rsid="0077c35d" style:font-style-asian="normal" style:font-weight-asian="bold" style:font-style-complex="normal" style:font-weight-complex="bold"/>
    </style:style>
    <style:style style:name="T75" style:family="text">
      <style:text-properties fo:font-style="normal" style:text-underline-style="none" fo:font-weight="bold" officeooo:rsid="007c6545" style:font-style-asian="normal" style:font-weight-asian="bold" style:font-style-complex="normal" style:font-weight-complex="bold"/>
    </style:style>
    <style:style style:name="T76" style:family="text">
      <style:text-properties fo:font-style="normal" style:text-underline-style="none" fo:font-weight="bold" officeooo:rsid="007cebd3" style:font-style-asian="normal" style:font-weight-asian="bold" style:font-style-complex="normal" style:font-weight-complex="bold"/>
    </style:style>
    <style:style style:name="T77" style:family="text">
      <style:text-properties fo:font-style="normal" style:text-underline-style="none" fo:font-weight="bold" officeooo:rsid="007e3b76" style:font-style-asian="normal" style:font-weight-asian="bold" style:font-style-complex="normal" style:font-weight-complex="bold"/>
    </style:style>
    <style:style style:name="T78" style:family="text">
      <style:text-properties fo:font-style="normal" style:text-underline-style="none" fo:font-weight="bold" officeooo:rsid="00810af0" style:font-style-asian="normal" style:font-weight-asian="bold" style:font-style-complex="normal" style:font-weight-complex="bold"/>
    </style:style>
    <style:style style:name="T79" style:family="text">
      <style:text-properties fo:font-style="normal" style:text-underline-style="none" fo:font-weight="bold" officeooo:rsid="0085e6bd" style:font-style-asian="normal" style:font-weight-asian="bold" style:font-style-complex="normal" style:font-weight-complex="bold"/>
    </style:style>
    <style:style style:name="T80" style:family="text">
      <style:text-properties fo:font-style="normal" style:text-underline-style="none" fo:font-weight="bold" officeooo:rsid="008a9cd8" style:font-style-asian="normal" style:font-weight-asian="bold" style:font-style-complex="normal" style:font-weight-complex="bold"/>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4c9700" style:font-style-asian="normal" style:font-style-complex="normal"/>
    </style:style>
    <style:style style:name="T84" style:family="text">
      <style:text-properties fo:font-style="normal" officeooo:rsid="006d385f" style:font-style-asian="normal" style:font-style-complex="normal"/>
    </style:style>
    <style:style style:name="T85" style:family="text">
      <style:text-properties fo:font-style="normal" officeooo:rsid="006dde29" style:font-style-asian="normal" style:font-style-complex="normal"/>
    </style:style>
    <style:style style:name="T86" style:family="text">
      <style:text-properties fo:font-style="normal" officeooo:rsid="006ff35e" style:font-style-asian="normal" style:font-style-complex="normal"/>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officeooo:rsid="0023cd16"/>
    </style:style>
    <style:style style:name="T89" style:family="text">
      <style:text-properties officeooo:rsid="000d3f74"/>
    </style:style>
    <style:style style:name="T90" style:family="text">
      <style:text-properties style:font-name="DejaVu Sans"/>
    </style:style>
    <style:style style:name="T91" style:family="text">
      <style:text-properties style:font-name="DejaVu Sans" fo:font-size="10pt" fo:font-weight="bold" officeooo:rsid="0009d198" style:font-name-asian="Droid Sans Fallback" style:font-size-asian="10pt" style:font-weight-asian="bold" style:font-name-complex="FreeSans" style:font-size-complex="10pt" style:font-weight-complex="bold"/>
    </style:style>
    <style:style style:name="T92" style:family="text">
      <style:text-properties style:font-name="DejaVu Sans" fo:font-size="10pt" fo:font-weight="normal" officeooo:rsid="0009d198" style:font-name-asian="Droid Sans Fallback" style:font-size-asian="10pt" style:font-weight-asian="normal" style:font-name-complex="FreeSans" style:font-size-complex="10pt" style:font-weight-complex="normal"/>
    </style:style>
    <style:style style:name="T93" style:family="text">
      <style:text-properties style:font-name="DejaVu Sans" fo:font-size="10pt" fo:font-weight="normal" officeooo:rsid="000c70d4" style:font-name-asian="Droid Sans Fallback" style:font-size-asian="10pt" style:font-weight-asian="normal" style:font-name-complex="FreeSans" style:font-size-complex="10pt" style:font-weight-complex="normal"/>
    </style:style>
    <style:style style:name="T94" style:family="text">
      <style:text-properties style:font-name="DejaVu Sans" fo:font-size="10pt" fo:font-style="italic" fo:font-weight="normal" officeooo:rsid="000c70d4" style:font-name-asian="Droid Sans Fallback" style:font-size-asian="10pt" style:font-style-asian="italic" style:font-weight-asian="normal" style:font-name-complex="FreeSans" style:font-size-complex="10pt" style:font-style-complex="italic" style:font-weight-complex="normal"/>
    </style:style>
    <style:style style:name="T95" style:family="text">
      <style:text-properties style:font-name="DejaVu Sans" fo:font-size="10pt" fo:font-style="italic" style:text-underline-style="solid" style:text-underline-width="auto" style:text-underline-color="font-color" fo:font-weight="normal" officeooo:rsid="000c70d4" style:font-name-asian="Droid Sans Fallback" style:font-size-asian="10pt" style:font-style-asian="italic" style:font-weight-asian="normal" style:font-name-complex="FreeSans" style:font-size-complex="10pt" style:font-style-complex="italic" style:font-weight-complex="normal"/>
    </style:style>
    <style:style style:name="T96" style:family="text">
      <style:text-properties style:font-name="DejaVu Sans" fo:font-size="10pt" fo:font-style="italic" style:text-underline-style="none" fo:font-weight="normal" officeooo:rsid="000c70d4" style:font-name-asian="Droid Sans Fallback" style:font-size-asian="10pt" style:font-style-asian="italic" style:font-weight-asian="normal" style:font-name-complex="FreeSans" style:font-size-complex="10pt" style:font-style-complex="italic" style:font-weight-complex="normal"/>
    </style:style>
    <style:style style:name="T97" style:family="text">
      <style:text-properties style:font-name="DejaVu Sans" fo:font-size="10pt" fo:font-style="normal" fo:font-weight="normal" officeooo:rsid="000c70d4" style:font-name-asian="Droid Sans Fallback" style:font-size-asian="10pt" style:font-style-asian="normal" style:font-weight-asian="normal" style:font-name-complex="FreeSans" style:font-size-complex="10pt" style:font-style-complex="normal" style:font-weight-complex="normal"/>
    </style:style>
    <style:style style:name="T98" style:family="text">
      <style:text-properties style:font-name="DejaVu Sans" fo:font-size="10pt" fo:font-style="normal" fo:font-weight="normal" officeooo:rsid="0035e288" style:font-name-asian="Droid Sans Fallback" style:font-size-asian="10pt" style:font-style-asian="normal" style:font-weight-asian="normal" style:font-name-complex="FreeSans" style:font-size-complex="10pt" style:font-style-complex="normal" style:font-weight-complex="normal"/>
    </style:style>
    <style:style style:name="T99" style:family="text">
      <style:text-properties style:font-name="DejaVu Sans" fo:font-size="10pt" fo:font-style="normal" style:text-underline-style="none" fo:font-weight="normal" officeooo:rsid="000c70d4" style:font-name-asian="Droid Sans Fallback" style:font-size-asian="10pt" style:font-style-asian="normal" style:font-weight-asian="normal" style:font-name-complex="FreeSans" style:font-size-complex="10pt" style:font-style-complex="normal" style:font-weight-complex="normal"/>
    </style:style>
    <style:style style:name="T100" style:family="text">
      <style:text-properties style:font-name="DejaVu Sans" fo:font-size="10pt" fo:font-style="normal" style:text-underline-style="none" fo:font-weight="normal" officeooo:rsid="0035e288" style:font-name-asian="Droid Sans Fallback" style:font-size-asian="10pt" style:font-style-asian="normal" style:font-weight-asian="normal" style:font-name-complex="FreeSans" style:font-size-complex="10pt" style:font-style-complex="normal" style:font-weight-complex="normal"/>
    </style:style>
    <style:style style:name="T101" style:family="text">
      <style:text-properties style:font-name="DejaVu Sans" fo:font-size="8pt" fo:font-weight="bold" officeooo:rsid="0009d198" style:font-name-asian="Droid Sans Fallback" style:font-size-asian="8pt" style:font-weight-asian="bold" style:font-name-complex="FreeSans" style:font-size-complex="8pt" style:font-weight-complex="bold"/>
    </style:style>
    <style:style style:name="T102" style:family="text">
      <style:text-properties style:font-name="DejaVu Sans" fo:font-size="8pt" style:font-size-asian="8pt" style:font-size-complex="8pt"/>
    </style:style>
    <style:style style:name="T103" style:family="text">
      <style:text-properties style:font-name="DejaVu Sans" fo:font-size="8pt" fo:font-style="italic" style:font-size-asian="8pt" style:font-style-asian="italic" style:font-size-complex="8pt" style:font-style-complex="italic"/>
    </style:style>
    <style:style style:name="T104" style:family="text">
      <style:text-properties style:font-name="DejaVu Sans" fo:font-size="8pt" style:text-underline-style="none" style:font-size-asian="8pt" style:font-size-complex="8pt"/>
    </style:style>
    <style:style style:name="T105" style:family="text">
      <style:text-properties style:font-name="DejaVu Sans" fo:font-size="10.5pt" fo:font-weight="bold" officeooo:rsid="0009d198" style:font-name-asian="Droid Sans Fallback" style:font-size-asian="10.5pt" style:font-weight-asian="bold" style:font-name-complex="FreeSans" style:font-size-complex="10.5pt" style:font-weight-complex="bold"/>
    </style:style>
    <style:style style:name="T106" style:family="text">
      <style:text-properties style:font-name="DejaVu Sans" officeooo:rsid="00266c83"/>
    </style:style>
    <style:style style:name="T107" style:family="text">
      <style:text-properties style:font-name="DejaVu Sans" fo:font-size="11pt" fo:font-weight="normal" style:font-size-asian="9.60000038146973pt" style:font-weight-asian="normal" style:font-size-complex="11pt" style:font-weight-complex="normal"/>
    </style:style>
    <style:style style:name="T108" style:family="text">
      <style:text-properties style:font-name="DejaVu Sans" fo:font-size="11pt" fo:font-weight="normal" officeooo:rsid="00537f10" style:font-size-asian="9.60000038146973pt" style:font-weight-asian="normal" style:font-size-complex="11pt" style:font-weight-complex="normal"/>
    </style:style>
    <style:style style:name="T109" style:family="text">
      <style:text-properties style:font-name="DejaVu Sans" fo:font-size="11pt" fo:font-weight="normal" officeooo:rsid="005c231c" style:font-size-asian="9.60000038146973pt" style:font-weight-asian="normal" style:font-size-complex="11pt" style:font-weight-complex="normal"/>
    </style:style>
    <style:style style:name="T110" style:family="text">
      <style:text-properties style:font-name="DejaVu Sans" fo:font-size="11pt" fo:font-weight="normal" officeooo:rsid="0018c3b6" style:font-size-asian="9.60000038146973pt" style:font-weight-asian="normal" style:font-size-complex="11pt" style:font-weight-complex="normal"/>
    </style:style>
    <style:style style:name="T111" style:family="text">
      <style:text-properties style:font-name="DejaVu Sans" fo:font-size="11pt" fo:font-weight="normal" officeooo:rsid="00745053" style:font-size-asian="9.60000038146973pt" style:font-weight-asian="normal" style:font-size-complex="11pt" style:font-weight-complex="normal"/>
    </style:style>
    <style:style style:name="T112" style:family="text">
      <style:text-properties style:font-name="DejaVu Sans" fo:font-size="11pt" fo:font-weight="bold" officeooo:rsid="0018c3b6" style:font-size-asian="9.60000038146973pt" style:font-weight-asian="bold" style:font-size-complex="11pt" style:font-weight-complex="bold"/>
    </style:style>
    <style:style style:name="T113" style:family="text">
      <style:text-properties style:font-name="DejaVu Sans" style:text-underline-style="none"/>
    </style:style>
    <style:style style:name="T114" style:family="text">
      <style:text-properties fo:font-size="10pt" fo:font-weight="bold" style:font-name-asian="Droid Sans Fallback" style:font-size-asian="10pt" style:font-weight-asian="bold" style:font-name-complex="FreeSans" style:font-size-complex="10pt" style:font-weight-complex="bold"/>
    </style:style>
    <style:style style:name="T115" style:family="text">
      <style:text-properties fo:font-size="10pt" style:font-name-asian="Droid Sans Fallback" style:font-size-asian="10pt" style:font-name-complex="FreeSans" style:font-size-complex="10pt"/>
    </style:style>
    <style:style style:name="T116" style:family="text">
      <style:text-properties fo:font-size="10pt" officeooo:rsid="000b4e87" style:font-name-asian="Droid Sans Fallback" style:font-size-asian="10pt" style:font-name-complex="FreeSans" style:font-size-complex="10pt"/>
    </style:style>
    <style:style style:name="T117" style:family="text">
      <style:text-properties fo:font-size="10pt" fo:font-style="italic" officeooo:rsid="000b4e87" style:font-name-asian="Droid Sans Fallback" style:font-size-asian="10pt" style:font-style-asian="italic" style:font-name-complex="FreeSans" style:font-size-complex="10pt" style:font-style-complex="italic"/>
    </style:style>
    <style:style style:name="T118" style:family="text">
      <style:text-properties fo:font-size="10pt" fo:font-style="italic" officeooo:rsid="002b5da7" style:font-name-asian="Droid Sans Fallback" style:font-size-asian="10pt" style:font-style-asian="italic" style:font-name-complex="FreeSans" style:font-size-complex="10pt" style:font-style-complex="italic"/>
    </style:style>
    <style:style style:name="T119" style:family="text">
      <style:text-properties fo:font-size="10pt" fo:font-style="normal" officeooo:rsid="000b4e87" style:font-name-asian="Droid Sans Fallback" style:font-size-asian="10pt" style:font-style-asian="normal" style:font-name-complex="FreeSans" style:font-size-complex="10pt" style:font-style-complex="normal"/>
    </style:style>
    <style:style style:name="T120" style:family="text">
      <style:text-properties fo:font-size="10pt" fo:font-style="normal" officeooo:rsid="000c70d4" style:font-name-asian="Droid Sans Fallback" style:font-size-asian="10pt" style:font-style-asian="normal" style:font-name-complex="FreeSans" style:font-size-complex="10pt" style:font-style-complex="normal"/>
    </style:style>
    <style:style style:name="T121" style:family="text">
      <style:text-properties fo:font-size="8pt" fo:font-weight="bold" style:font-name-asian="Droid Sans Fallback" style:font-size-asian="8pt" style:font-weight-asian="bold" style:font-name-complex="FreeSans" style:font-size-complex="8pt" style:font-weight-complex="bold"/>
    </style:style>
    <style:style style:name="T122" style:family="text">
      <style:text-properties fo:font-size="8pt" fo:font-weight="bold" style:font-size-asian="8pt" style:font-weight-asian="bold" style:font-size-complex="8pt" style:font-weight-complex="bold"/>
    </style:style>
    <style:style style:name="T123" style:family="text">
      <style:text-properties officeooo:rsid="001787ee"/>
    </style:style>
    <style:style style:name="T124" style:family="text">
      <style:text-properties style:font-name="DejaVu Sans Mono"/>
    </style:style>
    <style:style style:name="T125" style:family="text">
      <style:text-properties style:font-name="DejaVu Sans Mono" fo:font-size="10pt" fo:font-weight="bold" style:font-size-asian="10pt" style:font-weight-asian="bold" style:font-size-complex="10pt" style:font-weight-complex="bold"/>
    </style:style>
    <style:style style:name="T126" style:family="text">
      <style:text-properties style:font-name="DejaVu Sans Mono" fo:font-size="10pt" fo:font-weight="bold" officeooo:rsid="0016bc2d" style:font-size-asian="10pt" style:font-weight-asian="bold" style:font-size-complex="10pt" style:font-weight-complex="bold"/>
    </style:style>
    <style:style style:name="T127" style:family="text">
      <style:text-properties style:font-name="DejaVu Sans Mono" fo:font-weight="bold" style:font-weight-asian="bold" style:font-weight-complex="bold"/>
    </style:style>
    <style:style style:name="T128" style:family="text">
      <style:text-properties style:font-name="DejaVu Sans Mono" fo:font-weight="bold" officeooo:rsid="001af648" style:font-weight-asian="bold" style:font-weight-complex="bold"/>
    </style:style>
    <style:style style:name="T129" style:family="text">
      <style:text-properties style:font-name="DejaVu Sans Mono" fo:font-weight="bold" officeooo:rsid="002900c8" style:font-weight-asian="bold" style:font-weight-complex="bold"/>
    </style:style>
    <style:style style:name="T130" style:family="text">
      <style:text-properties style:font-name="DejaVu Sans Mono" fo:font-weight="bold" officeooo:rsid="002a15f8" style:font-weight-asian="bold" style:font-weight-complex="bold"/>
    </style:style>
    <style:style style:name="T131" style:family="text">
      <style:text-properties style:font-name="DejaVu Sans Mono" fo:font-weight="bold" officeooo:rsid="0020db42" style:font-weight-asian="bold" style:font-weight-complex="bold"/>
    </style:style>
    <style:style style:name="T132" style:family="text">
      <style:text-properties style:font-name="DejaVu Sans Mono" fo:font-style="italic" fo:font-weight="bold" style:font-style-asian="italic" style:font-weight-asian="bold" style:font-style-complex="italic" style:font-weight-complex="bold"/>
    </style:style>
    <style:style style:name="T133" style:family="text">
      <style:text-properties style:font-name="DejaVu Sans Mono" fo:font-style="italic" style:font-style-asian="italic" style:font-style-complex="italic"/>
    </style:style>
    <style:style style:name="T134" style:family="text">
      <style:text-properties style:font-name="DejaVu Sans Mono" officeooo:rsid="0025cbd7"/>
    </style:style>
    <style:style style:name="T135" style:family="text">
      <style:text-properties style:font-name="DejaVu Sans Mono" officeooo:rsid="00266c83"/>
    </style:style>
    <style:style style:name="T136" style:family="text">
      <style:text-properties style:font-name="DejaVu Sans Mono" officeooo:rsid="002ddf93"/>
    </style:style>
    <style:style style:name="T137" style:family="text">
      <style:text-properties style:font-name="DejaVu Sans Mono" officeooo:rsid="003e38e5"/>
    </style:style>
    <style:style style:name="T138" style:family="text">
      <style:text-properties style:font-name="DejaVu Sans Mono" officeooo:rsid="0042a694"/>
    </style:style>
    <style:style style:name="T139" style:family="text">
      <style:text-properties style:font-name="DejaVu Sans Mono" fo:font-style="normal" style:font-style-asian="normal" style:font-style-complex="normal"/>
    </style:style>
    <style:style style:name="T140" style:family="text">
      <style:text-properties style:font-name="DejaVu Sans Mono" fo:font-style="normal" officeooo:rsid="004c9700" style:font-style-asian="normal" style:font-style-complex="normal"/>
    </style:style>
    <style:style style:name="T141" style:family="text">
      <style:text-properties style:font-name="DejaVu Sans Mono" fo:font-style="normal" style:text-underline-style="none" style:font-style-asian="normal" style:font-style-complex="normal"/>
    </style:style>
    <style:style style:name="T142" style:family="text">
      <style:text-properties style:font-name="DejaVu Sans Mono" fo:font-style="normal" style:text-underline-style="none" officeooo:rsid="00602ad3" style:font-style-asian="normal" style:font-style-complex="normal"/>
    </style:style>
    <style:style style:name="T143" style:family="text">
      <style:text-properties style:font-name="DejaVu Sans Mono" fo:font-style="normal" style:text-underline-style="none" fo:font-weight="bold" style:font-style-asian="normal" style:font-weight-asian="bold" style:font-style-complex="normal" style:font-weight-complex="bold"/>
    </style:style>
    <style:style style:name="T144" style:family="text">
      <style:text-properties style:font-name="DejaVu Sans Mono" fo:font-style="normal" style:text-underline-style="none" fo:font-weight="bold" officeooo:rsid="0065e031" style:font-style-asian="normal" style:font-weight-asian="bold" style:font-style-complex="normal" style:font-weight-complex="bold"/>
    </style:style>
    <style:style style:name="T145" style:family="text">
      <style:text-properties style:font-name="DejaVu Sans Mono" fo:font-size="11pt" fo:font-weight="normal" style:font-size-asian="9.60000038146973pt" style:font-weight-asian="normal" style:font-size-complex="11pt" style:font-weight-complex="normal"/>
    </style:style>
    <style:style style:name="T146" style:family="text">
      <style:text-properties style:font-name="DejaVu Sans Mono" fo:font-size="11pt" fo:font-weight="bold" officeooo:rsid="0018c3b6" style:font-size-asian="9.60000038146973pt" style:font-weight-asian="bold" style:font-size-complex="11pt" style:font-weight-complex="bold"/>
    </style:style>
    <style:style style:name="T147" style:family="text">
      <style:text-properties style:font-name="DejaVu Sans Mono" officeooo:rsid="0058495f"/>
    </style:style>
    <style:style style:name="T148" style:family="text">
      <style:text-properties style:font-name="DejaVu Sans Mono" fo:font-size="9pt" officeooo:rsid="0058495f" style:font-size-asian="9pt" style:font-size-complex="9pt"/>
    </style:style>
    <style:style style:name="T149" style:family="text">
      <style:text-properties style:font-name="DejaVu Sans Mono" officeooo:rsid="005a26f6"/>
    </style:style>
    <style:style style:name="T150" style:family="text">
      <style:text-properties style:font-name="DejaVu Sans Mono" officeooo:rsid="006d385f"/>
    </style:style>
    <style:style style:name="T151" style:family="text">
      <style:text-properties officeooo:rsid="0017c983"/>
    </style:style>
    <style:style style:name="T152" style:family="text">
      <style:text-properties officeooo:rsid="001af648"/>
    </style:style>
    <style:style style:name="T153" style:family="text">
      <style:text-properties officeooo:rsid="001c3345"/>
    </style:style>
    <style:style style:name="T154" style:family="text">
      <style:text-properties officeooo:rsid="001e19e1"/>
    </style:style>
    <style:style style:name="T155" style:family="text">
      <style:text-properties officeooo:rsid="00203b87"/>
    </style:style>
    <style:style style:name="T156" style:family="text">
      <style:text-properties officeooo:rsid="0023cd16"/>
    </style:style>
    <style:style style:name="T157" style:family="text">
      <style:text-properties fo:font-size="6pt" style:font-size-asian="6pt" style:font-size-complex="6pt"/>
    </style:style>
    <style:style style:name="T158" style:family="text">
      <style:text-properties fo:font-size="6pt" officeooo:rsid="000e3a48" style:font-size-asian="6pt" style:font-size-complex="6pt"/>
    </style:style>
    <style:style style:name="T159" style:family="text">
      <style:text-properties fo:font-size="6pt" fo:font-style="normal" style:text-underline-style="none" officeooo:rsid="000e3a48" style:font-size-asian="6pt" style:font-style-asian="normal" style:font-size-complex="6pt" style:font-style-complex="normal"/>
    </style:style>
    <style:style style:name="T160" style:family="text">
      <style:text-properties officeooo:rsid="0025cbd7"/>
    </style:style>
    <style:style style:name="T161" style:family="text">
      <style:text-properties style:text-position="48% 70%" fo:font-size="8pt" fo:font-style="normal" fo:font-weight="bold" officeooo:rsid="0033d743" style:font-size-asian="8pt" style:font-style-asian="normal" style:font-weight-asian="bold" style:font-size-complex="8pt" style:font-style-complex="normal" style:font-weight-complex="bold"/>
    </style:style>
    <style:style style:name="T162" style:family="text">
      <style:text-properties officeooo:rsid="002ddf93"/>
    </style:style>
    <style:style style:name="T163" style:family="text">
      <style:text-properties officeooo:rsid="003a41cc"/>
    </style:style>
    <style:style style:name="T164" style:family="text">
      <style:text-properties officeooo:rsid="003a945a"/>
    </style:style>
    <style:style style:name="T165" style:family="text">
      <style:text-properties officeooo:rsid="003e38e5"/>
    </style:style>
    <style:style style:name="T166" style:family="text">
      <style:text-properties officeooo:rsid="00402fb2"/>
    </style:style>
    <style:style style:name="T167" style:family="text">
      <style:text-properties officeooo:rsid="004285b7"/>
    </style:style>
    <style:style style:name="T168" style:family="text">
      <style:text-properties officeooo:rsid="0042a694"/>
    </style:style>
    <style:style style:name="T169" style:family="text">
      <style:text-properties officeooo:rsid="0045da27"/>
    </style:style>
    <style:style style:name="T170" style:family="text">
      <style:text-properties officeooo:rsid="004b2901"/>
    </style:style>
    <style:style style:name="T171" style:family="text">
      <style:text-properties officeooo:rsid="0058495f"/>
    </style:style>
    <style:style style:name="T172" style:family="text">
      <style:text-properties style:text-underline-style="none"/>
    </style:style>
    <style:style style:name="T173" style:family="text">
      <style:text-properties officeooo:rsid="005fc1bc"/>
    </style:style>
    <style:style style:name="T174" style:family="text">
      <style:text-properties officeooo:rsid="005fd770"/>
    </style:style>
    <style:style style:name="T175" style:family="text">
      <style:text-properties officeooo:rsid="0067ad42"/>
    </style:style>
    <style:style style:name="T176" style:family="text">
      <style:text-properties style:text-position="-15% 94%" fo:letter-spacing="-1.81pt" fo:font-style="normal" style:text-underline-style="none" officeooo:rsid="0065e031" style:letter-kerning="false" style:font-style-asian="normal" style:font-style-complex="normal"/>
    </style:style>
    <style:style style:name="T177" style:family="text">
      <style:text-properties officeooo:rsid="006bcaee"/>
    </style:style>
    <style:style style:name="T178" style:family="text">
      <style:text-properties officeooo:rsid="006d385f"/>
    </style:style>
    <style:style style:name="T179" style:family="text">
      <style:text-properties officeooo:rsid="00708f66"/>
    </style:style>
    <style:style style:name="T180" style:family="text">
      <style:text-properties officeooo:rsid="00725987"/>
    </style:style>
    <style:style style:name="T181" style:family="text">
      <style:text-properties officeooo:rsid="001d48ee"/>
    </style:style>
    <style:style style:name="T182" style:family="text">
      <style:text-properties officeooo:rsid="002039ea"/>
    </style:style>
    <style:style style:name="T183" style:family="text">
      <style:text-properties fo:font-weight="normal" officeooo:rsid="00083208" style:font-weight-asian="normal" style:font-weight-complex="normal"/>
    </style:style>
    <style:style style:name="T184" style:family="text">
      <style:text-properties fo:font-weight="normal" officeooo:rsid="001d48ee" style:font-weight-asian="normal" style:font-weight-complex="normal"/>
    </style:style>
    <style:style style:name="T185" style:family="text">
      <style:text-properties fo:font-weight="normal" officeooo:rsid="00725987" style:font-weight-asian="normal" style:font-weight-complex="normal"/>
    </style:style>
    <style:style style:name="T186" style:family="text">
      <style:text-properties fo:font-weight="normal" officeooo:rsid="003a945a" style:font-weight-asian="normal" style:font-weight-complex="normal"/>
    </style:style>
    <style:style style:name="T187" style:family="text">
      <style:text-properties fo:font-weight="normal" officeooo:rsid="0020db42" style:font-weight-asian="normal" style:font-weight-complex="normal"/>
    </style:style>
    <style:style style:name="T188" style:family="text">
      <style:text-properties fo:font-weight="normal" officeooo:rsid="0049ed46" style:font-weight-asian="normal" style:font-weight-complex="normal"/>
    </style:style>
    <style:style style:name="T189" style:family="text">
      <style:text-properties fo:font-weight="normal" officeooo:rsid="0049f224" style:font-weight-asian="normal" style:font-weight-complex="normal"/>
    </style:style>
    <style:style style:name="T190" style:family="text">
      <style:text-properties fo:font-weight="normal" officeooo:rsid="004ea2cf" style:font-weight-asian="normal" style:font-weight-complex="normal"/>
    </style:style>
    <style:style style:name="T191" style:family="text">
      <style:text-properties fo:font-weight="normal" officeooo:rsid="006f9683" style:font-weight-asian="normal" style:font-weight-complex="normal"/>
    </style:style>
    <style:style style:name="T192" style:family="text">
      <style:text-properties fo:font-weight="normal" officeooo:rsid="006d155e" style:font-weight-asian="normal" style:font-weight-complex="normal"/>
    </style:style>
    <style:style style:name="T193" style:family="text">
      <style:text-properties officeooo:rsid="00743f1a"/>
    </style:style>
    <style:style style:name="T194" style:family="text">
      <style:text-properties officeooo:rsid="00745053"/>
    </style:style>
    <style:style style:name="T195" style:family="text">
      <style:text-properties officeooo:rsid="007a4589"/>
    </style:style>
    <style:style style:name="T196" style:family="text">
      <style:text-properties officeooo:rsid="0087ea3d"/>
    </style:style>
    <style:style style:name="T197" style:family="text">
      <style:text-properties officeooo:rsid="00893120"/>
    </style:style>
    <style:style style:name="T198" style:family="text">
      <style:text-properties style:font-name="DejaVu Sans Mono" fo:font-weight="normal" officeooo:rsid="0049ed46" style:font-weight-asian="normal" style:font-weight-complex="normal"/>
    </style:style>
    <style:style style:name="T199" style:family="text">
      <style:text-properties style:font-name="DejaVu Sans Mono" fo:font-weight="normal" officeooo:rsid="006d155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space"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style:num-suffix="." style:num-format="1">
        <style:list-level-properties text:list-level-position-and-space-mode="label-alignment">
          <style:list-level-label-alignment text:label-followed-by="space"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 </text:span><text:span text:style-name="T3">Ruby </text:span><text:span text:style-name="T5">Immersion</text:span><text:span text:style-name="T3"> </text:span><text:span text:style-name="T4">Repertory</text:span><text:span text:style-name="T2"> ―</text:span></text:p>
      <text:p text:style-name="P2">Scales, <text:span text:style-name="T170">É</text:span>tudes and <text:span text:style-name="T6">Concerti</text:span></text:p>
      <text:p text:style-name="P157">Intro<text:span text:style-name="T196">duction</text:span></text:p>
      <text:p text:style-name="P5">The Ruby <text:span text:style-name="T180">Immersion</text:span> Bootcamp classes take a very pragmatic and real-world approach to the progr<text:span text:style-name="T180">am</text:span>ming <text:span text:style-name="T180">exercises</text:span> you <text:span text:style-name="T180">will</text:span> undertake as part of your learning: <text:s/>The professional world you’ll be entering (or are already a part of) is collaborative and team-oriented ― very rarely are you to be expected to create full programs and systems all by yourself.</text:p>
      <text:p text:style-name="P6">Most of the time, you’ll be a part of a software or product development team, and the effective­ness of your own contributions will be gauged on just how well you “play with others” ― your style of communications, your leadership and how you “fit in with” the group, your willingness to put your own ego aside, your creativity, <text:span text:style-name="T179">your productivity, efficiency and effectiveness,</text:span> your open-mindedness... All of these factors and more are part of what’s expected “in the real world” of software development.</text:p>
      <text:p text:style-name="P7">So let’s do that here, right from the beginning! <text:s/><text:span text:style-name="T7">First of all, we’ll draw, whimsically, from the world of classical music:</text:span></text:p>
      <text:list xml:id="list7083515982803674932" text:style-name="L1">
        <text:list-item>
          <text:p text:style-name="P72"><text:span text:style-name="T8">Scales</text:span><text:span text:style-name="T122"> </text:span><text:span text:style-name="T8"><text:note text:id="ftn1" text:note-class="footnote"><text:note-citation>1</text:note-citation><text:note-body><text:p text:style-name="P21">See Wikipedia article: <text:a xlink:type="simple" xlink:href="http://en.wikipedia.org/wiki/Scale_(music)"><text:span text:style-name="T172">en.wikipedia.org/wiki/Scale_(music)</text:span></text:a></text:p></text:note-body></text:note></text:span> ― Some of the learning <text:span text:style-name="T21">exercises</text:span> you’ll do will be small-scaled, like practicing your fingering and keyboard touch by playing C-major and <text:span text:style-name="T180">B</text:span><text:span text:style-name="T18">♭</text:span><text:span text:style-name="T20">-minor scales until you get ‘em right. <text:s/>These you can mostly do on your own, as any one of them will take but a few moments to type in (usually into your </text:span><text:span text:style-name="T17">irb</text:span><text:span text:style-name="T20"> REPL tool) and to verify, observe and admire. <text:s/></text:span><text:span text:style-name="T30">Practicing your scales is just about the </text:span><text:span text:style-name="T31">only time</text:span><text:span text:style-name="T36"> you’ll work on your own in Bootcamp classes.</text:span></text:p>
        </text:list-item>
        <text:list-item>
          <text:p text:style-name="P73"><text:span text:style-name="T114">Études</text:span><text:span text:style-name="T121"> </text:span><text:span text:style-name="T17"><text:note text:id="ftn2" text:note-class="footnote"><text:note-citation>2</text:note-citation><text:note-body><text:p text:style-name="P18"><text:span text:style-name="T90">Wikipedia: </text:span><text:a xlink:type="simple" xlink:href="http://en.wikipedia.org/wiki/Etude"><text:span text:style-name="T113">en.wikipedia.org/wiki/Etude</text:span></text:a></text:p></text:note-body></text:note></text:span><text:span text:style-name="T115"> ― </text:span><text:span text:style-name="T116">(from the French: a </text:span><text:span text:style-name="T117">study</text:span><text:span text:style-name="T119">, </text:span><text:span text:style-name="T120">often a teaching piece</text:span><text:span text:style-name="T116">) <text:s/>Compared to </text:span><text:span text:style-name="T117">scale</text:span><text:span text:style-name="T118">s</text:span><text:span text:style-name="T119">, an étude is </text:span><text:span text:style-name="T120">short and focused on a single technical problem, and can be</text:span><text:span text:style-name="T119"> a more difficult (sometimes virtuosic) work, often a complete piece unto itself. <text:s/>In our classes, an étude will be a reasonably complete program (not a fragment), something that you could use “in real life” or from which you might derive something bigger.</text:span></text:p>
        </text:list-item>
      </text:list>
      <text:p text:style-name="P68"><text:span text:style-name="T44">A</text:span><text:span text:style-name="T43">n étude is something that you’ll definitely want to pair-program with a classmate, and you are encouraged from the beginning to collaborate and work together on such études in pairs. <text:s/>Here, our études will really be </text:span><text:span text:style-name="T29">duets</text:span><text:span text:style-name="T43"> (four-handed piano music!), and pair-pro­gramming is the first step towards full team participation.</text:span></text:p>
      <text:list xml:id="list104636487800908" text:continue-numbering="true" text:style-name="L1">
        <text:list-item>
          <text:p text:style-name="P74"><text:span text:style-name="T91">Concerti</text:span><text:span text:style-name="T101"> </text:span><text:span text:style-name="T105"><text:note text:id="ftn3" text:note-class="footnote"><text:note-citation>3</text:note-citation><text:note-body><text:p text:style-name="P19">Wikipedia: <text:a xlink:type="simple" xlink:href="http://en.wikipedia.org/wiki/Concerto"><text:span text:style-name="T172">en.wikipedia.org/wiki/Concerto</text:span></text:a></text:p></text:note-body></text:note></text:span><text:span text:style-name="T92"> ― </text:span><text:span text:style-name="T93">(from the Italian: a </text:span><text:span text:style-name="T94">concerted</text:span><text:span text:style-name="T97"> work, to be played by a small ensemble; here our concerti will be more like a Baroque </text:span><text:span text:style-name="T94">concerto grosso</text:span><text:span text:style-name="T97"> than a concerto for a virtuoso soloist with orchestra) <text:s/></text:span><text:span text:style-name="T98">A concerto is</text:span><text:span text:style-name="T97"> definitely a </text:span><text:span text:style-name="T95">team sport</text:span><text:span text:style-name="T99">, and it takes the whole </text:span><text:span text:style-name="T96">ensemble</text:span><text:span text:style-name="T99"> to perform </text:span><text:span text:style-name="T100">it</text:span><text:span text:style-name="T99">.</text:span></text:p>
        </text:list-item>
      </text:list>
      <text:p text:style-name="P44"><text:span text:style-name="T67">Each class-week will feature one fairly large-scale team project, and teams of four (maybe five) of you will work together to implement a pretty neat and useful Ruby application. <text:s/>We’ll have to work together, fast and efficiently, to get these efforts complete, running and presentable ― oh, yes, team projects will be </text:span><text:span text:style-name="T35">presented</text:span><text:span text:style-name="T67"> informally to the whole class each Friday afternoon.</text:span></text:p>
      <text:p text:style-name="P44"><text:span text:style-name="T67">More than just role playing, here your “</text:span><text:span text:style-name="T68">k</text:span><text:span text:style-name="T67">ollective k</text:span><text:span text:style-name="T68">ie</text:span><text:span text:style-name="T67">sters” are on the line to actually apply the material we’ve discussed in the week’s class and to actually get something non-trivial designed, programmed, built and accomplished. <text:s/>Teamwork will be key ― and we’ll re-compose each week’s teams with different members, so you’ll not be working with the same group of folks more than once!</text:span></text:p>
      <text:p text:style-name="P8">We’ll be discussing, dissecting and building up each of these learning modes ― scales, études and concerti ― during our classroom discussions, so you’ll know what to expect and how to best participate. <text:s/>Done right, everybody wins!</text:p>
      <text:p text:style-name="P12"><text:soft-page-break/><text:span text:style-name="T87">Maxim</text:span>: <text:s/><text:span text:style-name="T40">If you don’t know, ask for help! <text:s/>If you “get it,” help somebody else!</text:span></text:p>
      <text:p text:style-name="P91">Scales (Exercises)</text:p>
      <text:p text:style-name="P11">These little exercises may be done in <text:span text:style-name="T8">irb</text:span><text:span text:style-name="T40"> </text:span><text:span text:style-name="T45">(your REPL) and/or saved in a Ruby source file:</text:span></text:p>
      <text:list xml:id="list8312577635080301595" text:style-name="L2">
        <text:list-item>
          <text:p text:style-name="P75"><text:span text:style-name="T8">Hello World</text:span><text:span text:style-name="T157"> </text:span><text:span text:style-name="T90"><text:note text:id="ftn4" text:note-class="footnote"><text:note-citation>4</text:note-citation><text:note-body><text:p text:style-name="P23"><text:span text:style-name="T102">Wikipedia: </text:span><text:a xlink:type="simple" xlink:href="http://en.wikipedia.org/wiki/Hello_world_program"><text:span text:style-name="T104">en.wikipedia.org/wiki/Hello_world_program</text:span></text:a><text:span text:style-name="T102"> </text:span><text:span text:style-name="T103">and</text:span><text:span text:style-name="T102"> </text:span><text:a xlink:type="simple" xlink:href="http://en.wikipedia.org/wiki/List_of_Hello_world_program_examples"><text:span text:style-name="T104">en.wikipedia.org/wiki/List_of_Hello_world_program_examples</text:span></text:a></text:p></text:note-body></text:note></text:span> ― In your text editor, create the iconic and canonical “Hello, World!” program in Ruby (<text:span text:style-name="T21">e.g.</text:span>, filename <text:span text:style-name="T124">helloworld.rb</text:span>). <text:s/>Don’t forget your “shebang” line, your encoding hint, and be sure to test it from the command line to admire that it works!</text:p>
        </text:list-item>
        <text:list-item>
          <text:p text:style-name="P92"><text:span text:style-name="T8">What time is it?</text:span> ― Code a Ruby one-liner to display the system time.</text:p>
        </text:list-item>
        <text:list-item>
          <text:p text:style-name="P93"><text:span text:style-name="T8">irb</text:span> ― Use the <text:span text:style-name="T8">irb</text:span> REPL to practice some arithmetic, like: <text:span text:style-name="T127">2 + 3 * 4 + 5</text:span>. <text:s/>How is this different from <text:span text:style-name="T127">(2 + 3) * (4 + 5)</text:span>? <text:s/>And what’s the difference between:</text:p>
        </text:list-item>
      </text:list>
      <text:p text:style-name="P40">irb&gt; <text:span text:style-name="T8">2 + 3</text:span></text:p>
      <text:p text:style-name="P51">and</text:p>
      <text:p text:style-name="P43">irb&gt; <text:span text:style-name="T8">puts 2 + 3</text:span></text:p>
      <text:p text:style-name="P51">How do you do division? <text:s/>Why are there two kinds? <text:s/>How do you exponentiate?</text:p>
      <text:p text:style-name="P52">How big of a number can you calculate without hitting a limit? <text:s/>Can you compute a <text:span text:style-name="T21">googol</text:span><text:span text:style-name="T157"> </text:span><text:note text:id="ftn5" text:note-class="footnote"><text:note-citation>5</text:note-citation><text:note-body><text:p text:style-name="P20">Wikipedia: <text:a xlink:type="simple" xlink:href="http://en.wikipedia.org/wiki/Googol"><text:span text:style-name="T172">en.wikipedia.org/wiki/Googol</text:span></text:a> <text:span text:style-name="T21">and</text:span> <text:a xlink:type="simple" xlink:href="http://en.wikipedia.org/wiki/Googolplex"><text:span text:style-name="T172">en.wikipedia.org/wiki/Googolplex</text:span></text:a></text:p></text:note-body></text:note>? <text:s/>What’s the difference between <text:span text:style-name="T127">70!</text:span> and a googol? <text:s/><text:span text:style-name="T160">In other words, show that “</text:span><text:span text:style-name="T134">70!</text:span><text:span text:style-name="T160"> is _____% larger (or smaller) than a googol”.</text:span></text:p>
      <text:p text:style-name="P52"><text:span text:style-name="T28">Hypothetical question</text:span><text:span text:style-name="T193">: <text:s/>Do you think that Ruby could actually compute and output a </text:span><text:span text:style-name="T22">googolplex</text:span><text:span text:style-name="T161">5</text:span><text:span text:style-name="T156">? <text:s/>Do you have time to actually do this? [</text:span><text:span text:style-name="T88">Hint</text:span><text:span text:style-name="T156">: <text:s/>Do </text:span><text:span text:style-name="T33">not</text:span><text:span text:style-name="T46"> try this at home... or even here in class!]</text:span></text:p>
      <text:list xml:id="list104636180380274" text:continue-numbering="true" text:style-name="L2">
        <text:list-item>
          <text:p text:style-name="P102"><text:span text:style-name="T9">Swapping</text:span><text:span text:style-name="T186"> ― Given two variables: <text:s/></text:span><text:span text:style-name="T131">mini = 99</text:span><text:span text:style-name="T187"> and </text:span><text:span text:style-name="T131">maxi = 17</text:span><text:span text:style-name="T187"> …how would you swap their values?</text:span></text:p>
        </text:list-item>
        <text:list-item>
          <text:p text:style-name="P94"><text:span text:style-name="T9">Heads or Tails?</text:span><text:span text:style-name="T164"> ― </text:span>Using arithmetic, how would you test a number for eveness or oddness? <text:s/>Does this work for really big numbers? <text:s/>Demonstrate this with <text:span text:style-name="T8">irb</text:span>… <text:s/><text:span text:style-name="T155">Does Ruby give you a “built-in way” of doing this?</text:span></text:p>
        </text:list-item>
        <text:list-item>
          <text:p text:style-name="P103"><text:span text:style-name="T112">irb</text:span><text:span text:style-name="T110"> ― Use the </text:span><text:span text:style-name="T112">irb</text:span><text:span text:style-name="T110"> REPL to practice some string manipulations: <text:s/>Can you add two strings together, like </text:span><text:span text:style-name="T146">“abc”</text:span><text:span text:style-name="T110"> and </text:span><text:span text:style-name="T146">“def”</text:span><text:span text:style-name="T110">? <text:s/>What </text:span><text:span text:style-name="T111">i</text:span><text:span text:style-name="T110">s it called when you do this?</text:span></text:p>
        </text:list-item>
        <text:list-item>
          <text:p text:style-name="P95"><text:span text:style-name="T8">irb</text:span> ― Given the string <text:span text:style-name="T124">“ABCDEF-XYZ”</text:span>, how do you print out the first letter (only)? The last letter only? <text:s/>The first three letters? <text:s/>The hyphen? <text:s/>The last four characters?</text:p>
        </text:list-item>
        <text:list-item>
          <text:p text:style-name="P96"><text:span text:style-name="T8">irb</text:span> ― Given the string <text:span text:style-name="T127">“this is a test, this is only a test!”</text:span>, how would you force this to <text:span text:style-name="T194">be</text:span> all UPPERCASE? <text:s/>How about Capitalizing Each Word?</text:p>
        </text:list-item>
        <text:list-item>
          <text:p text:style-name="P83"><text:soft-page-break/><text:span text:style-name="T9">Cleaning data</text:span><text:span text:style-name="T164"> ― </text:span>Given the string object:</text:p>
        </text:list-item>
      </text:list>
      <text:p text:style-name="P39"><text:span text:style-name="T127">gap</text:span><text:span text:style-name="T130">s</text:span><text:span text:style-name="T127"> = “</text:span><text:span text:style-name="T135">···</text:span><text:span text:style-name="T127">This</text:span><text:span text:style-name="T135">···</text:span><text:span text:style-name="T127">has</text:span><text:span text:style-name="T135">···</text:span><text:span text:style-name="T127">too</text:span><text:span text:style-name="T135">····</text:span><text:span text:style-name="T127">many</text:span><text:span text:style-name="T135">··</text:span><text:span text:style-name="T127">spaces!</text:span><text:span text:style-name="T135">····</text:span><text:span text:style-name="T127">”</text:span></text:p>
      <text:p text:style-name="P60"><text:span text:style-name="T106">(using mid-dots ‘</text:span><text:span text:style-name="T135">·</text:span><text:span text:style-name="T106">’ to represent spaces ‘ ’)</text:span>, how can you trim the leading spaces off? <text:s/>The trailing spaces? <text:s/>How can you collapse the runs of spaces into a well-behaved string like this? <text:span text:style-name="T169">―</text:span></text:p>
      <text:p text:style-name="P36"><text:span text:style-name="T127">pretty = “This</text:span><text:span text:style-name="T135">·</text:span><text:span text:style-name="T127">has</text:span><text:span text:style-name="T135">·</text:span><text:span text:style-name="T127">too</text:span><text:span text:style-name="T135">·</text:span><text:span text:style-name="T127">many</text:span><text:span text:style-name="T135">·</text:span><text:span text:style-name="T129">s</text:span><text:span text:style-name="T127">paces!”</text:span></text:p>
      <text:list xml:id="list104637278688242" text:continue-numbering="true" text:style-name="L2">
        <text:list-item>
          <text:p text:style-name="P76"><text:span text:style-name="T9">Interpolation</text:span><text:span text:style-name="T164"> ― </text:span>Compare <text:span text:style-name="T127">‘The time is #{Time.now}’</text:span> with <text:span text:style-name="T127">“The time is #{Time.now}”</text:span><text:span text:style-name="T90"> ― describe what’s going on here.</text:span></text:p>
        </text:list-item>
        <text:list-item>
          <text:p text:style-name="P77"><text:span text:style-name="T9">Nada, ziltch…</text:span><text:span text:style-name="T164"> ― </text:span>What is <text:span text:style-name="T127">nil</text:span>, and why is it special? <text:s/>What are <text:span text:style-name="T127">true</text:span> and <text:span text:style-name="T127">false</text:span>? <text:s/>What does Ruby consider to be <text:span text:style-name="T32">true</text:span> (a <text:span text:style-name="T21">truth</text:span> value), and what does Ruby consider to be <text:span text:style-name="T32">false</text:span><text:span text:style-name="T45"> </text:span><text:span text:style-name="T56">(a </text:span><text:span text:style-name="T39">falsey</text:span><text:span text:style-name="T56"> value)</text:span>? Demonstrate these ideas with <text:span text:style-name="T8">irb</text:span>…</text:p>
        </text:list-item>
        <text:list-item>
          <text:p text:style-name="P78"><text:span text:style-name="T8">More fun with </text:span><text:span text:style-name="T127">nil</text:span> ― What does <text:span text:style-name="T127">nil.to_s</text:span> produce? <text:s/>How about <text:span text:style-name="T127">nil.to_i</text:span>? <text:s/>And <text:span text:style-name="T127">nil.to_a</text:span>? <text:s/><text:span text:style-name="T152">Does this help you understand what </text:span><text:span text:style-name="T128">nil</text:span><text:span text:style-name="T152"> actually </text:span><text:span text:style-name="T34">is</text:span><text:span text:style-name="T152">?…</text:span></text:p>
        </text:list-item>
        <text:list-item>
          <text:p text:style-name="P84"><text:span text:style-name="T9">Counting</text:span><text:span text:style-name="T164"> ― </text:span>Demonstrate counting to <text:span text:style-name="T124">16</text:span> with an iterator. <text:s/>What object(s) can you use to do this? <text:s/>What message(s) do you send to the object(s)? [<text:span text:style-name="T87">Hint</text:span>: Check out the <text:span text:style-name="T124">Enumerator</text:span> class <text:span text:style-name="T153">for some helpful methods</text:span>…]</text:p>
        </text:list-item>
        <text:list-item>
          <text:p text:style-name="P79"><text:span text:style-name="T9">Help!</text:span><text:span text:style-name="T164"> ― </text:span>What does <text:span text:style-name="T124">$ </text:span><text:span text:style-name="T127">man ruby</text:span> tell you? <text:s/>What are some useful Ruby command line options? <text:s/>Does <text:span text:style-name="T124">$ </text:span><text:span text:style-name="T127">ruby -h</text:span> help you find things faster?</text:p>
        </text:list-item>
      </text:list>
      <text:p text:style-name="P53">How about <text:span text:style-name="T124">$ </text:span><text:span text:style-name="T127">man rvm</text:span> ― what’s useful here? <text:s/>Contrast this with <text:span text:style-name="T124">$ </text:span><text:span text:style-name="T127">rvm -h</text:span> …</text:p>
      <text:list xml:id="list104636912474150" text:continue-numbering="true" text:style-name="L2">
        <text:list-item>
          <text:p text:style-name="P80"><text:span text:style-name="T8">irb</text:span> ― In an iteration, and using Ruby’s only <text:span text:style-name="T21">t</text:span><text:span text:style-name="T23">er</text:span><text:span text:style-name="T21">nary operator</text:span>,<text:note text:id="ftn6" text:note-class="footnote"><text:note-citation>6</text:note-citation><text:note-body><text:p text:style-name="P24"><text:span text:style-name="T102">Wikipedia: </text:span><text:a xlink:type="simple" xlink:href="http://en.wikipedia.org/wiki/Ternary_conditional_operator"><text:span text:style-name="T104">en.wikipedia.org/wiki/Ternary_conditional_operator</text:span></text:a></text:p></text:note-body></text:note> print the word <text:span text:style-name="T124">‘black’</text:span> for every odd number, the word <text:span text:style-name="T124">‘red’</text:span> for each even number, but substitute the word <text:span text:style-name="T124">‘white’</text:span> for each number which is evenly divisible by <text:span text:style-name="T124">3</text:span>.</text:p>
        </text:list-item>
        <text:list-item>
          <text:p text:style-name="P85"><text:span text:style-name="T8">Puzzler</text:span><text:span text:style-name="T10">s</text:span> ― Sally <text:span text:style-name="T163">Jones</text:span> is a 16-year-old girl. <text:s/>If this calculation <text:span text:style-name="T163">uses</text:span> her data:</text:p>
        </text:list-item>
      </text:list>
      <text:p text:style-name="P34">title = (age &lt; 18) ? (gender == 'male') ? 'Master' : 'Miss' :</text:p>
      <text:p text:style-name="P30"><text:s text:c="10"/>(gender != 'male') ? 'Ms' : 'Mr'</text:p>
      <text:p text:style-name="P41">puts “Dear #{title} #{fname} #{lname}:”</text:p>
      <text:p text:style-name="P61">…what is the output?</text:p>
      <text:p text:style-name="P62">Given that <text:span text:style-name="T138">cond2</text:span><text:span text:style-name="T168"> is</text:span> the only <text:span text:style-name="T124">true</text:span> condition <text:span text:style-name="T168">here:</text:span></text:p>
      <text:p text:style-name="P35">x = cond1 ? cond2 ? cond3 ? 2 : 3 : 1 : 4</text:p>
      <text:p text:style-name="P63">…what is the value of <text:span text:style-name="T124">x</text:span>? <text:s/>What is the value of <text:span text:style-name="T124">x</text:span> if <text:span text:style-name="T124">cond1</text:span> and <text:span text:style-name="T124">cond2</text:span> are both <text:span text:style-name="T124">true</text:span>? <text:s/>…if <text:span text:style-name="T124">cond1</text:span> and <text:span text:style-name="T124">cond3</text:span> are both <text:span text:style-name="T124">true</text:span>? <text:s/>…<text:span text:style-name="T168">and</text:span> if <text:span text:style-name="T124">cond3</text:span> is the only <text:span text:style-name="T124">true</text:span> condition?</text:p>
      <text:p text:style-name="P54">Are <text:span text:style-name="T87">nested</text:span> ternary operators a good hack? <text:s/><text:span text:style-name="T168">If not, what’s wrong with them?</text:span></text:p>
      <text:p text:style-name="P66"><text:soft-page-break/>But what about this?</text:p>
      <text:p text:style-name="P38">dcount = 3</text:p>
      <text:p text:style-name="P42">puts “I have #{dcount} puppy-dog#{ dcount !<text:span text:style-name="T167">=</text:span> 1 ? ‘s’ : ‘’ }.”</text:p>
      <text:p text:style-name="P55">…works nice for simple pluralization, eh?</text:p>
      <text:p text:style-name="P56">And finally, if this works (and is readable):</text:p>
      <text:p text:style-name="P37">val = x &lt; 0 ? 0 : x <text:s text:c="15"/># limit minimum value to zero</text:p>
      <text:p text:style-name="P56">will this work too? <text:s/>Is it just as readable?</text:p>
      <text:p text:style-name="P37">val = if x &lt; 0 then 0 else x <text:span text:style-name="T194">end</text:span> <text:s text:c="2"/># equivalent?</text:p>
      <text:list xml:id="list104635933228696" text:continue-numbering="true" text:style-name="L2">
        <text:list-item>
          <text:p text:style-name="P86"><text:span text:style-name="T9">Under the covers</text:span><text:span text:style-name="T164"> ― </text:span>Use the bash <text:span text:style-name="T124">strace</text:span> command to “get inside” a Ruby script-run: <text:s/>Instrument a trivial one-liner Ruby script (<text:span text:style-name="T21">e.g.</text:span>, <text:span text:style-name="T124">$ </text:span><text:span text:style-name="T127">ruby -e ‘</text:span><text:span text:style-name="T132">program-script</text:span><text:span text:style-name="T127">’</text:span> will do, where <text:span text:style-name="T133">program-script</text:span> might just be a <text:span text:style-name="T124">“Hello, World!”</text:span> output) with <text:span text:style-name="T124">strace</text:span> ― <text:span text:style-name="T87">lots</text:span> of output, eh?</text:p>
        </text:list-item>
      </text:list>
      <text:p text:style-name="P65">How many lines?... <text:span text:style-name="T168">P</text:span>ipe th<text:span text:style-name="T168">at</text:span> output to <text:span text:style-name="T127">wc -l</text:span> to count them (and since <text:span text:style-name="T124">strace</text:span> dumps its output to <text:span text:style-name="T124">stderr</text:span> instead of <text:span text:style-name="T124">stdout</text:span>, you’ll need to redirect with <text:span text:style-name="T127">2&gt;&amp;1</text:span>). <text:s/><text:span text:style-name="T154">What can you make of all of this?</text:span></text:p>
      <text:list xml:id="list104636690910933" text:continue-numbering="true" text:style-name="L2">
        <text:list-item>
          <text:p text:style-name="P97"><text:span text:style-name="T8">Pretty-printing</text:span> ― What is the difference between <text:span text:style-name="T124">puts</text:span> and <text:span text:style-name="T124">pp</text:span>? <text:s/>What must you do to get <text:span text:style-name="T124">pp</text:span> to work in a Ruby script? <text:s/>In <text:span text:style-name="T8">irb</text:span>, set up some objects (variables) of various data, including an array and a hash, and print each of these out in both <text:s/><text:span text:style-name="T124">puts</text:span> and <text:span text:style-name="T124">pp</text:span><text:span text:style-name="T90">… <text:s/>What are the strengths and weaknesses of each?</text:span></text:p>
        </text:list-item>
        <text:list-item>
          <text:p text:style-name="P104"><text:span text:style-name="T15">Birds of a fine-tuned </text:span><text:span text:style-name="T12">print-</text:span><text:span text:style-name="T15">feather</text:span><text:span text:style-name="T188"> ― Ruby’s </text:span><text:span text:style-name="T198">printf</text:span><text:span text:style-name="T188">, </text:span><text:span text:style-name="T198">sprintf</text:span><text:span text:style-name="T188"> and </text:span><text:span text:style-name="T198">scanf</text:span><text:span text:style-name="T188"> allow you to fiddle with the most minute details of printing and reading data values; see </text:span><text:span text:style-name="T189">the</text:span><text:span text:style-name="T188"> </text:span><text:span text:style-name="T15">PickAxe book</text:span><text:span text:style-name="T188">, Part IV: </text:span><text:span text:style-name="T41">Ruby Library Reference</text:span><text:span text:style-name="T188">, Ch.27: </text:span><text:span text:style-name="T41">Built-in Classes and Modules</text:span><text:span text:style-name="T188">, “Object” pp.622 </text:span><text:span text:style-name="T190">&amp;</text:span><text:span text:style-name="T188"> 626‒627, and Ch.28: </text:span><text:span text:style-name="T41">Standard Library</text:span><text:span text:style-name="T188">, “Scanf” p.</text:span><text:span text:style-name="T189">802</text:span><text:span text:style-name="T188">.</text:span></text:p>
        </text:list-item>
      </text:list>
      <text:p text:style-name="P57">Again in <text:span text:style-name="T8">irb</text:span>, set up some basic objects (numbers, strings, <text:span text:style-name="T21">etc</text:span>.) and output their values with <text:span text:style-name="T124">printf</text:span>, using the <text:span text:style-name="T124">s/printf</text:span> <text:span text:style-name="T21">flag characters</text:span><text:span text:style-name="T82"> and </text:span><text:span text:style-name="T21">field types</text:span><text:span text:style-name="T82"> on p.627.</text:span></text:p>
      <text:p text:style-name="P57"><text:span text:style-name="T82">How is </text:span><text:span text:style-name="T139">printf</text:span><text:span text:style-name="T82"> different from </text:span><text:span text:style-name="T139">puts</text:span><text:span text:style-name="T82">? <text:s/>…</text:span><text:span text:style-name="T83">from </text:span><text:span text:style-name="T140">pp</text:span><text:span text:style-name="T83">? <text:s/>…from </text:span><text:span text:style-name="T140">sprintf</text:span><text:span text:style-name="T83">?</text:span></text:p>
      <text:p text:style-name="P58"><text:span text:style-name="T83">A</text:span><text:span text:style-name="T82">nd what in the heck can you do with </text:span><text:span text:style-name="T139">scanf</text:span><text:span text:style-name="T82">?</text:span></text:p>
      <text:list xml:id="list104637458722104" text:continue-numbering="true" text:style-name="L2">
        <text:list-item>
          <text:p text:style-name="P109"><text:span text:style-name="T8">Which is right?</text:span> ― Given these two variants of a method:</text:p>
        </text:list-item>
      </text:list>
      <table:table table:name="Table1" table:style-name="Table1">
        <table:table-column table:style-name="Table1.A"/>
        <table:table-column table:style-name="Table1.B"/>
        <table:table-row>
          <table:table-cell table:style-name="Table1.A1" office:value-type="string">
            <text:p text:style-name="P13"># variant-1</text:p>
            <text:p text:style-name="P14">def hypotenuse( a, b )</text:p>
            <text:p text:style-name="P15"><text:span text:style-name="T8"><text:s text:c="2"/></text:span><text:span text:style-name="T11">t = Math.sqrt( a**2 + b**2 )</text:span></text:p>
            <text:p text:style-name="P17"><text:s text:c="2"/>return t</text:p>
            <text:p text:style-name="P16">end</text:p>
          </table:table-cell>
          <table:table-cell table:style-name="Table1.B1" office:value-type="string">
            <text:p text:style-name="P46"># variant-2</text:p>
            <text:p text:style-name="P45"><text:span text:style-name="T8">def hypotenuse</text:span><text:span text:style-name="T11">( a, b )</text:span></text:p>
            <text:p text:style-name="P47"><text:s text:c="2"/>Math.sqrt( a**2 + b**2 )</text:p>
            <text:p text:style-name="P48">end</text:p>
          </table:table-cell>
        </table:table-row>
        <table:table-row>
          <table:table-cell table:style-name="Table1.B1" table:number-columns-spanned="2" office:value-type="string">
            <text:p text:style-name="P70"># ...<text:span text:style-name="T166">Later, a sample call</text:span>:</text:p>
            <text:p text:style-name="P71">c = hypotenuse( 3.0, 4.0 )</text:p>
          </table:table-cell>
          <table:covered-table-cell/>
        </table:table-row>
      </table:table>
      <text:p text:style-name="P55">Which variant is correct? <text:s/><text:span text:style-name="T174">What value does each return?</text:span> <text:s/>Which one is <text:span text:style-name="T21">idiomatic</text:span> Ruby? <text:s/><text:span text:style-name="T165">Does </text:span><text:span text:style-name="T137">variant-2</text:span><text:span text:style-name="T165"> even work? <text:s/>Why?</text:span></text:p>
      <text:p text:style-name="P82"><text:soft-page-break/><text:span text:style-name="T89">É</text:span>tudes (<text:span text:style-name="T6">Pair-Programming</text:span> Labs)</text:p>
      <text:p text:style-name="P9"><text:span text:style-name="T173">Work with a partner ― you’re </text:span><text:span text:style-name="T24">pair-programming</text:span><text:span text:style-name="T173">! <text:s/></text:span>With one of you editing, and <text:span text:style-name="T32">both</text:span> of you thinking and contributing, save your solution to <text:span text:style-name="T173">each of</text:span> these labs in a Ruby source file, and be sure that both of you have a working copy when you’re done:</text:p>
      <text:list xml:id="list3082342131884455183" text:style-name="L3">
        <text:list-item>
          <text:p text:style-name="P87"><text:span text:style-name="T8">Display PATH</text:span> ― Write a Ruby script to split your bash PATH environment variable into its component parts and <text:span text:style-name="T123">output</text:span> them, one per line; so instead of:</text:p>
        </text:list-item>
      </text:list>
      <text:p text:style-name="P33">$ <text:span text:style-name="T8">echo $PATH</text:span></text:p>
      <text:p text:style-name="P29">/home/lorin/bin:/usr/local/sbin:/usr/local/bin:/usr/sbin:/usr/bin:</text:p>
      <text:p text:style-name="P29">/sbin:/bin:/usr/games:/usr/local/games:/home/lorin/.rvm/bin</text:p>
      <text:p text:style-name="P59">...you should be able to do:</text:p>
      <text:p text:style-name="P33">$ <text:span text:style-name="T8">ruby display_path</text:span></text:p>
      <text:p text:style-name="P29">/home/lorin/bin</text:p>
      <text:p text:style-name="P29">/usr/local/sbin</text:p>
      <text:p text:style-name="P29">/usr/local/bin</text:p>
      <text:p text:style-name="P29">/usr/sbin</text:p>
      <text:p text:style-name="P29">/usr/bin</text:p>
      <text:p text:style-name="P29">/sbin/bin</text:p>
      <text:p text:style-name="P29">/usr/games</text:p>
      <text:p text:style-name="P32">/usr/local/games</text:p>
      <text:p text:style-name="P26">/home/lorin/.rvm/bin</text:p>
      <text:list xml:id="list104636051879181" text:continue-numbering="true" text:style-name="L3">
        <text:list-item>
          <text:p text:style-name="P88"><text:span text:style-name="T8">Dups in PATH</text:span> ― Clone and modify your <text:span text:style-name="T124">display_path.rb</text:span> <text:span text:style-name="T151">script</text:span> to detect and identify any duplicate PATH components, perhaps something like:</text:p>
          <text:p text:style-name="P110">$ <text:span text:style-name="T126">ruby d</text:span><text:span text:style-name="T125">ups_in</text:span><text:span text:style-name="T126">_path</text:span></text:p>
        </text:list-item>
      </text:list>
      <text:p text:style-name="P31">/home/lorin/bin</text:p>
      <text:p text:style-name="P28">/usr/local/sbin</text:p>
      <text:p text:style-name="P28">/usr/local/bin</text:p>
      <text:p text:style-name="P28">/usr/sbin</text:p>
      <text:p text:style-name="P28">/usr/bin</text:p>
      <text:p text:style-name="P28">/sbin/bin</text:p>
      <text:p text:style-name="P28">/usr/sbin <text:s text:c="3"/><text:span text:style-name="T123">&lt;-- Duplicate</text:span></text:p>
      <text:p text:style-name="P28">/usr/games</text:p>
      <text:p text:style-name="P28">/usr/local/games</text:p>
      <text:p text:style-name="P27">/home/lorin/.rvm/bin</text:p>
      <text:list xml:id="list104636804804329" text:continue-numbering="true" text:style-name="L3">
        <text:list-item>
          <text:p text:style-name="P81"><text:span text:style-name="T8">Thousands</text:span> ― Given a string-formatted large number like <text:span text:style-name="T124">“123456789”</text:span>, insert commas to separate this into “thousands-groups” so it looks like this: <text:span text:style-name="T124">“123,456,789”</text:span>. <text:s/>But wait! … make sure your solution works for all lengths of large numbers, not just ones where the number of digits is an even multiple of 3 … <text:span text:style-name="T124">“1234567890”</text:span> should be properly separated too: <text:span text:style-name="T124">“1,234,567,890”</text:span>.</text:p>
        </text:list-item>
      </text:list>
      <text:p text:style-name="P67">Does your solution work for a googol, or for <text:span text:style-name="T124">70!</text:span> …? <text:s/>Oh, hey! <text:s/>Does it work for Numeric objects as well as String objects? <text:s/>If not, how can you generalize it [hint: it’s actually a rather simple enhancement, and may be your first monkeypatch to an existing class.]</text:p>
      <text:list xml:id="list104635951794673" text:continue-numbering="true" text:style-name="L3">
        <text:list-item>
          <text:p text:style-name="P89"><text:soft-page-break/><text:span text:style-name="T8">Com-Line Arguments</text:span> ― Demonstrate your complete mastery of the bash com­mand line interface to a Ruby script (won’t need OptionParser for this one); for any particular invocation of your script:</text:p>
        </text:list-item>
      </text:list>
      <text:list xml:id="list1211418825621766397" text:style-name="L4">
        <text:list-item>
          <text:p text:style-name="P114"><text:span text:style-name="T107">Output the number of com-line arguments </text:span><text:span text:style-name="T109">― </text:span><text:span text:style-name="T108">does this count include any option-switches too?</text:span></text:p>
        </text:list-item>
        <text:list-item>
          <text:p text:style-name="P115">Output each argument, with the value labeled by its position and surrounded by quote-marks.</text:p>
        </text:list-item>
        <text:list-item>
          <text:p text:style-name="P117"><text:span text:style-name="T107">Output (with </text:span><text:span text:style-name="T145">pp</text:span><text:span text:style-name="T107">) the entire argument array.</text:span></text:p>
        </text:list-item>
        <text:list-item>
          <text:p text:style-name="P117"><text:span text:style-name="T107">“Consume” the arg-array [hint: </text:span><text:span text:style-name="T145">shift</text:span><text:span text:style-name="T107">] and visibly show this processing.</text:span></text:p>
        </text:list-item>
      </text:list>
      <text:list xml:id="list104637707472264" text:continue-list="list104635951794673" text:style-name="L3">
        <text:list-item>
          <text:p text:style-name="P121"><text:span text:style-name="T8">Multinational Hello World</text:span> ― Scale #1 becomes a full-fledged étude as you enhance your simple <text:span text:style-name="T124">helloworld.rb</text:span> source file to become multi-lingual, that is, produce <text:span text:style-name="T124">“Hello, World!</text:span>” in: <text:s/>German <text:span text:style-name="T162">(“</text:span><text:span text:style-name="T136">Hallo, Welt!</text:span><text:span text:style-name="T162">”)</text:span>, French <text:span text:style-name="T162">(“</text:span><text:span text:style-name="T136">Bonjour, tout le monde!</text:span><text:span text:style-name="T162">”)</text:span>, Spanish <text:span text:style-name="T162">(“¡</text:span><text:span text:style-name="T136">Hola, Mundo!</text:span><text:span text:style-name="T162">”)</text:span> and Italian <text:span text:style-name="T162">(“</text:span><text:span text:style-name="T136">Ciao, mondo!</text:span><text:span text:style-name="T162">”)</text:span>... and no, we’re not being Euro-centric here, these are just the easiest to produce in the UTC-8 character set (we’ll leave true Internationalization “I18n” for an advanced course). <text:s/>Hints:</text:p>
        </text:list-item>
      </text:list>
      <text:list xml:id="list8117837173244811946" text:style-name="L5">
        <text:list-item>
          <text:p text:style-name="P120">The OptionParser gem is your friend!</text:p>
        </text:list-item>
        <text:list-item>
          <text:p text:style-name="P118">Design your command line first. <text:s/>What command options will you use?</text:p>
        </text:list-item>
        <text:list-item>
          <text:p text:style-name="P119">There are at least two primary ways of designing your command options; what are they, and which one best suits your needs?</text:p>
        </text:list-item>
        <text:list-item>
          <text:p text:style-name="P116">How will your code respond to these command options; or, in other words, how will these options drive your code?</text:p>
          <text:p text:style-name="P122">To really show off, also accept the first (non-option) argument from the command line as a name (yours, mine, someone’s) and say Hello to th<text:span text:style-name="T195">at person </text:span>in the lan<text:span text:style-name="T195">­</text:span>guage specified by your command line design.</text:p>
        </text:list-item>
      </text:list>
      <text:list xml:id="list104636964891723" text:continue-list="list104637707472264" text:style-name="L3">
        <text:list-item>
          <text:p text:style-name="P90"><text:span text:style-name="T8">Sort Stuff</text:span> ― <text:span text:style-name="T171">In this Ruby script, create a non-trivial array (between 12-to-20 elements) of words, initialized with something like: </text:span></text:p>
          <text:p text:style-name="P133"><text:span text:style-name="T171"><text:s text:c="4"/></text:span><text:span text:style-name="T148">%w{ bear BEAR WOLF coyote ELK elk Wolverine COUGAR skunk weasel Aardvark DEER }</text:span></text:p>
          <text:p text:style-name="P134"><text:span text:style-name="T171">(for example). <text:s/>Note: <text:s/>make sure that there are one or more case-pairs, like “</text:span><text:span text:style-name="T147">elk ELK</text:span><text:span text:style-name="T171">” or “</text:span><text:span text:style-name="T147">BEAR bear</text:span><text:span text:style-name="T171">” in the list ― pairs of identical words which differ only by UPPER/lower/Mixed case.</text:span></text:p>
          <text:p text:style-name="P135">When the script is invoked, any additional words on the command line should also be added (appended) to this array. <text:s/>Then:</text:p>
        </text:list-item>
      </text:list>
      <text:list xml:id="list2634041430079597084" text:style-name="L6">
        <text:list-item>
          <text:p text:style-name="P137">Output the list in sorted order ― note where the word-pairs end up? <text:s/>This is called a <text:span text:style-name="T37">case-sensitive sort.</text:span></text:p>
        </text:list-item>
        <text:list-item>
          <text:p text:style-name="P138">Output the list in sorted order so that the word-pairs sort as adjacents (<text:span text:style-name="T21">e.g.</text:span>, “<text:span text:style-name="T124">bear</text:span>” should follow “<text:span text:style-name="T124">BEAR</text:span>”, and “<text:span text:style-name="T124">ELK</text:span>” should preceed “<text:span text:style-name="T124">elk</text:span>”, but these word-pairs should be “together” on adjacent lines) ― This is called a <text:span text:style-name="T37">case-</text:span><text:span text:style-name="T32">in</text:span><text:span text:style-name="T37">sensitive sort</text:span><text:span text:style-name="T45">. <text:s/></text:span><text:span text:style-name="T47">What happens if you substitute “</text:span><text:span text:style-name="T142">upcase</text:span><text:span text:style-name="T47">” for “</text:span><text:span text:style-name="T142">downcase</text:span><text:span text:style-name="T47">”?</text:span></text:p>
        </text:list-item>
        <text:list-item>
          <text:p text:style-name="P139">Output the list in reverse-sorted order: “<text:span text:style-name="T149">bear</text:span>” should come before “<text:span text:style-name="T124">Aardvark</text:span>” ― where are the word-pairs now?</text:p>
        </text:list-item>
        <text:list-item>
          <text:p text:style-name="P140">Output the list in case-insensitive, reverse-sorted order.</text:p>
        </text:list-item>
      </text:list>
      <text:list xml:id="list104635918106087" text:continue-list="list104636964891723" text:style-name="L3">
        <text:list-item>
          <text:p text:style-name="P98"><text:soft-page-break/><text:span text:style-name="T8">Environment Variables</text:span> ― Demonstrate your complete mastery over your bash environment variables (things like <text:span text:style-name="T124">HOME</text:span>, <text:span text:style-name="T124">PATH</text:span>, <text:span text:style-name="T124">CDPATH</text:span>, <text:span text:style-name="T124">GEM_PATH</text:span>, <text:span text:style-name="T124">IGNOREEOF</text:span> and <text:span text:style-name="T124">SHELL</text:span>) by creating a script which:</text:p>
        </text:list-item>
      </text:list>
      <text:list xml:id="list4060527858293758455" text:style-name="L7">
        <text:list-item>
          <text:p text:style-name="P143">Reports the number of environment variables</text:p>
        </text:list-item>
        <text:list-item>
          <text:p text:style-name="P141">Outputs all <text:span text:style-name="T175">env-vars</text:span> in a sorted list [hint: <text:span text:style-name="T8">PickAxe</text:span> pp.214‒216]</text:p>
        </text:list-item>
        <text:list-item>
          <text:p text:style-name="P141">Outputs both the environment variables and their values, again sorted</text:p>
        </text:list-item>
        <text:list-item>
          <text:p text:style-name="P144">Apply what you learned in the <text:span text:style-name="T8">Sort Stuff</text:span> étude to sort your environment variables in reverse order and case-insensitively ― can bash env-vars be Mixed- &amp;/or lower-case too?</text:p>
        </text:list-item>
        <text:list-item>
          <text:p text:style-name="P142">Can you <text:span text:style-name="T21">create</text:span><text:span text:style-name="T82"> a new environment variable from your Ruby script?</text:span></text:p>
        </text:list-item>
        <text:list-item>
          <text:p text:style-name="P142"><text:span text:style-name="T82">What happens if you attempt to </text:span><text:span text:style-name="T21">change the value</text:span><text:span text:style-name="T82"> of an existing env-var?</text:span></text:p>
        </text:list-item>
      </text:list>
      <text:list xml:id="list104637197431428" text:continue-list="list104635918106087" text:style-name="L3">
        <text:list-item>
          <text:p text:style-name="P99"><text:span text:style-name="T8">Randomizing the </text:span><text:span text:style-name="T13">Predictable</text:span> ― Given a non-trivial <text:span text:style-name="T87">pre-sorted</text:span> array (like the sorted animal list generated in the <text:span text:style-name="T8">Sort Stuff</text:span> étude), write a Ruby script which outputs that array in <text:span text:style-name="T21">random order</text:span>, and where that random order is <text:span text:style-name="T32">different</text:span><text:span text:style-name="T45"> each time the script is run. <text:s/></text:span><text:span text:style-name="T49">This should be a rigorous solution ― did you ever think about actually </text:span><text:span text:style-name="T38">programming randomness</text:span><text:span text:style-name="T49">?</text:span><text:span text:style-name="T45"> <text:s/></text:span><text:span text:style-name="T48">[Hint: </text:span><text:span text:style-name="T70">PickAxe</text:span><text:span text:style-name="T48">, pp.622‒623 &amp; 655.]</text:span></text:p>
        </text:list-item>
        <text:list-item>
          <text:p text:style-name="P100"><text:span text:style-name="T70">U</text:span><text:span text:style-name="T69">ncomment</text:span><text:span text:style-name="T45"> ― Create a script which reads through a programming source file (</text:span><text:span text:style-name="T37">e.g.</text:span><text:span text:style-name="T45">, a Ruby </text:span><text:span text:style-name="T141">script.rb</text:span><text:span text:style-name="T45">) and strips out (removes) all comments from it, producing a new source file (</text:span><text:span text:style-name="T37">e.g.</text:span><text:span text:style-name="T45">, </text:span><text:span text:style-name="T141">script.rb_uncomment</text:span><text:span text:style-name="T45">) with only the original source code in it, indented and formatted exactly as the original (just without the comments).</text:span></text:p>
          <text:p text:style-name="P136"><text:span text:style-name="T45">Accept an option-switch from the command line which specifies the comment delimiter character (or characters) ― if this option is missing, the default should be the Ruby comment delimiter ‘</text:span><text:span text:style-name="T143">#</text:span><text:span text:style-name="T45">’, </text:span><text:span text:style-name="T50">which is also used by Python, Perl, bash and other Linux/Unix shells, and several others</text:span><text:span text:style-name="T45">. <text:s/></text:span><text:span text:style-name="T50">Other languages</text:span><text:span text:style-name="T159"> </text:span><text:span text:style-name="T50"><text:note text:id="ftn7" text:note-class="footnote"><text:note-citation>7</text:note-citation><text:note-body><text:p text:style-name="P22">Wikipedia: <text:a xlink:type="simple" xlink:href="http://en.wikipedia.org/wiki/Comparison_of_programming_languages_(syntax)#Comments"><text:span text:style-name="T172">en.wikipedia.org/wiki/Comparison_of_programming_languages_(syntax)#Comments</text:span></text:a></text:p></text:note-body></text:note></text:span><text:span text:style-name="T50"> use different comment delimiters: <text:s/>Lisp, Scheme, Clojure and many assemblers: ‘</text:span><text:span text:style-name="T144">;</text:span><text:span text:style-name="T50">’ (sometimes ‘</text:span><text:span text:style-name="T144">;;</text:span><text:span text:style-name="T50">’) ― C(99), C++, C#, Go, Java, JavaScript, PHP and Scala: ‘</text:span><text:span text:style-name="T144">//</text:span><text:span text:style-name="T50">’ ― <text:s/>Fortran and DCL: ‘</text:span><text:span text:style-name="T144">!</text:span><text:span text:style-name="T50">’ ― SQL, Eiffel, Haskell and Lua: ‘</text:span><text:span text:style-name="T144">--</text:span><text:span text:style-name="T50">’ ― T</text:span><text:span text:style-name="T176">E</text:span><text:span text:style-name="T50">X, Prolog and Erlang: ‘</text:span><text:span text:style-name="T144">%</text:span><text:span text:style-name="T50">’.</text:span></text:p>
          <text:p text:style-name="P145"><text:span text:style-name="T45">The command line arguments should specify the input source-file </text:span><text:span text:style-name="T52">(first)</text:span><text:span text:style-name="T45"> and output file </text:span><text:span text:style-name="T52">― </text:span><text:span text:style-name="T45">if not given, the output file should be based on the input filename, substitu</text:span><text:span text:style-name="T52">­</text:span><text:span text:style-name="T45">ting a reasonable replacement file suffix/type.</text:span></text:p>
          <text:p text:style-name="P146">For the first version, assume that comments can begin anywhere on a line and run to the end-of-that-line ― for example:</text:p>
          <text:p text:style-name="P111"># This comment begins in column-1</text:p>
          <text:p text:style-name="P112"><text:s text:c="13"/># But this is an indented comment, with leading white-space</text:p>
          <text:p text:style-name="P113"><text:span text:style-name="T81">def mymethod( x, y )</text:span><text:span text:style-name="T45"> <text:s text:c="4"/># And this comment adorns a code-line</text:span></text:p>
          <text:p text:style-name="P113"><text:span text:style-name="T45"><text:s text:c="2"/></text:span><text:span text:style-name="T81">... <text:s text:c="19"/></text:span><text:span text:style-name="T45"># ...as does this one</text:span></text:p>
          <text:p text:style-name="P113"><text:span text:style-name="T81">end <text:s/></text:span><text:span text:style-name="T45"># mymodule <text:s text:c="9"/># ...and this one</text:span></text:p>
          <text:p text:style-name="P147"><text:span text:style-name="T45">The comment-stripped output should be </text:span><text:span text:style-name="T54">(preserving original indentation, but no trailing whitespace)</text:span><text:span text:style-name="T45">:</text:span></text:p>
          <text:p text:style-name="P111">def mymethod( x, y )</text:p>
          <text:p text:style-name="P112"><text:s text:c="2"/>...</text:p>
          <text:p text:style-name="P112">end</text:p>
        </text:list-item>
      </text:list>
      <text:p text:style-name="P69"><text:span text:style-name="T45">Don’t </text:span><text:span text:style-name="T51">worry about block/multi-line comments (can be an extra-credit </text:span><text:span text:style-name="T53">étude</text:span><text:span text:style-name="T51">).</text:span></text:p>
      <text:list xml:id="list104636426249354" text:continue-numbering="true" text:style-name="L3">
        <text:list-item>
          <text:p text:style-name="P156"><text:soft-page-break/><text:span text:style-name="T8">Code statistics</text:span> ― Adapt your uncommenting program to read through a Ruby (or bash, Python, Perl, etc.) program/script file to tally up: <text:s/>a) the number of lines of code; <text:s/>b) the number of pure comment lines; <text:s/>c) the number of lines of code which include a comment; <text:s/>d) the number of blank lines (consider including empty comment lines in this count). <text:s/>Report these counts in a summary, and include the ratio of comment lines to code lines.</text:p>
        </text:list-item>
        <text:list-item>
          <text:p text:style-name="P158"><text:span text:style-name="T183">“</text:span><text:span text:style-name="T14">A man, a plan, Panama!</text:span><text:span text:style-name="T184">” </text:span><text:span text:style-name="T185">―</text:span><text:span text:style-name="T184"> Everyone knows what a </text:span><text:span text:style-name="T14">palindrome</text:span><text:span text:style-name="T184"> is… Can you use Ruby to prove or verify that a given string is a proper palindrome? <text:s/>Write a little script (or demonstrate in irb) that “a”, “bb”, and “cdc” are each (trivial) palindromes. <text:s/>What if your candidate palindrome has punctuation and mixed case, like the classic “A man, a plan…”?</text:span></text:p>
        </text:list-item>
      </text:list>
      <text:p text:style-name="P131"><text:span text:style-name="T182">If you think your script is ready, test it with </text:span><text:span text:style-name="T27">this</text:span><text:span text:style-name="T181"> one (attributed to Lisp language pioneer Guy Steele):</text:span></text:p>
      <text:p text:style-name="P132">"A man, a plan, a canoe, pasta, heros, rajahs, a coloratura, maps, snipe, percale, macaroni, a gag, a banana bag, a tan, a tag, a banana bag again (or a camel), a crepe, pins, Spam, a rut, a Rolo, cash, a jar, sore hats, a peon, a canal – Panama!"</text:p>
      <text:p text:style-name="P124">Well? <text:s/>Is it a palindrome, or not? <text:s/><text:span text:style-name="T197">Should you remove punctuation and case-convert before testing it? <text:s/>How would you do that?</text:span></text:p>
      <text:list xml:id="list104635805394839" text:continue-numbering="true" text:style-name="L3">
        <text:list-item>
          <text:p text:style-name="P159"><text:span text:style-name="T71">Inflection</text:span><text:span text:style-name="T55"> ― </text:span><text:span text:style-name="T45">For strings that test positive for palindromicity (</text:span><text:span text:style-name="T55">is that even a word</text:span><text:span text:style-name="T45">?!), write a script that determines a palindrome’s “inflection point,” that is, the precise character or position where the string “turns around” and goes into reverse. <text:s/>Is this exactly the same spot for each and every palindrome?</text:span></text:p>
        </text:list-item>
        <text:list-item>
          <text:p text:style-name="P148"><text:span text:style-name="T74">Folding digits</text:span><text:span text:style-name="T45"> ― </text:span><text:span text:style-name="T59">This is a bit like calculating a “checksum” for a string of digits. <text:s/>For a digit-string (like “123456790”), take each digit character in turn, determine it’s actual numeric value (a “1” is valued as 1, “2” is 2, and so on), and sum up all those digits-taken-one-at-a-time. <text:s/>If the resulting sum is a multi-digit value (e.g., its value is greater than 9), then repeat this process (recursively?) until the resulting/reduced value is between 1 and 9 (it could never be 0, right?).</text:span></text:p>
        </text:list-item>
      </text:list>
      <text:p text:style-name="P130">For example, folding “100” gives 1, folding “101” gives 2 (as does “1001” and “10001”), while folding “987” = 24 = 6. <text:s/>Test this on some “big” numbers, especially ones with “patterns”, like say 100110011001 * 99999 (etc.). <text:s/>Can you determine any general rules?</text:p>
      <text:p text:style-name="P125"><text:span text:style-name="T45">Consider how you’ll convert digit-characters (like “3”) to-&amp;-from the corresponding integer values (3): Likely Ruby’s </text:span><text:span text:style-name="T69">to_*</text:span><text:span text:style-name="T45"> methods are the best, most portable choice (</text:span><text:span text:style-name="T60">are</text:span><text:span text:style-name="T45"> </text:span><text:span text:style-name="T69">sprintf</text:span><text:span text:style-name="T45"> and </text:span><text:span text:style-name="T69">scanf</text:span><text:span text:style-name="T45"> </text:span><text:span text:style-name="T60">good choices too?</text:span><text:span text:style-name="T45">)... But can you stare at an ASCII chart and think of a way to do these conversions with a single arithmetic operator each?</text:span></text:p>
      <text:list xml:id="list104635942343904" text:continue-numbering="true" text:style-name="L3">
        <text:list-item>
          <text:p text:style-name="P149"><text:span text:style-name="T75">Code statistics</text:span><text:span text:style-name="T45"> ― </text:span><text:span text:style-name="T65">Write a program which reads through a Ruby program/script file to tally and report: <text:s/>a) the number of lines of code; <text:s/>b) the number of comment lines; <text:s/>c) the number of code lines which include a comment; <text:s/>d) the number of blank lines (consider including empty-comment lines as blank lines). <text:s/>Report all of these counts in a summary report, including the ratio of comments-to-code lines.</text:span></text:p>
        </text:list-item>
        <text:list-item>
          <text:p text:style-name="P150"><text:span text:style-name="T75">Temperature scale conversion</text:span><text:span text:style-name="T45"> ― </text:span><text:span text:style-name="T60">Almost nobody remembers how to convert a </text:span><text:soft-page-break/><text:span text:style-name="T60">temperature in Fahrenheit (</text:span><text:span text:style-name="T19">°</text:span><text:span text:style-name="T60">F) to Celsius (°C), and certainly not between those and the Kelvin (°K) scale. <text:s/>Research those conversion formulae, and then write a com-line program to do temperature conversions between these scales (how many different cases are there?).</text:span></text:p>
        </text:list-item>
        <text:list-item>
          <text:p text:style-name="P153"><text:span text:style-name="T76">General conversions</text:span><text:span text:style-name="T45"> ― </text:span><text:span text:style-name="T61">Okay, temperature was fun. <text:s/>Now </text:span><text:span text:style-name="T62">expand</text:span><text:span text:style-name="T61"> your temp conversion program to handle a wider selection of cases, English to-from metric: lengths, areas and volumes; mass and weight; various times (seconds or minutes to hrs:min:sec, etc.); </text:span><text:span text:style-name="T62">velocity and acceleration. <text:s/>Are any conversion formula patterns emerging here? <text:s/>Should your conversions be encapsulated as a proper class?</text:span></text:p>
        </text:list-item>
      </text:list>
      <text:p text:style-name="P129"><text:span text:style-name="T62">See </text:span><text:a xlink:type="simple" xlink:href="http://en.wikipedia.org/wiki/Conversion_of_units"><text:span text:style-name="T62">http://en.wikipedia.org/wiki/Conversion_of_units</text:span></text:a><text:span text:style-name="T62"> and the man-page </text:span><text:span text:style-name="T77">man units</text:span><text:span text:style-name="T62"> </text:span><text:span text:style-name="T63">(you may have to install the </text:span><text:span text:style-name="T78">units</text:span><text:span text:style-name="T63"> program first) and </text:span><text:span text:style-name="T78">man 7 units</text:span><text:span text:style-name="T63"> (concepts) </text:span><text:span text:style-name="T62">for more ideas.</text:span></text:p>
      <text:list xml:id="list104637623829033" text:continue-numbering="true" text:style-name="L3">
        <text:list-item>
          <text:p text:style-name="P151"><text:span text:style-name="T80">xxx</text:span><text:span text:style-name="T45"> ― </text:span><text:span text:style-name="T66">xxx</text:span></text:p>
        </text:list-item>
      </text:list>
      <text:p text:style-name="P128"><text:span text:style-name="T64">x</text:span><text:span text:style-name="T45">xx</text:span></text:p>
      <text:list xml:id="list104637578038135" text:continue-numbering="true" text:style-name="L3">
        <text:list-item>
          <text:p text:style-name="P152"><text:span text:style-name="T69">xxx</text:span><text:span text:style-name="T45"> ― xxx</text:span></text:p>
        </text:list-item>
        <text:list-item>
          <text:p text:style-name="P152"><text:span text:style-name="T69">xxx</text:span><text:span text:style-name="T45"> ― xxx</text:span></text:p>
        </text:list-item>
        <text:list-item>
          <text:p text:style-name="P152"><text:span text:style-name="T69">xxx</text:span><text:span text:style-name="T45"> ― xxx</text:span></text:p>
        </text:list-item>
        <text:list-item>
          <text:p text:style-name="P152"><text:span text:style-name="T69">xxx</text:span><text:span text:style-name="T45"> ― xxx</text:span></text:p>
        </text:list-item>
        <text:list-item>
          <text:p text:style-name="P154"><text:span text:style-name="T72">Debugging</text:span><text:span text:style-name="T45"> ― </text:span><text:span text:style-name="T57">Pick one of your favorite, non-trivial Ruby programs so far and equip it for debugging with pry-byebug. <text:s/>Depending on your Ruby installation, whether it’s system-wide or RVM with rubies/gemsets, install the Gems “pry” and “pry-byebug”. Then, install the correct </text:span><text:span text:style-name="T72">require</text:span><text:span text:style-name="T57"> statement(s) and determine the right place to invoke the debugger with “</text:span><text:span text:style-name="T72">binding.pry</text:span><text:span text:style-name="T57">”.</text:span></text:p>
        </text:list-item>
      </text:list>
      <text:p text:style-name="P127">With this editing done, work with your pair-partner to plot and plan out several “runs” through your program, stepping through it and examining its state with pry-byebug. <text:s/>Take the time to review the debugger’s in-line help text, and work out what code-paths you expect to take (with each run), and anticipate what you expect to observe and uncover at each step of the way. <text:s/>(Heads-up! <text:s/>Be aware of the difference between the debugger’s next and step commands, as well as continue and finish, so you end up stepping to and through the right Ruby statements!)</text:p>
      <text:p text:style-name="P123">Be sure that you share the duties of running the debugger keyboard commands, so you each get “a feel” for how the debugger works. <text:s/>But more importantly, discuss what you anticipate and then actually see at each step... The better you get at anticipating, the better you get at Ruby!</text:p>
      <text:list xml:id="list104636636267465" text:continue-numbering="true" text:style-name="L3">
        <text:list-item>
          <text:p text:style-name="P155"><text:soft-page-break/><text:span text:style-name="T73">Debugging with </text:span><text:span text:style-name="T79">OptionParser</text:span><text:span text:style-name="T45"> ― </text:span><text:span text:style-name="T58">How would you best fit an “always available” option into a Ruby program, so you could enter the debugger simply by invoking a command-line option when you run that program? <text:s/>How should this affect where you put your </text:span><text:span text:style-name="T73">require ‘pry’</text:span><text:span text:style-name="T58"> and </text:span><text:span text:style-name="T73">binding.pry</text:span><text:span text:style-name="T58"> statements? <text:s/>What are your command-line grammar/vocabulary design considerations?</text:span></text:p>
        </text:list-item>
      </text:list>
      <text:p text:style-name="P3"/>
      <text:p text:style-name="P106"><text:span text:style-name="T6">Concerti</text:span> (Team Projects)</text:p>
      <text:p text:style-name="P10">Once your weekly <text:span text:style-name="T177">ensemble</text:span> is picked (<text:span text:style-name="T177">team-</text:span>members are selected), you may choose to <text:span text:style-name="T177">perform</text:span> any one of these <text:span text:style-name="T177">Concerti</text:span> as a team:</text:p>
      <text:list xml:id="list7088221140199944594" text:style-name="L8">
        <text:list-item>
          <text:p text:style-name="P108"><text:span text:style-name="T16">roughdraft.rb</text:span><text:span text:style-name="T192"> ― Page-fill and paginate a “raw” (unformatted) text file (like Eric Raymond’s classic essay “</text:span><text:span text:style-name="T42">The Cathedral and the Bazaar</text:span><text:span text:style-name="T192">”, provided), given that your command line interface will pick up options like page </text:span><text:span text:style-name="T199">--length</text:span><text:span text:style-name="T192"> (</text:span><text:span text:style-name="T199">-l</text:span><text:span text:style-name="T192">) and --width (-w), and perhaps even the character-width of the </text:span><text:span text:style-name="T199">--leftmargin</text:span><text:span text:style-name="T192"> (</text:span><text:span text:style-name="T199">-m</text:span><text:span text:style-name="T192">).</text:span></text:p>
        </text:list-item>
      </text:list>
      <text:p text:style-name="P64">Here, “pagination” means inserting form-feed<text:span text:style-name="T158"> </text:span><text:note text:id="ftn8" text:note-class="footnote"><text:note-citation>8</text:note-citation><text:note-body><text:p text:style-name="P25"><text:span text:style-name="T102">Wikipedia: </text:span><text:a xlink:type="simple" xlink:href="http://en.wikipedia.org/wiki/Page_break"><text:span text:style-name="T104">en.wikipedia.org/wiki/Page_break</text:span></text:a></text:p></text:note-body></text:note> (<text:span text:style-name="T124">\</text:span><text:span text:style-name="T150">f</text:span><text:span text:style-name="T178">, ASCII code </text:span><text:span text:style-name="T150">12</text:span><text:span text:style-name="T178"> or </text:span><text:span text:style-name="T150">%X0C</text:span>) control characters <text:span text:style-name="T178">at the proper places (and this means counting lines), optionally insert­ing header and footer lines (provided by the command line) with page numbering. <text:s/>Each line may be indented (the optional </text:span><text:span text:style-name="T124">--leftmargin</text:span><text:span text:style-name="T178"> from the command line), and each line is to be filled with words from the source file (do </text:span><text:span text:style-name="T25">not</text:span><text:span text:style-name="T84"> worry about word hyphenation).</text:span></text:p>
      <text:p text:style-name="P49"><text:span text:style-name="T82">A final command line option is --summary which generates and reports document statistics: total page count; line count (per page, excluding header/footer material); total word count; average word count per page; a word-frequency table (sorted from most-frequently-occurring word to least); and total character count </text:span><text:span text:style-name="T86">― </text:span><text:span text:style-name="T26">plus</text:span><text:span text:style-name="T86"> grand totals for the whole document as appropriate</text:span><text:span text:style-name="T82">. <text:s/></text:span><text:span text:style-name="T85">The word frequency table entries (words) must not include trailing or surrounding punctuation (periods, commas, quotation marks, etc.), although hyphenated words can appear as a single word.</text:span></text:p>
      <text:p text:style-name="P50">For output separation, send the formatted document itself to <text:span text:style-name="T124">stdout</text:span>, and the optional document statistics summary to <text:span text:style-name="T124">stderr</text:span>.</text:p>
      <text:list xml:id="list104637375201698" text:continue-numbering="true" text:style-name="L8">
        <text:list-item>
          <text:p text:style-name="P105"><text:span text:style-name="T191">Adventure-like game? <text:s/>Too hard for this Introductory?</text:span></text:p>
        </text:list-item>
        <text:list-item>
          <text:p text:style-name="P107"><text:span text:style-name="T78">Currency exchange</text:span><text:span text:style-name="T45"> ― </text:span><text:span text:style-name="T63">Another type of conversion program, patterned after the previous two, could handle foreign currency (money) exchanges ― U.S. dollars (USD) to Euros (EUR), to pounds sterling (GBP), Canadian dollars (CAD), Chinese yuan (CNY), and much more...</text:span></text:p>
        </text:list-item>
      </text:list>
      <text:p text:style-name="P126"><text:span text:style-name="T63">O</text:span><text:span text:style-name="T45">bviously, currency exchange rates vary on a daily basis. <text:s/>Can you find an online resource from which you could download exchange rates on-demand, using that downloaded data to initialize your currency converter program for each use? <text:s/>See </text:span><text:a xlink:type="simple" xlink:href="http://en.wikipedia.org/wiki/GNU_Units"><text:span text:style-name="T45">http://en.wikipedia.org/wiki/GNU_Units</text:span></text:a><text:span text:style-name="T45"> for </text:span><text:span text:style-name="T64">one possibility; are there others? <text:s/>How would you download and use such data from a web-based resource?</text:span></text:p>
      <text:list xml:id="list104636568381987" text:continue-numbering="true" text:style-name="L8">
        <text:list-item>
          <text:p text:style-name="P101">xx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16.95pt" fo:margin-right="0pt" fo:text-indent="-16.95pt" style:auto-text-indent="false" text:number-lines="false" text:line-number="0"/>
      <style:text-properties fo:font-size="8pt" style:font-size-asian="10pt" style:font-size-complex="10pt"/>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office:styles>
  <office:automatic-styles>
    <style:style style:name="MP1" style:family="paragraph" style:parent-style-name="Footer">
      <style:text-properties style:font-name="DejaVu Sans" fo:font-size="8pt" officeooo:rsid="0014cb17" officeooo:paragraph-rsid="0014cb17" style:font-size-asian="8pt" style:font-size-complex="8pt"/>
    </style:style>
    <style:style style:name="MP2" style:family="paragraph">
      <style:paragraph-properties fo:text-align="center"/>
    </style:style>
    <style:style style:name="MT1" style:family="text">
      <style:text-properties officeooo:rsid="00713859"/>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612pt" fo:page-height="79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line text:anchor-type="paragraph" draw:z-index="10" draw:style-name="Mgr1" draw:text-style-name="MP2" svg:x1="-2.15pt" svg:y1="721.96pt" svg:x2="500.14pt" svg:y2="722.49pt"><text:p/></draw:line><draw:line text:anchor-type="paragraph" draw:z-index="21" draw:style-name="Mgr1" draw:text-style-name="MP2" svg:x1="-2.69pt" svg:y1="-2.01pt" svg:x2="501.31pt" svg:y2="-2.01pt"><text:p/></draw:line>Ruby Repertory ― <text:span text:style-name="MT1">Newbie &amp; Foundational</text:span><text:tab/><text:tab/>pag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in Ricker</meta:initial-creator>
    <meta:creation-date>2014-06-30T13:39:00.241231929</meta:creation-date>
    <dc:date>2014-11-26T10:46:35.561040207</dc:date>
    <dc:creator>Lorin Ricker</dc:creator>
    <meta:editing-duration>PT19H18M23S</meta:editing-duration>
    <meta:editing-cycles>118</meta:editing-cycles>
    <meta:generator>LibreOffice/4.2.7.2$Linux_X86_64 LibreOffice_project/420m0$Build-2</meta:generator>
    <meta:document-statistic meta:table-count="1" meta:image-count="0" meta:object-count="0" meta:page-count="11" meta:paragraph-count="192" meta:word-count="4159" meta:character-count="25047" meta:non-whitespace-character-count="20943"/>
  </office:meta>
</office:document-meta>
</file>